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ans Serif" svg:font-family="'Sans Serif'"/>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14cm"/>
    </style:style>
    <style:style style:name="co2" style:family="table-column">
      <style:table-column-properties fo:break-before="auto" style:column-width="5.731cm"/>
    </style:style>
    <style:style style:name="co3" style:family="table-column">
      <style:table-column-properties fo:break-before="auto" style:column-width="4.198cm"/>
    </style:style>
    <style:style style:name="co4" style:family="table-column">
      <style:table-column-properties fo:break-before="auto" style:column-width="2.819cm"/>
    </style:style>
    <style:style style:name="co5" style:family="table-column">
      <style:table-column-properties fo:break-before="auto" style:column-width="3.687cm"/>
    </style:style>
    <style:style style:name="co6" style:family="table-column">
      <style:table-column-properties fo:break-before="auto" style:column-width="0.388cm"/>
    </style:style>
    <style:style style:name="co7" style:family="table-column">
      <style:table-column-properties fo:break-before="auto" style:column-width="4.269cm"/>
    </style:style>
    <style:style style:name="co8" style:family="table-column">
      <style:table-column-properties fo:break-before="auto" style:column-width="3.493cm"/>
    </style:style>
    <style:style style:name="co9" style:family="table-column">
      <style:table-column-properties fo:break-before="auto" style:column-width="0.432cm"/>
    </style:style>
    <style:style style:name="co10" style:family="table-column">
      <style:table-column-properties fo:break-before="auto" style:column-width="4.471cm"/>
    </style:style>
    <style:style style:name="co11" style:family="table-column">
      <style:table-column-properties fo:break-before="auto" style:column-width="1.429cm"/>
    </style:style>
    <style:style style:name="co12" style:family="table-column">
      <style:table-column-properties fo:break-before="auto" style:column-width="2.258cm"/>
    </style:style>
    <style:style style:name="co13"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Standard1">
      <style:table-properties table:display="true" style:writing-mode="lr-tb"/>
    </style:style>
    <style:style style:name="ce1" style:family="table-cell" style:parent-style-name="Default">
      <style:table-cell-properties fo:background-color="#e6e6e6" style:cell-protect="protected" style:print-content="true" style:vertical-align="middle"/>
      <style:text-properties fo:color="#000000" style:font-name="Sans Serif" fo:font-size="10pt"/>
    </style:style>
    <style:style style:name="ce2" style:family="table-cell" style:parent-style-name="Default">
      <style:text-properties fo:font-weight="bold"/>
    </style:style>
    <style:style style:name="ce3" style:family="table-cell" style:parent-style-name="Default">
      <style:text-properties style:font-name="Sans Serif" style:font-name-asian="Tahoma" style:font-name-complex="Tahoma"/>
    </style:style>
    <style:style style:name="ce4" style:family="table-cell" style:parent-style-name="Default">
      <style:table-cell-properties style:vertical-align="middle"/>
    </style:style>
    <style:style style:name="ce5" style:family="table-cell" style:parent-style-name="Default">
      <style:table-cell-properties fo:background-color="#ff9966" style:cell-protect="protected" style:print-content="true" style:vertical-align="middle"/>
      <style:text-properties fo:color="#000000" style:font-name="Sans Serif" fo:font-size="10pt"/>
    </style:style>
    <style:style style:name="ce6" style:family="table-cell" style:parent-style-name="Default">
      <style:table-cell-properties fo:background-color="#00ae00" style:cell-protect="protected" style:print-content="true" style:vertical-align="middle"/>
      <style:text-properties fo:color="#000000" style:font-name="Sans Serif" fo:font-size="10pt"/>
    </style:style>
    <style:style style:name="ce7" style:family="table-cell" style:parent-style-name="Default">
      <style:table-cell-properties fo:background-color="#e6e6e6"/>
    </style:style>
    <style:style style:name="ce8" style:family="table-cell" style:parent-style-name="Default">
      <style:table-cell-properties fo:background-color="#ffff99" style:cell-protect="protected" style:print-content="true" style:vertical-align="middle"/>
      <style:text-properties fo:color="#000000" style:font-name="Sans Serif" fo:font-size="10pt"/>
    </style:style>
  </office:automatic-styles>
  <office:body>
    <office:spreadsheet>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3"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242" table:default-cell-style-name="Default"/>
        <table:table-row table:style-name="ro1">
          <table:table-cell table:style-name="ce1" office:value-type="string">
            <text:p>Category</text:p>
          </table:table-cell>
          <table:table-cell table:style-name="ce1" office:value-type="string">
            <text:p>Standard Name</text:p>
          </table:table-cell>
          <table:table-cell table:style-name="ce1" office:value-type="string">
            <text:p>Current Name</text:p>
          </table:table-cell>
          <table:table-cell table:style-name="ce1" office:value-type="string">
            <text:p>Description (Icon Name Standard)</text:p>
          </table:table-cell>
          <table:table-cell table:style-name="ce1" office:value-type="string">
            <text:p>In Name Spec?</text:p>
          </table:table-cell>
          <table:table-cell table:style-name="ce1" office:value-type="string">
            <text:p>KDE Usage</text:p>
          </table:table-cell>
          <table:table-cell table:style-name="ce1" office:value-type="string">
            <text:p>Status</text:p>
          </table:table-cell>
          <table:table-cell table:style-name="ce7"/>
          <table:table-cell table:style-name="ce1" office:value-type="string">
            <text:p>Comments</text:p>
          </table:table-cell>
          <table:table-cell table:style-name="ce1" office:value-type="string">
            <text:p>Assigned Artist</text:p>
          </table:table-cell>
          <table:table-cell table:style-name="ce1" office:value-type="string">
            <text:p>Signing Artist</text:p>
          </table:table-cell>
          <table:table-cell table:style-name="ce7"/>
          <table:table-cell table:style-name="ce1" office:value-type="string">
            <text:p>Statuses</text:p>
          </table:table-cell>
          <table:table-cell table:style-name="ce7" table:number-columns-repeated="243"/>
        </table:table-row>
        <table:table-row table:style-name="ro1">
          <table:table-cell office:value-type="string">
            <text:p>actions</text:p>
          </table:table-cell>
          <table:table-cell office:value-type="string">
            <text:p>about-kde</text:p>
          </table:table-cell>
          <table:table-cell office:value-type="string">
            <text:p>about_kde</text:p>
          </table:table-cell>
          <table:table-cell office:value-type="string">
            <text:p>none</text:p>
          </table:table-cell>
          <table:table-cell office:value-type="string">
            <text:p>no</text:p>
          </table:table-cell>
          <table:table-cell office:value-type="string">
            <text:p>help menu</text:p>
          </table:table-cell>
          <table:table-cell/>
          <table:table-cell table:formula="oooc:=IF(ISBLANK([.G2];&quot;approval&quot;);0;IF(EXACT([.G2];&quot;draft&quot;);1;IF(EXACT([.G2];&quot;approval&quot;);2;IF(EXACT([.G2];&quot;final&quot;);3;0))))" office:value-type="float" office:value="0">
            <text:p>Err:508</text:p>
          </table:table-cell>
          <table:table-cell table:number-columns-repeated="4"/>
          <table:table-cell office:value-type="string">
            <text:p>blank: not in theme</text:p>
          </table:table-cell>
          <table:table-cell table:formula="oooc:=COUNTIF([.H2:.H143];0)" office:value-type="float" office:value="116">
            <text:p>116</text:p>
          </table:table-cell>
          <table:table-cell table:number-columns-repeated="242"/>
        </table:table-row>
        <table:table-row table:style-name="ro1">
          <table:table-cell office:value-type="string">
            <text:p>actions</text:p>
          </table:table-cell>
          <table:table-cell office:value-type="string">
            <text:p>application-exit</text:p>
          </table:table-cell>
          <table:table-cell office:value-type="string">
            <text:p>exit</text:p>
          </table:table-cell>
          <table:table-cell office:value-type="string">
            <text:p>The icon used for exiting an application. Typically this is seen in the application's menus as File-&gt;Quit. </text:p>
          </table:table-cell>
          <table:table-cell office:value-type="string">
            <text:p>yes</text:p>
          </table:table-cell>
          <table:table-cell office:value-type="string">
            <text:p>quit action</text:p>
          </table:table-cell>
          <table:table-cell table:style-name="ce5" office:value-type="string">
            <text:p>approval</text:p>
          </table:table-cell>
          <table:table-cell table:formula="oooc:=IF(ISBLANK([.G3];&quot;approval&quot;);0;IF(EXACT([.G3];&quot;draft&quot;);1;IF(EXACT([.G3];&quot;approval&quot;);2;IF(EXACT([.G3];&quot;final&quot;);3;0))))" office:value-type="float" office:value="0">
            <text:p>Err:508</text:p>
          </table:table-cell>
          <table:table-cell table:number-columns-repeated="4"/>
          <table:table-cell table:style-name="ce8" office:value-type="string">
            <text:p>draft: pre-approval</text:p>
          </table:table-cell>
          <table:table-cell table:formula="oooc:=COUNTIF([.H2:.H143];1)" office:value-type="float" office:value="0">
            <text:p>0</text:p>
          </table:table-cell>
          <table:table-cell table:number-columns-repeated="242"/>
        </table:table-row>
        <table:table-row table:style-name="ro1">
          <table:table-cell office:value-type="string">
            <text:p>actions</text:p>
          </table:table-cell>
          <table:table-cell office:value-type="string">
            <text:p>arrow-down</text:p>
          </table:table-cell>
          <table:table-cell office:value-type="string">
            <text:p>1downarrow</text:p>
          </table:table-cell>
          <table:table-cell office:value-type="string">
            <text:p>none</text:p>
          </table:table-cell>
          <table:table-cell office:value-type="string">
            <text:p>no</text:p>
          </table:table-cell>
          <table:table-cell/>
          <table:table-cell table:style-name="ce5" office:value-type="string">
            <text:p>approval</text:p>
          </table:table-cell>
          <table:table-cell table:formula="oooc:=IF(ISBLANK([.G4];&quot;approval&quot;);0;IF(EXACT([.G4];&quot;draft&quot;);1;IF(EXACT([.G4];&quot;approval&quot;);2;IF(EXACT([.G4];&quot;final&quot;);3;0))))" office:value-type="float" office:value="0">
            <text:p>Err:508</text:p>
          </table:table-cell>
          <table:table-cell table:number-columns-repeated="4"/>
          <table:table-cell table:style-name="ce5" office:value-type="string">
            <text:p>approval: needs approval</text:p>
          </table:table-cell>
          <table:table-cell table:formula="oooc:=COUNTIF([.H2:.H143];2)" office:value-type="float" office:value="0">
            <text:p>0</text:p>
          </table:table-cell>
          <table:table-cell table:number-columns-repeated="242"/>
        </table:table-row>
        <table:table-row table:style-name="ro1">
          <table:table-cell office:value-type="string">
            <text:p>actions</text:p>
          </table:table-cell>
          <table:table-cell office:value-type="string">
            <text:p>arrow-down-double</text:p>
          </table:table-cell>
          <table:table-cell office:value-type="string">
            <text:p>2downarrow</text:p>
          </table:table-cell>
          <table:table-cell office:value-type="string">
            <text:p>The icon for the go to bottom of a list action. </text:p>
          </table:table-cell>
          <table:table-cell table:number-columns-repeated="8"/>
          <table:table-cell table:style-name="ce6" office:value-type="string">
            <text:p>final</text:p>
          </table:table-cell>
          <table:table-cell table:formula="oooc:=COUNTIF([.H2:.H143];3)" office:value-type="float" office:value="0">
            <text:p>0</text:p>
          </table:table-cell>
          <table:table-cell table:number-columns-repeated="242"/>
        </table:table-row>
        <table:table-row table:style-name="ro1">
          <table:table-cell office:value-type="string">
            <text:p>actions</text:p>
          </table:table-cell>
          <table:table-cell office:value-type="string">
            <text:p>arrow-left</text:p>
          </table:table-cell>
          <table:table-cell office:value-type="string">
            <text:p>1leftarrow</text:p>
          </table:table-cell>
          <table:table-cell office:value-type="string">
            <text:p>none</text:p>
          </table:table-cell>
          <table:table-cell office:value-type="string">
            <text:p>no</text:p>
          </table:table-cell>
          <table:table-cell office:value-type="string">
            <text:p>datepicker, html</text:p>
          </table:table-cell>
          <table:table-cell table:style-name="ce5" office:value-type="string">
            <text:p>approval</text:p>
          </table:table-cell>
          <table:table-cell table:formula="oooc:=IF(ISBLANK([.G6];&quot;approval&quot;);0;IF(EXACT([.G6];&quot;draft&quot;);1;IF(EXACT([.G6];&quot;approval&quot;);2;IF(EXACT([.G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arrow-left-double</text:p>
          </table:table-cell>
          <table:table-cell office:value-type="string">
            <text:p>2leftarrow</text:p>
          </table:table-cell>
          <table:table-cell office:value-type="string">
            <text:p>none</text:p>
          </table:table-cell>
          <table:table-cell office:value-type="string">
            <text:p>no</text:p>
          </table:table-cell>
          <table:table-cell office:value-type="string">
            <text:p>datepicker</text:p>
          </table:table-cell>
          <table:table-cell table:style-name="ce5" office:value-type="string">
            <text:p>approval</text:p>
          </table:table-cell>
          <table:table-cell table:formula="oooc:=IF(ISBLANK([.G7];&quot;approval&quot;);0;IF(EXACT([.G7];&quot;draft&quot;);1;IF(EXACT([.G7];&quot;approval&quot;);2;IF(EXACT([.G7];&quot;final&quot;);3;0))))" office:value-type="float" office:value="0">
            <text:p>Err:508</text:p>
          </table:table-cell>
          <table:table-cell table:number-columns-repeated="4"/>
          <table:table-cell office:value-type="string">
            <text:p>Standard names</text:p>
          </table:table-cell>
          <table:table-cell table:formula="oooc:=153-COUNTBLANK([.B2:.B143])" office:value-type="float" office:value="153">
            <text:p>153</text:p>
          </table:table-cell>
          <table:table-cell table:number-columns-repeated="242"/>
        </table:table-row>
        <table:table-row table:style-name="ro1">
          <table:table-cell office:value-type="string">
            <text:p>actions</text:p>
          </table:table-cell>
          <table:table-cell office:value-type="string">
            <text:p>arrow-right</text:p>
          </table:table-cell>
          <table:table-cell office:value-type="string">
            <text:p>1rightarrow</text:p>
          </table:table-cell>
          <table:table-cell office:value-type="string">
            <text:p>none</text:p>
          </table:table-cell>
          <table:table-cell office:value-type="string">
            <text:p>no</text:p>
          </table:table-cell>
          <table:table-cell office:value-type="string">
            <text:p>datepicker, html</text:p>
          </table:table-cell>
          <table:table-cell table:style-name="ce5" office:value-type="string">
            <text:p>approval</text:p>
          </table:table-cell>
          <table:table-cell table:formula="oooc:=IF(ISBLANK([.G8];&quot;approval&quot;);0;IF(EXACT([.G8];&quot;draft&quot;);1;IF(EXACT([.G8];&quot;approval&quot;);2;IF(EXACT([.G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arrow-right-double</text:p>
          </table:table-cell>
          <table:table-cell office:value-type="string">
            <text:p>2rightarrow</text:p>
          </table:table-cell>
          <table:table-cell office:value-type="string">
            <text:p>none</text:p>
          </table:table-cell>
          <table:table-cell office:value-type="string">
            <text:p>no</text:p>
          </table:table-cell>
          <table:table-cell office:value-type="string">
            <text:p>datepicker</text:p>
          </table:table-cell>
          <table:table-cell table:style-name="ce5" office:value-type="string">
            <text:p>approval</text:p>
          </table:table-cell>
          <table:table-cell table:formula="oooc:=IF(ISBLANK([.G9];&quot;approval&quot;);0;IF(EXACT([.G9];&quot;draft&quot;);1;IF(EXACT([.G9];&quot;approval&quot;);2;IF(EXACT([.G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arrow-up</text:p>
          </table:table-cell>
          <table:table-cell office:value-type="string">
            <text:p>1uparrow</text:p>
          </table:table-cell>
          <table:table-cell office:value-type="string">
            <text:p>none</text:p>
          </table:table-cell>
          <table:table-cell office:value-type="string">
            <text:p>no</text:p>
          </table:table-cell>
          <table:table-cell/>
          <table:table-cell table:style-name="ce5" office:value-type="string">
            <text:p>approval</text:p>
          </table:table-cell>
          <table:table-cell table:formula="oooc:=IF(ISBLANK([.G10];&quot;approval&quot;);0;IF(EXACT([.G10];&quot;draft&quot;);1;IF(EXACT([.G10];&quot;approval&quot;);2;IF(EXACT([.G1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arrow-up-double</text:p>
          </table:table-cell>
          <table:table-cell office:value-type="string">
            <text:p>2uparrow</text:p>
          </table:table-cell>
          <table:table-cell office:value-type="string">
            <text:p>The icon for the go to the first item in a list action. </text:p>
          </table:table-cell>
          <table:table-cell table:number-columns-repeated="252"/>
        </table:table-row>
        <table:table-row table:style-name="ro1">
          <table:table-cell office:value-type="string">
            <text:p>actions</text:p>
          </table:table-cell>
          <table:table-cell table:number-columns-repeated="2" office:value-type="string">
            <text:p>bookmark</text:p>
          </table:table-cell>
          <table:table-cell office:value-type="string">
            <text:p>none</text:p>
          </table:table-cell>
          <table:table-cell office:value-type="string">
            <text:p>no</text:p>
          </table:table-cell>
          <table:table-cell office:value-type="string">
            <text:p>file dialog, kate, edit bookmark action</text:p>
          </table:table-cell>
          <table:table-cell table:style-name="ce5" office:value-type="string">
            <text:p>approval</text:p>
          </table:table-cell>
          <table:table-cell table:formula="oooc:=IF(ISBLANK([.G12];&quot;approval&quot;);0;IF(EXACT([.G12];&quot;draft&quot;);1;IF(EXACT([.G12];&quot;approval&quot;);2;IF(EXACT([.G12];&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bookmark-new</text:p>
          </table:table-cell>
          <table:table-cell office:value-type="string">
            <text:p>bookmark_add</text:p>
          </table:table-cell>
          <table:table-cell office:value-type="string">
            <text:p>none</text:p>
          </table:table-cell>
          <table:table-cell office:value-type="string">
            <text:p>no</text:p>
          </table:table-cell>
          <table:table-cell office:value-type="string">
            <text:p>bookmark menu</text:p>
          </table:table-cell>
          <table:table-cell table:style-name="ce5" office:value-type="string">
            <text:p>approval</text:p>
          </table:table-cell>
          <table:table-cell table:formula="oooc:=IF(ISBLANK([.G13];&quot;approval&quot;);0;IF(EXACT([.G13];&quot;draft&quot;);1;IF(EXACT([.G13];&quot;approval&quot;);2;IF(EXACT([.G1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bookmark-new-list</text:p>
          </table:table-cell>
          <table:table-cell office:value-type="string">
            <text:p>bookmarks_list_add</text:p>
          </table:table-cell>
          <table:table-cell office:value-type="string">
            <text:p>none</text:p>
          </table:table-cell>
          <table:table-cell office:value-type="string">
            <text:p>no</text:p>
          </table:table-cell>
          <table:table-cell office:value-type="string">
            <text:p>bookmark menu</text:p>
          </table:table-cell>
          <table:table-cell table:style-name="ce5" office:value-type="string">
            <text:p>approval</text:p>
          </table:table-cell>
          <table:table-cell table:formula="oooc:=IF(ISBLANK([.G14];&quot;approval&quot;);0;IF(EXACT([.G14];&quot;draft&quot;);1;IF(EXACT([.G14];&quot;approval&quot;);2;IF(EXACT([.G1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calendar-today</text:p>
          </table:table-cell>
          <table:table-cell office:value-type="string">
            <text:p>today</text:p>
          </table:table-cell>
          <table:table-cell office:value-type="string">
            <text:p>none</text:p>
          </table:table-cell>
          <table:table-cell office:value-type="string">
            <text:p>no</text:p>
          </table:table-cell>
          <table:table-cell office:value-type="string">
            <text:p>datepicker</text:p>
          </table:table-cell>
          <table:table-cell table:style-name="ce5" office:value-type="string">
            <text:p>approval</text:p>
          </table:table-cell>
          <table:table-cell table:formula="oooc:=IF(ISBLANK([.G15];&quot;approval&quot;);0;IF(EXACT([.G15];&quot;draft&quot;);1;IF(EXACT([.G15];&quot;approval&quot;);2;IF(EXACT([.G1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character-set</text:p>
          </table:table-cell>
          <table:table-cell office:value-type="string">
            <text:p>charset</text:p>
          </table:table-cell>
          <table:table-cell office:value-type="string">
            <text:p>none</text:p>
          </table:table-cell>
          <table:table-cell office:value-type="string">
            <text:p>no</text:p>
          </table:table-cell>
          <table:table-cell office:value-type="string">
            <text:p>khtml (encodings)</text:p>
          </table:table-cell>
          <table:table-cell/>
          <table:table-cell table:formula="oooc:=IF(ISBLANK([.G16];&quot;approval&quot;);0;IF(EXACT([.G16];&quot;draft&quot;);1;IF(EXACT([.G16];&quot;approval&quot;);2;IF(EXACT([.G1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color-picker</text:p>
          </table:table-cell>
          <table:table-cell office:value-type="string">
            <text:p>colorpicker</text:p>
          </table:table-cell>
          <table:table-cell office:value-type="string">
            <text:p>none</text:p>
          </table:table-cell>
          <table:table-cell office:value-type="string">
            <text:p>no</text:p>
          </table:table-cell>
          <table:table-cell office:value-type="string">
            <text:p>color dialog button</text:p>
          </table:table-cell>
          <table:table-cell table:style-name="ce5" office:value-type="string">
            <text:p>approval</text:p>
          </table:table-cell>
          <table:table-cell table:formula="oooc:=IF(ISBLANK([.G17];&quot;approval&quot;);0;IF(EXACT([.G17];&quot;draft&quot;);1;IF(EXACT([.G17];&quot;approval&quot;);2;IF(EXACT([.G17];&quot;final&quot;);3;0))))" office:value-type="float" office:value="0">
            <text:p>Err:508</text:p>
          </table:table-cell>
          <table:table-cell table:number-columns-repeated="248"/>
        </table:table-row>
        <table:table-row table:style-name="ro1">
          <table:table-cell office:value-type="string">
            <text:p>actions</text:p>
          </table:table-cell>
          <table:table-cell table:number-columns-repeated="2" office:value-type="string">
            <text:p>colorize</text:p>
          </table:table-cell>
          <table:table-cell office:value-type="string">
            <text:p>none</text:p>
          </table:table-cell>
          <table:table-cell office:value-type="string">
            <text:p>no</text:p>
          </table:table-cell>
          <table:table-cell office:value-type="string">
            <text:p>kate</text:p>
          </table:table-cell>
          <table:table-cell table:style-name="ce5" office:value-type="string">
            <text:p>approval</text:p>
          </table:table-cell>
          <table:table-cell table:formula="oooc:=IF(ISBLANK([.G18];&quot;approval&quot;);0;IF(EXACT([.G18];&quot;draft&quot;);1;IF(EXACT([.G18];&quot;approval&quot;);2;IF(EXACT([.G18];&quot;final&quot;);3;0))))" office:value-type="float" office:value="0">
            <text:p>Err:508</text:p>
          </table:table-cell>
          <table:table-cell table:number-columns-repeated="248"/>
        </table:table-row>
        <table:table-row table:style-name="ro1">
          <table:table-cell office:value-type="string">
            <text:p>actions</text:p>
          </table:table-cell>
          <table:table-cell table:number-columns-repeated="2" office:value-type="string">
            <text:p>configure</text:p>
          </table:table-cell>
          <table:table-cell office:value-type="string">
            <text:p>none</text:p>
          </table:table-cell>
          <table:table-cell office:value-type="string">
            <text:p>no</text:p>
          </table:table-cell>
          <table:table-cell office:value-type="string">
            <text:p>file dialog, properties dialog, kate</text:p>
          </table:table-cell>
          <table:table-cell table:style-name="ce5" office:value-type="string">
            <text:p>approval</text:p>
          </table:table-cell>
          <table:table-cell table:formula="oooc:=IF(ISBLANK([.G19];&quot;approval&quot;);0;IF(EXACT([.G19];&quot;draft&quot;);1;IF(EXACT([.G19];&quot;approval&quot;);2;IF(EXACT([.G1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configure-shortcuts</text:p>
          </table:table-cell>
          <table:table-cell office:value-type="string">
            <text:p>configure_shortcuts</text:p>
          </table:table-cell>
          <table:table-cell office:value-type="string">
            <text:p>none</text:p>
          </table:table-cell>
          <table:table-cell office:value-type="string">
            <text:p>no</text:p>
          </table:table-cell>
          <table:table-cell office:value-type="string">
            <text:p>config shortcuts action</text:p>
          </table:table-cell>
          <table:table-cell table:style-name="ce5" office:value-type="string">
            <text:p>approval</text:p>
          </table:table-cell>
          <table:table-cell table:formula="oooc:=IF(ISBLANK([.G20];&quot;approval&quot;);0;IF(EXACT([.G20];&quot;draft&quot;);1;IF(EXACT([.G20];&quot;approval&quot;);2;IF(EXACT([.G2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configure-toolbars</text:p>
          </table:table-cell>
          <table:table-cell office:value-type="string">
            <text:p>configure_toolbars</text:p>
          </table:table-cell>
          <table:table-cell office:value-type="string">
            <text:p>none</text:p>
          </table:table-cell>
          <table:table-cell office:value-type="string">
            <text:p>no</text:p>
          </table:table-cell>
          <table:table-cell office:value-type="string">
            <text:p>config toolbars action</text:p>
          </table:table-cell>
          <table:table-cell table:style-name="ce5" office:value-type="string">
            <text:p>approval</text:p>
          </table:table-cell>
          <table:table-cell table:formula="oooc:=IF(ISBLANK([.G21];&quot;approval&quot;);0;IF(EXACT([.G21];&quot;draft&quot;);1;IF(EXACT([.G21];&quot;approval&quot;);2;IF(EXACT([.G2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connection-established</text:p>
          </table:table-cell>
          <table:table-cell office:value-type="string">
            <text:p>connect_established</text:p>
          </table:table-cell>
          <table:table-cell office:value-type="string">
            <text:p>none</text:p>
          </table:table-cell>
          <table:table-cell office:value-type="string">
            <text:p>no</text:p>
          </table:table-cell>
          <table:table-cell office:value-type="string">
            <text:p>kate</text:p>
          </table:table-cell>
          <table:table-cell table:style-name="ce5" office:value-type="string">
            <text:p>approval</text:p>
          </table:table-cell>
          <table:table-cell table:formula="oooc:=IF(ISBLANK([.G22];&quot;approval&quot;);0;IF(EXACT([.G22];&quot;draft&quot;);1;IF(EXACT([.G22];&quot;approval&quot;);2;IF(EXACT([.G22];&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dialog-apply</text:p>
          </table:table-cell>
          <table:table-cell office:value-type="string">
            <text:p>apply</text:p>
          </table:table-cell>
          <table:table-cell office:value-type="string">
            <text:p>none</text:p>
          </table:table-cell>
          <table:table-cell office:value-type="string">
            <text:p>no</text:p>
          </table:table-cell>
          <table:table-cell office:value-type="string">
            <text:p>dialog button</text:p>
          </table:table-cell>
          <table:table-cell table:style-name="ce5" office:value-type="string">
            <text:p>approval</text:p>
          </table:table-cell>
          <table:table-cell table:formula="oooc:=IF(ISBLANK([.G23];&quot;approval&quot;);0;IF(EXACT([.G23];&quot;draft&quot;);1;IF(EXACT([.G23];&quot;approval&quot;);2;IF(EXACT([.G23];&quot;final&quot;);3;0))))" office:value-type="float" office:value="0">
            <text:p>Err:508</text:p>
          </table:table-cell>
          <table:table-cell office:value-type="string">
            <text:p>another checkmark! heh. how many do we have?</text:p>
          </table:table-cell>
          <table:table-cell table:number-columns-repeated="247"/>
        </table:table-row>
        <table:table-row table:style-name="ro1">
          <table:table-cell office:value-type="string">
            <text:p>actions</text:p>
          </table:table-cell>
          <table:table-cell office:value-type="string">
            <text:p>dialog-cancel</text:p>
          </table:table-cell>
          <table:table-cell office:value-type="string">
            <text:p>button_cancel</text:p>
          </table:table-cell>
          <table:table-cell office:value-type="string">
            <text:p>The icon used for the &lt;quote&gt;Cancel&lt;/quote&gt; button that might appear in dialog windows.</text:p>
          </table:table-cell>
          <table:table-cell office:value-type="string">
            <text:p>yes</text:p>
          </table:table-cell>
          <table:table-cell office:value-type="string">
            <text:p>dialog button</text:p>
          </table:table-cell>
          <table:table-cell table:style-name="ce5" office:value-type="string">
            <text:p>approval</text:p>
          </table:table-cell>
          <table:table-cell table:formula="oooc:=IF(ISBLANK([.G24];&quot;approval&quot;);0;IF(EXACT([.G24];&quot;draft&quot;);1;IF(EXACT([.G24];&quot;approval&quot;);2;IF(EXACT([.G2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dialog-error</text:p>
          </table:table-cell>
          <table:table-cell office:value-type="string">
            <text:p>messagebox_critical</text:p>
          </table:table-cell>
          <table:table-cell office:value-type="string">
            <text:p>The icon used when a dialog is opened to explain an error condition to the user. </text:p>
          </table:table-cell>
          <table:table-cell office:value-type="string">
            <text:p>yes</text:p>
          </table:table-cell>
          <table:table-cell office:value-type="string">
            <text:p>passive popups, kjs debugger</text:p>
          </table:table-cell>
          <table:table-cell/>
          <table:table-cell table:formula="oooc:=IF(ISBLANK([.G25];&quot;approval&quot;);0;IF(EXACT([.G25];&quot;draft&quot;);1;IF(EXACT([.G25];&quot;approval&quot;);2;IF(EXACT([.G2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dialog-information</text:p>
          </table:table-cell>
          <table:table-cell office:value-type="string">
            <text:p>messagebox_info</text:p>
          </table:table-cell>
          <table:table-cell office:value-type="string">
            <text:p>The icon used when a dialog is opened to give information to the user that may be pertinent to the requested action. </text:p>
          </table:table-cell>
          <table:table-cell office:value-type="string">
            <text:p>yes</text:p>
          </table:table-cell>
          <table:table-cell office:value-type="string">
            <text:p>passive popups</text:p>
          </table:table-cell>
          <table:table-cell/>
          <table:table-cell table:formula="oooc:=IF(ISBLANK([.G26];&quot;approval&quot;);0;IF(EXACT([.G26];&quot;draft&quot;);1;IF(EXACT([.G26];&quot;approval&quot;);2;IF(EXACT([.G2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dialog-ok</text:p>
          </table:table-cell>
          <table:table-cell office:value-type="string">
            <text:p>button_ok</text:p>
          </table:table-cell>
          <table:table-cell office:value-type="string">
            <text:p>The icon used for the “OK” button that might appear in dialog windows. </text:p>
          </table:table-cell>
          <table:table-cell office:value-type="string">
            <text:p>yes</text:p>
          </table:table-cell>
          <table:table-cell office:value-type="string">
            <text:p>kate, knewstuff</text:p>
          </table:table-cell>
          <table:table-cell table:style-name="ce5" office:value-type="string">
            <text:p>approval</text:p>
          </table:table-cell>
          <table:table-cell table:formula="oooc:=IF(ISBLANK([.G27];&quot;approval&quot;);0;IF(EXACT([.G27];&quot;draft&quot;);1;IF(EXACT([.G27];&quot;approval&quot;);2;IF(EXACT([.G27];&quot;final&quot;);3;0))))" office:value-type="float" office:value="0">
            <text:p>Err:508</text:p>
          </table:table-cell>
          <table:table-cell office:value-type="string">
            <text:p>replace ok.png</text:p>
          </table:table-cell>
          <table:table-cell table:number-columns-repeated="247"/>
        </table:table-row>
        <table:table-row table:style-name="ro1">
          <table:table-cell office:value-type="string">
            <text:p>actions</text:p>
          </table:table-cell>
          <table:table-cell office:value-type="string">
            <text:p>dialog-warning</text:p>
          </table:table-cell>
          <table:table-cell office:value-type="string">
            <text:p>messagebox_warning</text:p>
          </table:table-cell>
          <table:table-cell office:value-type="string">
            <text:p>The icon used when a dialog is opened to warn the user of impending issues with the requested action. </text:p>
          </table:table-cell>
          <table:table-cell office:value-type="string">
            <text:p>yes</text:p>
          </table:table-cell>
          <table:table-cell office:value-type="string">
            <text:p>passive popups</text:p>
          </table:table-cell>
          <table:table-cell/>
          <table:table-cell table:formula="oooc:=IF(ISBLANK([.G28];&quot;approval&quot;);0;IF(EXACT([.G28];&quot;draft&quot;);1;IF(EXACT([.G28];&quot;approval&quot;);2;IF(EXACT([.G2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document-new</text:p>
          </table:table-cell>
          <table:table-cell office:value-type="string">
            <text:p>filenew</text:p>
          </table:table-cell>
          <table:table-cell office:value-type="string">
            <text:p>The icon used for the action to create a new document. </text:p>
          </table:table-cell>
          <table:table-cell office:value-type="string">
            <text:p>yes</text:p>
          </table:table-cell>
          <table:table-cell office:value-type="string">
            <text:p>new action</text:p>
          </table:table-cell>
          <table:table-cell table:style-name="ce5" office:value-type="string">
            <text:p>approval</text:p>
          </table:table-cell>
          <table:table-cell table:formula="oooc:=IF(ISBLANK([.G29];&quot;approval&quot;);0;IF(EXACT([.G29];&quot;draft&quot;);1;IF(EXACT([.G29];&quot;approval&quot;);2;IF(EXACT([.G2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document-open</text:p>
          </table:table-cell>
          <table:table-cell office:value-type="string">
            <text:p>fileopen</text:p>
          </table:table-cell>
          <table:table-cell office:value-type="string">
            <text:p>The icon used for the action to open a document. </text:p>
          </table:table-cell>
          <table:table-cell office:value-type="string">
            <text:p>yes</text:p>
          </table:table-cell>
          <table:table-cell office:value-type="string">
            <text:p>url line edit, file dialog, kprinter</text:p>
          </table:table-cell>
          <table:table-cell table:style-name="ce5" office:value-type="string">
            <text:p>approval</text:p>
          </table:table-cell>
          <table:table-cell table:formula="oooc:=IF(ISBLANK([.G30];&quot;approval&quot;);0;IF(EXACT([.G30];&quot;draft&quot;);1;IF(EXACT([.G30];&quot;approval&quot;);2;IF(EXACT([.G30];&quot;final&quot;);3;0))))" office:value-type="float" office:value="0">
            <text:p>Err:508</text:p>
          </table:table-cell>
          <table:table-cell office:value-type="string">
            <text:p>needs finalizing of folder.svg?</text:p>
          </table:table-cell>
          <table:table-cell table:number-columns-repeated="247"/>
        </table:table-row>
        <table:table-row table:style-name="ro1">
          <table:table-cell office:value-type="string">
            <text:p>actions</text:p>
          </table:table-cell>
          <table:table-cell office:value-type="string">
            <text:p>document-print</text:p>
          </table:table-cell>
          <table:table-cell office:value-type="string">
            <text:p>fileprint</text:p>
          </table:table-cell>
          <table:table-cell office:value-type="string">
            <text:p>The icon for the print action of an application. </text:p>
          </table:table-cell>
          <table:table-cell office:value-type="string">
            <text:p>yes</text:p>
          </table:table-cell>
          <table:table-cell office:value-type="string">
            <text:p>print action</text:p>
          </table:table-cell>
          <table:table-cell table:style-name="ce5" office:value-type="string">
            <text:p>approval</text:p>
          </table:table-cell>
          <table:table-cell table:formula="oooc:=IF(ISBLANK([.G31];&quot;approval&quot;);0;IF(EXACT([.G31];&quot;draft&quot;);1;IF(EXACT([.G31];&quot;approval&quot;);2;IF(EXACT([.G3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document-print-preview</text:p>
          </table:table-cell>
          <table:table-cell office:value-type="string">
            <text:p>filequickprint</text:p>
          </table:table-cell>
          <table:table-cell office:value-type="string">
            <text:p>The icon for the print preview action of an application. </text:p>
          </table:table-cell>
          <table:table-cell office:value-type="string">
            <text:p>yes</text:p>
          </table:table-cell>
          <table:table-cell office:value-type="string">
            <text:p>print preview action</text:p>
          </table:table-cell>
          <table:table-cell table:style-name="ce5" office:value-type="string">
            <text:p>approval</text:p>
          </table:table-cell>
          <table:table-cell table:formula="oooc:=IF(ISBLANK([.G32];&quot;approval&quot;);0;IF(EXACT([.G32];&quot;draft&quot;);1;IF(EXACT([.G32];&quot;approval&quot;);2;IF(EXACT([.G32];&quot;final&quot;);3;0))))" office:value-type="float" office:value="0">
            <text:p>Err:508</text:p>
          </table:table-cell>
          <table:table-cell/>
          <table:table-cell office:value-type="string">
            <text:p>Vignoni</text:p>
          </table:table-cell>
          <table:table-cell table:number-columns-repeated="246"/>
        </table:table-row>
        <table:table-row table:style-name="ro1">
          <table:table-cell office:value-type="string">
            <text:p>actions</text:p>
          </table:table-cell>
          <table:table-cell office:value-type="string">
            <text:p>document-save</text:p>
          </table:table-cell>
          <table:table-cell office:value-type="string">
            <text:p>filesave</text:p>
          </table:table-cell>
          <table:table-cell office:value-type="string">
            <text:p>The icon for the save action. </text:p>
          </table:table-cell>
          <table:table-cell office:value-type="string">
            <text:p>yes</text:p>
          </table:table-cell>
          <table:table-cell office:value-type="string">
            <text:p>download progress, kate, save action</text:p>
          </table:table-cell>
          <table:table-cell table:style-name="ce5" office:value-type="string">
            <text:p>approval</text:p>
          </table:table-cell>
          <table:table-cell table:formula="oooc:=IF(ISBLANK([.G33];&quot;approval&quot;);0;IF(EXACT([.G33];&quot;draft&quot;);1;IF(EXACT([.G33];&quot;approval&quot;);2;IF(EXACT([.G33];&quot;final&quot;);3;0))))" office:value-type="float" office:value="0">
            <text:p>Err:508</text:p>
          </table:table-cell>
          <table:table-cell/>
          <table:table-cell office:value-type="string">
            <text:p>Wimer</text:p>
          </table:table-cell>
          <table:table-cell table:number-columns-repeated="246"/>
        </table:table-row>
        <table:table-row table:style-name="ro1">
          <table:table-cell office:value-type="string">
            <text:p>actions</text:p>
          </table:table-cell>
          <table:table-cell office:value-type="string">
            <text:p>document-save-as</text:p>
          </table:table-cell>
          <table:table-cell office:value-type="string">
            <text:p>filesaveas</text:p>
          </table:table-cell>
          <table:table-cell office:value-type="string">
            <text:p>The icon for the save as action. </text:p>
          </table:table-cell>
          <table:table-cell office:value-type="string">
            <text:p>yes</text:p>
          </table:table-cell>
          <table:table-cell office:value-type="string">
            <text:p>save as action</text:p>
          </table:table-cell>
          <table:table-cell table:style-name="ce5" office:value-type="string">
            <text:p>approval</text:p>
          </table:table-cell>
          <table:table-cell table:formula="oooc:=IF(ISBLANK([.G34];&quot;approval&quot;);0;IF(EXACT([.G34];&quot;draft&quot;);1;IF(EXACT([.G34];&quot;approval&quot;);2;IF(EXACT([.G34];&quot;final&quot;);3;0))))" office:value-type="float" office:value="0">
            <text:p>Err:508</text:p>
          </table:table-cell>
          <table:table-cell/>
          <table:table-cell office:value-type="string">
            <text:p>Vignoni</text:p>
          </table:table-cell>
          <table:table-cell table:number-columns-repeated="246"/>
        </table:table-row>
        <table:table-row table:style-name="ro1">
          <table:table-cell office:value-type="string">
            <text:p>actions</text:p>
          </table:table-cell>
          <table:table-cell office:value-type="string">
            <text:p>edit-clear</text:p>
          </table:table-cell>
          <table:table-cell office:value-type="string">
            <text:p>editclear</text:p>
          </table:table-cell>
          <table:table-cell office:value-type="string">
            <text:p>The icon for the clear action.</text:p>
          </table:table-cell>
          <table:table-cell office:value-type="string">
            <text:p>yes</text:p>
          </table:table-cell>
          <table:table-cell office:value-type="string">
            <text:p>text edit context menus</text:p>
          </table:table-cell>
          <table:table-cell table:style-name="ce5" office:value-type="string">
            <text:p>approval</text:p>
          </table:table-cell>
          <table:table-cell table:formula="oooc:=IF(ISBLANK([.G35];&quot;approval&quot;);0;IF(EXACT([.G35];&quot;draft&quot;);1;IF(EXACT([.G35];&quot;approval&quot;);2;IF(EXACT([.G3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edit-copy</text:p>
          </table:table-cell>
          <table:table-cell office:value-type="string">
            <text:p>editcopy</text:p>
          </table:table-cell>
          <table:table-cell office:value-type="string">
            <text:p>The icon for the copy action. </text:p>
          </table:table-cell>
          <table:table-cell office:value-type="string">
            <text:p>yes</text:p>
          </table:table-cell>
          <table:table-cell office:value-type="string">
            <text:p>text edit context menus, kate, kdeprint</text:p>
          </table:table-cell>
          <table:table-cell table:style-name="ce5" office:value-type="string">
            <text:p>approval</text:p>
          </table:table-cell>
          <table:table-cell table:formula="oooc:=IF(ISBLANK([.G36];&quot;approval&quot;);0;IF(EXACT([.G36];&quot;draft&quot;);1;IF(EXACT([.G36];&quot;approval&quot;);2;IF(EXACT([.G3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edit-cut</text:p>
          </table:table-cell>
          <table:table-cell office:value-type="string">
            <text:p>editcut</text:p>
          </table:table-cell>
          <table:table-cell office:value-type="string">
            <text:p>The icon for the cut action. </text:p>
          </table:table-cell>
          <table:table-cell office:value-type="string">
            <text:p>yes</text:p>
          </table:table-cell>
          <table:table-cell office:value-type="string">
            <text:p>text edit context menus</text:p>
          </table:table-cell>
          <table:table-cell table:style-name="ce5" office:value-type="string">
            <text:p>approval</text:p>
          </table:table-cell>
          <table:table-cell table:formula="oooc:=IF(ISBLANK([.G37];&quot;approval&quot;);0;IF(EXACT([.G37];&quot;draft&quot;);1;IF(EXACT([.G37];&quot;approval&quot;);2;IF(EXACT([.G3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edit-delete</text:p>
          </table:table-cell>
          <table:table-cell office:value-type="string">
            <text:p>editdelete</text:p>
          </table:table-cell>
          <table:table-cell office:value-type="string">
            <text:p>The icon for the delete action. </text:p>
          </table:table-cell>
          <table:table-cell office:value-type="string">
            <text:p>yes</text:p>
          </table:table-cell>
          <table:table-cell office:value-type="string">
            <text:p>file dialog, kdeprint</text:p>
          </table:table-cell>
          <table:table-cell table:style-name="ce5" office:value-type="string">
            <text:p>approval</text:p>
          </table:table-cell>
          <table:table-cell table:formula="oooc:=IF(ISBLANK([.G38];&quot;approval&quot;);0;IF(EXACT([.G38];&quot;draft&quot;);1;IF(EXACT([.G38];&quot;approval&quot;);2;IF(EXACT([.G3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edit-find</text:p>
          </table:table-cell>
          <table:table-cell office:value-type="string">
            <text:p>find</text:p>
          </table:table-cell>
          <table:table-cell office:value-type="string">
            <text:p>The icon for the find action. </text:p>
          </table:table-cell>
          <table:table-cell office:value-type="string">
            <text:p>yes</text:p>
          </table:table-cell>
          <table:table-cell office:value-type="string">
            <text:p>dialog button</text:p>
          </table:table-cell>
          <table:table-cell table:style-name="ce5" office:value-type="string">
            <text:p>approval</text:p>
          </table:table-cell>
          <table:table-cell table:formula="oooc:=IF(ISBLANK([.G39];&quot;approval&quot;);0;IF(EXACT([.G39];&quot;draft&quot;);1;IF(EXACT([.G39];&quot;approval&quot;);2;IF(EXACT([.G3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edit-paste</text:p>
          </table:table-cell>
          <table:table-cell office:value-type="string">
            <text:p>editpaste</text:p>
          </table:table-cell>
          <table:table-cell office:value-type="string">
            <text:p>The icon for the paste action. </text:p>
          </table:table-cell>
          <table:table-cell office:value-type="string">
            <text:p>yes</text:p>
          </table:table-cell>
          <table:table-cell office:value-type="string">
            <text:p>text edit context menus, kdeprint</text:p>
          </table:table-cell>
          <table:table-cell table:style-name="ce5" office:value-type="string">
            <text:p>approval</text:p>
          </table:table-cell>
          <table:table-cell table:formula="oooc:=IF(ISBLANK([.G40];&quot;approval&quot;);0;IF(EXACT([.G40];&quot;draft&quot;);1;IF(EXACT([.G40];&quot;approval&quot;);2;IF(EXACT([.G4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edit-redo</text:p>
          </table:table-cell>
          <table:table-cell office:value-type="string">
            <text:p>redo</text:p>
          </table:table-cell>
          <table:table-cell office:value-type="string">
            <text:p>The icon for the redo action. </text:p>
          </table:table-cell>
          <table:table-cell office:value-type="string">
            <text:p>yes</text:p>
          </table:table-cell>
          <table:table-cell office:value-type="string">
            <text:p>undo/redo action, text edit ctx menus, redo stack, print job mgr</text:p>
          </table:table-cell>
          <table:table-cell table:style-name="ce5" office:value-type="string">
            <text:p>approval</text:p>
          </table:table-cell>
          <table:table-cell table:formula="oooc:=IF(ISBLANK([.G41];&quot;approval&quot;);0;IF(EXACT([.G41];&quot;draft&quot;);1;IF(EXACT([.G41];&quot;approval&quot;);2;IF(EXACT([.G4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edit-trash</text:p>
          </table:table-cell>
          <table:table-cell office:value-type="string">
            <text:p>edittrash</text:p>
          </table:table-cell>
          <table:table-cell office:value-type="string">
            <text:p>none</text:p>
          </table:table-cell>
          <table:table-cell office:value-type="string">
            <text:p>no</text:p>
          </table:table-cell>
          <table:table-cell office:value-type="string">
            <text:p>file dialog, print job mgr</text:p>
          </table:table-cell>
          <table:table-cell/>
          <table:table-cell table:formula="oooc:=IF(ISBLANK([.G42];&quot;approval&quot;);0;IF(EXACT([.G42];&quot;draft&quot;);1;IF(EXACT([.G42];&quot;approval&quot;);2;IF(EXACT([.G42];&quot;final&quot;);3;0))))" office:value-type="float" office:value="0">
            <text:p>Err:508</text:p>
          </table:table-cell>
          <table:table-cell office:value-type="string">
            <text:p>should we just replace this with the trash can from filesystem/?</text:p>
          </table:table-cell>
          <table:table-cell table:number-columns-repeated="247"/>
        </table:table-row>
        <table:table-row table:style-name="ro1">
          <table:table-cell office:value-type="string">
            <text:p>actions</text:p>
          </table:table-cell>
          <table:table-cell office:value-type="string">
            <text:p>edit-undo</text:p>
          </table:table-cell>
          <table:table-cell office:value-type="string">
            <text:p>undo</text:p>
          </table:table-cell>
          <table:table-cell office:value-type="string">
            <text:p>The icon for the undo action. </text:p>
          </table:table-cell>
          <table:table-cell office:value-type="string">
            <text:p>yes</text:p>
          </table:table-cell>
          <table:table-cell office:value-type="string">
            <text:p>undo/redo action, text edit context menus, redo stack</text:p>
          </table:table-cell>
          <table:table-cell table:style-name="ce5" office:value-type="string">
            <text:p>approval</text:p>
          </table:table-cell>
          <table:table-cell table:formula="oooc:=IF(ISBLANK([.G43];&quot;approval&quot;);0;IF(EXACT([.G43];&quot;draft&quot;);1;IF(EXACT([.G43];&quot;approval&quot;);2;IF(EXACT([.G4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ile-find</text:p>
          </table:table-cell>
          <table:table-cell office:value-type="string">
            <text:p>filefind</text:p>
          </table:table-cell>
          <table:table-cell office:value-type="string">
            <text:p>none</text:p>
          </table:table-cell>
          <table:table-cell office:value-type="string">
            <text:p>no</text:p>
          </table:table-cell>
          <table:table-cell office:value-type="string">
            <text:p>kprinter</text:p>
          </table:table-cell>
          <table:table-cell table:style-name="ce5" office:value-type="string">
            <text:p>approval</text:p>
          </table:table-cell>
          <table:table-cell table:formula="oooc:=IF(ISBLANK([.G44];&quot;approval&quot;);0;IF(EXACT([.G44];&quot;draft&quot;);1;IF(EXACT([.G44];&quot;approval&quot;);2;IF(EXACT([.G4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ile-import</text:p>
          </table:table-cell>
          <table:table-cell office:value-type="string">
            <text:p>fileimport</text:p>
          </table:table-cell>
          <table:table-cell office:value-type="string">
            <text:p>none</text:p>
          </table:table-cell>
          <table:table-cell office:value-type="string">
            <text:p>no</text:p>
          </table:table-cell>
          <table:table-cell office:value-type="string">
            <text:p>kross script</text:p>
          </table:table-cell>
          <table:table-cell table:style-name="ce5" office:value-type="string">
            <text:p>approval</text:p>
          </table:table-cell>
          <table:table-cell table:formula="oooc:=IF(ISBLANK([.G45];&quot;approval&quot;);0;IF(EXACT([.G45];&quot;draft&quot;);1;IF(EXACT([.G45];&quot;approval&quot;);2;IF(EXACT([.G4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ile-revert</text:p>
          </table:table-cell>
          <table:table-cell office:value-type="string">
            <text:p>revert</text:p>
          </table:table-cell>
          <table:table-cell office:value-type="string">
            <text:p>none</text:p>
          </table:table-cell>
          <table:table-cell office:value-type="string">
            <text:p>no</text:p>
          </table:table-cell>
          <table:table-cell office:value-type="string">
            <text:p>revert file action</text:p>
          </table:table-cell>
          <table:table-cell table:style-name="ce5" office:value-type="string">
            <text:p>approval</text:p>
          </table:table-cell>
          <table:table-cell table:formula="oooc:=IF(ISBLANK([.G46];&quot;approval&quot;);0;IF(EXACT([.G46];&quot;draft&quot;);1;IF(EXACT([.G46];&quot;approval&quot;);2;IF(EXACT([.G4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ileview-detailed</text:p>
          </table:table-cell>
          <table:table-cell office:value-type="string">
            <text:p>view_detailed</text:p>
          </table:table-cell>
          <table:table-cell office:value-type="string">
            <text:p>none</text:p>
          </table:table-cell>
          <table:table-cell office:value-type="string">
            <text:p>no</text:p>
          </table:table-cell>
          <table:table-cell office:value-type="string">
            <text:p>file dialog</text:p>
          </table:table-cell>
          <table:table-cell table:style-name="ce5" office:value-type="string">
            <text:p>approval</text:p>
          </table:table-cell>
          <table:table-cell table:formula="oooc:=IF(ISBLANK([.G47];&quot;approval&quot;);0;IF(EXACT([.G47];&quot;draft&quot;);1;IF(EXACT([.G47];&quot;approval&quot;);2;IF(EXACT([.G4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ileview-multicolumn</text:p>
          </table:table-cell>
          <table:table-cell office:value-type="string">
            <text:p>view_multicolumn</text:p>
          </table:table-cell>
          <table:table-cell office:value-type="string">
            <text:p>none</text:p>
          </table:table-cell>
          <table:table-cell office:value-type="string">
            <text:p>no</text:p>
          </table:table-cell>
          <table:table-cell office:value-type="string">
            <text:p>file dialog</text:p>
          </table:table-cell>
          <table:table-cell table:style-name="ce5" office:value-type="string">
            <text:p>approval</text:p>
          </table:table-cell>
          <table:table-cell table:formula="oooc:=IF(ISBLANK([.G48];&quot;approval&quot;);0;IF(EXACT([.G48];&quot;draft&quot;);1;IF(EXACT([.G48];&quot;approval&quot;);2;IF(EXACT([.G4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ileview-text</text:p>
          </table:table-cell>
          <table:table-cell office:value-type="string">
            <text:p>view_text</text:p>
          </table:table-cell>
          <table:table-cell office:value-type="string">
            <text:p>none</text:p>
          </table:table-cell>
          <table:table-cell office:value-type="string">
            <text:p>no</text:p>
          </table:table-cell>
          <table:table-cell office:value-type="string">
            <text:p>kate</text:p>
          </table:table-cell>
          <table:table-cell table:style-name="ce5" office:value-type="string">
            <text:p>approval</text:p>
          </table:table-cell>
          <table:table-cell table:formula="oooc:=IF(ISBLANK([.G49];&quot;approval&quot;);0;IF(EXACT([.G49];&quot;draft&quot;);1;IF(EXACT([.G49];&quot;approval&quot;);2;IF(EXACT([.G4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ind-next</text:p>
          </table:table-cell>
          <table:table-cell office:value-type="string">
            <text:p>next</text:p>
          </table:table-cell>
          <table:table-cell office:value-type="string">
            <text:p>none</text:p>
          </table:table-cell>
          <table:table-cell office:value-type="string">
            <text:p>no</text:p>
          </table:table-cell>
          <table:table-cell/>
          <table:table-cell table:style-name="ce5" office:value-type="string">
            <text:p>approval</text:p>
          </table:table-cell>
          <table:table-cell table:formula="oooc:=IF(ISBLANK([.G50];&quot;approval&quot;);0;IF(EXACT([.G50];&quot;draft&quot;);1;IF(EXACT([.G50];&quot;approval&quot;);2;IF(EXACT([.G5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ind-previous</text:p>
          </table:table-cell>
          <table:table-cell office:value-type="string">
            <text:p>previous</text:p>
          </table:table-cell>
          <table:table-cell office:value-type="string">
            <text:p>none</text:p>
          </table:table-cell>
          <table:table-cell office:value-type="string">
            <text:p>no</text:p>
          </table:table-cell>
          <table:table-cell/>
          <table:table-cell table:style-name="ce5" office:value-type="string">
            <text:p>approval</text:p>
          </table:table-cell>
          <table:table-cell table:formula="oooc:=IF(ISBLANK([.G51];&quot;approval&quot;);0;IF(EXACT([.G51];&quot;draft&quot;);1;IF(EXACT([.G51];&quot;approval&quot;);2;IF(EXACT([.G5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older-new</text:p>
          </table:table-cell>
          <table:table-cell office:value-type="string">
            <text:p>folder_new</text:p>
          </table:table-cell>
          <table:table-cell office:value-type="string">
            <text:p>The icon for creating a new folder.</text:p>
          </table:table-cell>
          <table:table-cell office:value-type="string">
            <text:p>yes</text:p>
          </table:table-cell>
          <table:table-cell office:value-type="string">
            <text:p>bookmark menu, file dialog</text:p>
          </table:table-cell>
          <table:table-cell table:style-name="ce5" office:value-type="string">
            <text:p>approval</text:p>
          </table:table-cell>
          <table:table-cell table:formula="oooc:=IF(ISBLANK([.G52];&quot;approval&quot;);0;IF(EXACT([.G52];&quot;draft&quot;);1;IF(EXACT([.G52];&quot;approval&quot;);2;IF(EXACT([.G52];&quot;final&quot;);3;0))))" office:value-type="float" office:value="0">
            <text:p>Err:508</text:p>
          </table:table-cell>
          <table:table-cell office:value-type="string">
            <text:p>needs finalizing of folder.svg?</text:p>
          </table:table-cell>
          <table:table-cell table:number-columns-repeated="247"/>
        </table:table-row>
        <table:table-row table:style-name="ro1">
          <table:table-cell office:value-type="string">
            <text:p>actions</text:p>
          </table:table-cell>
          <table:table-cell office:value-type="string">
            <text:p>format-indent-less</text:p>
          </table:table-cell>
          <table:table-cell office:value-type="string">
            <text:p>unindent</text:p>
          </table:table-cell>
          <table:table-cell office:value-type="string">
            <text:p>The icon for the decrease indent formatting action.</text:p>
          </table:table-cell>
          <table:table-cell office:value-type="string">
            <text:p>yes</text:p>
          </table:table-cell>
          <table:table-cell office:value-type="string">
            <text:p>kate</text:p>
          </table:table-cell>
          <table:table-cell/>
          <table:table-cell table:formula="oooc:=IF(ISBLANK([.G53];&quot;approval&quot;);0;IF(EXACT([.G53];&quot;draft&quot;);1;IF(EXACT([.G53];&quot;approval&quot;);2;IF(EXACT([.G5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ormat-indent-more</text:p>
          </table:table-cell>
          <table:table-cell office:value-type="string">
            <text:p>indent</text:p>
          </table:table-cell>
          <table:table-cell office:value-type="string">
            <text:p>The icon for the increase indent formatting action.</text:p>
          </table:table-cell>
          <table:table-cell office:value-type="string">
            <text:p>yes</text:p>
          </table:table-cell>
          <table:table-cell office:value-type="string">
            <text:p>kate</text:p>
          </table:table-cell>
          <table:table-cell table:number-columns-repeated="250"/>
        </table:table-row>
        <table:table-row table:style-name="ro1">
          <table:table-cell office:value-type="string">
            <text:p>actions</text:p>
          </table:table-cell>
          <table:table-cell office:value-type="string">
            <text:p>format-justify-center</text:p>
          </table:table-cell>
          <table:table-cell office:value-type="string">
            <text:p>centrejust/text_center</text:p>
          </table:table-cell>
          <table:table-cell office:value-type="string">
            <text:p>The icon for the center justification formatting action.</text:p>
          </table:table-cell>
          <table:table-cell office:value-type="string">
            <text:p>yes</text:p>
          </table:table-cell>
          <table:table-cell table:number-columns-repeated="251"/>
        </table:table-row>
        <table:table-row table:style-name="ro1">
          <table:table-cell office:value-type="string">
            <text:p>actions</text:p>
          </table:table-cell>
          <table:table-cell office:value-type="string">
            <text:p>format-justify-fill</text:p>
          </table:table-cell>
          <table:table-cell office:value-type="string">
            <text:p>text_block</text:p>
          </table:table-cell>
          <table:table-cell office:value-type="string">
            <text:p>The icon for the fill justification formatting action.</text:p>
          </table:table-cell>
          <table:table-cell office:value-type="string">
            <text:p>yes</text:p>
          </table:table-cell>
          <table:table-cell table:number-columns-repeated="251"/>
        </table:table-row>
        <table:table-row table:style-name="ro1">
          <table:table-cell office:value-type="string">
            <text:p>actions</text:p>
          </table:table-cell>
          <table:table-cell office:value-type="string">
            <text:p>format-justify-left</text:p>
          </table:table-cell>
          <table:table-cell office:value-type="string">
            <text:p>leftjust/text_left</text:p>
          </table:table-cell>
          <table:table-cell office:value-type="string">
            <text:p>The icon for the left justification formatting action.</text:p>
          </table:table-cell>
          <table:table-cell office:value-type="string">
            <text:p>yes</text:p>
          </table:table-cell>
          <table:table-cell table:number-columns-repeated="251"/>
        </table:table-row>
        <table:table-row table:style-name="ro1">
          <table:table-cell office:value-type="string">
            <text:p>actions</text:p>
          </table:table-cell>
          <table:table-cell office:value-type="string">
            <text:p>format-justify-right</text:p>
          </table:table-cell>
          <table:table-cell office:value-type="string">
            <text:p>rightjust/text_right</text:p>
          </table:table-cell>
          <table:table-cell office:value-type="string">
            <text:p>The icon for the right justification action.</text:p>
          </table:table-cell>
          <table:table-cell office:value-type="string">
            <text:p>yes</text:p>
          </table:table-cell>
          <table:table-cell office:value-type="string">
            <text:p>kate</text:p>
          </table:table-cell>
          <table:table-cell table:style-name="ce5" office:value-type="string">
            <text:p>approval</text:p>
          </table:table-cell>
          <table:table-cell table:formula="oooc:=IF(ISBLANK([.G58];&quot;approval&quot;);0;IF(EXACT([.G58];&quot;draft&quot;);1;IF(EXACT([.G58];&quot;approval&quot;);2;IF(EXACT([.G5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ormat-text-bold</text:p>
          </table:table-cell>
          <table:table-cell office:value-type="string">
            <text:p>text_bold</text:p>
          </table:table-cell>
          <table:table-cell office:value-type="string">
            <text:p>The icon for the bold text formatting action. </text:p>
          </table:table-cell>
          <table:table-cell office:value-type="string">
            <text:p>yes</text:p>
          </table:table-cell>
          <table:table-cell office:value-type="string">
            <text:p>kate</text:p>
          </table:table-cell>
          <table:table-cell table:style-name="ce5" office:value-type="string">
            <text:p>approval</text:p>
          </table:table-cell>
          <table:table-cell table:formula="oooc:=IF(ISBLANK([.G59];&quot;approval&quot;);0;IF(EXACT([.G59];&quot;draft&quot;);1;IF(EXACT([.G59];&quot;approval&quot;);2;IF(EXACT([.G5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ormat-text-italic</text:p>
          </table:table-cell>
          <table:table-cell office:value-type="string">
            <text:p>text_italic</text:p>
          </table:table-cell>
          <table:table-cell office:value-type="string">
            <text:p>The icon for the italic text formatting action. </text:p>
          </table:table-cell>
          <table:table-cell office:value-type="string">
            <text:p>yes</text:p>
          </table:table-cell>
          <table:table-cell office:value-type="string">
            <text:p>kate</text:p>
          </table:table-cell>
          <table:table-cell table:style-name="ce5" office:value-type="string">
            <text:p>approval</text:p>
          </table:table-cell>
          <table:table-cell table:formula="oooc:=IF(ISBLANK([.G60];&quot;approval&quot;);0;IF(EXACT([.G60];&quot;draft&quot;);1;IF(EXACT([.G60];&quot;approval&quot;);2;IF(EXACT([.G6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ormat-text-strikethrough</text:p>
          </table:table-cell>
          <table:table-cell office:value-type="string">
            <text:p>text_strike</text:p>
          </table:table-cell>
          <table:table-cell office:value-type="string">
            <text:p>The icon for the strikethrough text formatting action. </text:p>
          </table:table-cell>
          <table:table-cell office:value-type="string">
            <text:p>yes</text:p>
          </table:table-cell>
          <table:table-cell office:value-type="string">
            <text:p>kate</text:p>
          </table:table-cell>
          <table:table-cell table:style-name="ce5" office:value-type="string">
            <text:p>approval</text:p>
          </table:table-cell>
          <table:table-cell table:formula="oooc:=IF(ISBLANK([.G61];&quot;approval&quot;);0;IF(EXACT([.G61];&quot;draft&quot;);1;IF(EXACT([.G61];&quot;approval&quot;);2;IF(EXACT([.G6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ormat-text-underline</text:p>
          </table:table-cell>
          <table:table-cell office:value-type="string">
            <text:p>text_under</text:p>
          </table:table-cell>
          <table:table-cell office:value-type="string">
            <text:p>The icon for the underlined text formatting action. </text:p>
          </table:table-cell>
          <table:table-cell office:value-type="string">
            <text:p>yes</text:p>
          </table:table-cell>
          <table:table-cell office:value-type="string">
            <text:p>kate</text:p>
          </table:table-cell>
          <table:table-cell table:style-name="ce5" office:value-type="string">
            <text:p>approval</text:p>
          </table:table-cell>
          <table:table-cell table:formula="oooc:=IF(ISBLANK([.G62];&quot;approval&quot;);0;IF(EXACT([.G62];&quot;draft&quot;);1;IF(EXACT([.G62];&quot;approval&quot;);2;IF(EXACT([.G62];&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rame-edit</text:p>
          </table:table-cell>
          <table:table-cell office:value-type="string">
            <text:p>frame_edit</text:p>
          </table:table-cell>
          <table:table-cell office:value-type="string">
            <text:p>none</text:p>
          </table:table-cell>
          <table:table-cell office:value-type="string">
            <text:p>no</text:p>
          </table:table-cell>
          <table:table-cell office:value-type="string">
            <text:p>kate</text:p>
          </table:table-cell>
          <table:table-cell/>
          <table:table-cell table:formula="oooc:=IF(ISBLANK([.G63];&quot;approval&quot;);0;IF(EXACT([.G63];&quot;draft&quot;);1;IF(EXACT([.G63];&quot;approval&quot;);2;IF(EXACT([.G6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get-hot-new-stuff</text:p>
          </table:table-cell>
          <table:table-cell office:value-type="string">
            <text:p>knewstuff</text:p>
          </table:table-cell>
          <table:table-cell office:value-type="string">
            <text:p>none</text:p>
          </table:table-cell>
          <table:table-cell office:value-type="string">
            <text:p>no</text:p>
          </table:table-cell>
          <table:table-cell office:value-type="string">
            <text:p>kross script, knewstuff</text:p>
          </table:table-cell>
          <table:table-cell table:style-name="ce5" office:value-type="string">
            <text:p>approval</text:p>
          </table:table-cell>
          <table:table-cell table:formula="oooc:=IF(ISBLANK([.G64];&quot;approval&quot;);0;IF(EXACT([.G64];&quot;draft&quot;);1;IF(EXACT([.G64];&quot;approval&quot;);2;IF(EXACT([.G64];&quot;final&quot;);3;0))))" office:value-type="float" office:value="0">
            <text:p>Err:508</text:p>
          </table:table-cell>
          <table:table-cell office:value-type="string">
            <text:p>looks a lot like bookmarks icon?</text:p>
          </table:table-cell>
          <table:table-cell table:number-columns-repeated="247"/>
        </table:table-row>
        <table:table-row table:style-name="ro1">
          <table:table-cell office:value-type="string">
            <text:p>actions</text:p>
          </table:table-cell>
          <table:table-cell office:value-type="string">
            <text:p>go-bottom</text:p>
          </table:table-cell>
          <table:table-cell office:value-type="string">
            <text:p>bottom</text:p>
          </table:table-cell>
          <table:table-cell office:value-type="string">
            <text:p>The icon for the go to bottom of a list action. </text:p>
          </table:table-cell>
          <table:table-cell table:number-columns-repeated="2"/>
          <table:table-cell table:style-name="ce5" office:value-type="string">
            <text:p>approval</text:p>
          </table:table-cell>
          <table:table-cell table:number-columns-repeated="249"/>
        </table:table-row>
        <table:table-row table:style-name="ro1">
          <table:table-cell office:value-type="string">
            <text:p>actions</text:p>
          </table:table-cell>
          <table:table-cell office:value-type="string">
            <text:p>go-down</text:p>
          </table:table-cell>
          <table:table-cell office:value-type="string">
            <text:p>down</text:p>
          </table:table-cell>
          <table:table-cell office:value-type="string">
            <text:p>The icon for the go down in a list action. </text:p>
          </table:table-cell>
          <table:table-cell office:value-type="string">
            <text:p>yes</text:p>
          </table:table-cell>
          <table:table-cell office:value-type="string">
            <text:p>khtml</text:p>
          </table:table-cell>
          <table:table-cell table:style-name="ce5" office:value-type="string">
            <text:p>approval</text:p>
          </table:table-cell>
          <table:table-cell table:formula="oooc:=IF(ISBLANK([.G66];&quot;approval&quot;);0;IF(EXACT([.G66];&quot;draft&quot;);1;IF(EXACT([.G66];&quot;approval&quot;);2;IF(EXACT([.G6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go-down</text:p>
          </table:table-cell>
          <table:table-cell office:value-type="string">
            <text:p>down</text:p>
          </table:table-cell>
          <table:table-cell office:value-type="string">
            <text:p>none</text:p>
          </table:table-cell>
          <table:table-cell office:value-type="string">
            <text:p>no</text:p>
          </table:table-cell>
          <table:table-cell table:style-name="ce4" office:value-type="string">
            <text:p>toolbar editor, action selector dialog, kate, kprinter</text:p>
          </table:table-cell>
          <table:table-cell table:style-name="ce5" office:value-type="string">
            <text:p>approval</text:p>
          </table:table-cell>
          <table:table-cell table:formula="oooc:=IF(ISBLANK([.G67];&quot;approval&quot;);0;IF(EXACT([.G67];&quot;draft&quot;);1;IF(EXACT([.G67];&quot;approval&quot;);2;IF(EXACT([.G6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go-first</text:p>
          </table:table-cell>
          <table:table-cell office:value-type="string">
            <text:p>start</text:p>
          </table:table-cell>
          <table:table-cell office:value-type="string">
            <text:p>The icon for the go to the first item in a list action. </text:p>
          </table:table-cell>
          <table:table-cell office:value-type="string">
            <text:p>yes</text:p>
          </table:table-cell>
          <table:table-cell office:value-type="string">
            <text:p>first page action</text:p>
          </table:table-cell>
          <table:table-cell table:style-name="ce5" office:value-type="string">
            <text:p>approval</text:p>
          </table:table-cell>
          <table:table-cell table:formula="oooc:=IF(ISBLANK([.G68];&quot;approval&quot;);0;IF(EXACT([.G68];&quot;draft&quot;);1;IF(EXACT([.G68];&quot;approval&quot;);2;IF(EXACT([.G6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go-home</text:p>
          </table:table-cell>
          <table:table-cell office:value-type="string">
            <text:p>gohome</text:p>
          </table:table-cell>
          <table:table-cell office:value-type="string">
            <text:p>The icon for the go to home location action. </text:p>
          </table:table-cell>
          <table:table-cell office:value-type="string">
            <text:p>yes</text:p>
          </table:table-cell>
          <table:table-cell office:value-type="string">
            <text:p>home action</text:p>
          </table:table-cell>
          <table:table-cell table:style-name="ce5" office:value-type="string">
            <text:p>approval</text:p>
          </table:table-cell>
          <table:table-cell table:formula="oooc:=IF(ISBLANK([.G69];&quot;approval&quot;);0;IF(EXACT([.G69];&quot;draft&quot;);1;IF(EXACT([.G69];&quot;approval&quot;);2;IF(EXACT([.G6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go-last</text:p>
          </table:table-cell>
          <table:table-cell office:value-type="string">
            <text:p>finish</text:p>
          </table:table-cell>
          <table:table-cell office:value-type="string">
            <text:p>The icon for the go to the last item in a list action. </text:p>
          </table:table-cell>
          <table:table-cell office:value-type="string">
            <text:p>yes</text:p>
          </table:table-cell>
          <table:table-cell office:value-type="string">
            <text:p>last page action</text:p>
          </table:table-cell>
          <table:table-cell table:style-name="ce5" office:value-type="string">
            <text:p>approval</text:p>
          </table:table-cell>
          <table:table-cell table:formula="oooc:=IF(ISBLANK([.G70];&quot;approval&quot;);0;IF(EXACT([.G70];&quot;draft&quot;);1;IF(EXACT([.G70];&quot;approval&quot;);2;IF(EXACT([.G7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go-next</text:p>
          </table:table-cell>
          <table:table-cell office:value-type="string">
            <text:p>forward</text:p>
          </table:table-cell>
          <table:table-cell office:value-type="string">
            <text:p>The icon for the go to the next item in a list action. </text:p>
          </table:table-cell>
          <table:table-cell office:value-type="string">
            <text:p>yes</text:p>
          </table:table-cell>
          <table:table-cell office:value-type="string">
            <text:p>next action, kate</text:p>
          </table:table-cell>
          <table:table-cell table:style-name="ce5" office:value-type="string">
            <text:p>approval</text:p>
          </table:table-cell>
          <table:table-cell table:formula="oooc:=IF(ISBLANK([.G71];&quot;approval&quot;);0;IF(EXACT([.G71];&quot;draft&quot;);1;IF(EXACT([.G71];&quot;approval&quot;);2;IF(EXACT([.G7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go-previous</text:p>
          </table:table-cell>
          <table:table-cell office:value-type="string">
            <text:p>back</text:p>
          </table:table-cell>
          <table:table-cell office:value-type="string">
            <text:p>The icon for the go to the previous item in a list action. </text:p>
          </table:table-cell>
          <table:table-cell office:value-type="string">
            <text:p>yes</text:p>
          </table:table-cell>
          <table:table-cell office:value-type="string">
            <text:p>previous action, kate</text:p>
          </table:table-cell>
          <table:table-cell table:style-name="ce5" office:value-type="string">
            <text:p>approval</text:p>
          </table:table-cell>
          <table:table-cell table:formula="oooc:=IF(ISBLANK([.G72];&quot;approval&quot;);0;IF(EXACT([.G72];&quot;draft&quot;);1;IF(EXACT([.G72];&quot;approval&quot;);2;IF(EXACT([.G72];&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go-top</text:p>
          </table:table-cell>
          <table:table-cell office:value-type="string">
            <text:p>top</text:p>
          </table:table-cell>
          <table:table-cell office:value-type="string">
            <text:p>The icon for the go to the top of a list action. </text:p>
          </table:table-cell>
          <table:table-cell table:number-columns-repeated="2"/>
          <table:table-cell table:style-name="ce5" office:value-type="string">
            <text:p>approval</text:p>
          </table:table-cell>
          <table:table-cell table:number-columns-repeated="249"/>
        </table:table-row>
        <table:table-row table:style-name="ro1">
          <table:table-cell office:value-type="string">
            <text:p>actions</text:p>
          </table:table-cell>
          <table:table-cell office:value-type="string">
            <text:p>go-up</text:p>
          </table:table-cell>
          <table:table-cell office:value-type="string">
            <text:p>up</text:p>
          </table:table-cell>
          <table:table-cell office:value-type="string">
            <text:p>The icon for the go up in a list action. </text:p>
          </table:table-cell>
          <table:table-cell office:value-type="string">
            <text:p>yes</text:p>
          </table:table-cell>
          <table:table-cell office:value-type="string">
            <text:p>khtml</text:p>
          </table:table-cell>
          <table:table-cell table:style-name="ce5" office:value-type="string">
            <text:p>approval</text:p>
          </table:table-cell>
          <table:table-cell table:formula="oooc:=IF(ISBLANK([.G74];&quot;approval&quot;);0;IF(EXACT([.G74];&quot;draft&quot;);1;IF(EXACT([.G74];&quot;approval&quot;);2;IF(EXACT([.G7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goto-page</text:p>
          </table:table-cell>
          <table:table-cell office:value-type="string">
            <text:p>goto</text:p>
          </table:table-cell>
          <table:table-cell office:value-type="string">
            <text:p>none</text:p>
          </table:table-cell>
          <table:table-cell office:value-type="string">
            <text:p>no</text:p>
          </table:table-cell>
          <table:table-cell office:value-type="string">
            <text:p>go to page action</text:p>
          </table:table-cell>
          <table:table-cell table:style-name="ce5" office:value-type="string">
            <text:p>approval</text:p>
          </table:table-cell>
          <table:table-cell table:formula="oooc:=IF(ISBLANK([.G75];&quot;approval&quot;);0;IF(EXACT([.G75];&quot;draft&quot;);1;IF(EXACT([.G75];&quot;approval&quot;);2;IF(EXACT([.G7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help-contents</text:p>
          </table:table-cell>
          <table:table-cell office:value-type="string">
            <text:p>contents</text:p>
          </table:table-cell>
          <table:table-cell office:value-type="string">
            <text:p>none</text:p>
          </table:table-cell>
          <table:table-cell office:value-type="string">
            <text:p>no</text:p>
          </table:table-cell>
          <table:table-cell office:value-type="string">
            <text:p>help menu, printer config</text:p>
          </table:table-cell>
          <table:table-cell table:style-name="ce5" office:value-type="string">
            <text:p>approval</text:p>
          </table:table-cell>
          <table:table-cell table:formula="oooc:=IF(ISBLANK([.G76];&quot;approval&quot;);0;IF(EXACT([.G76];&quot;draft&quot;);1;IF(EXACT([.G76];&quot;approval&quot;);2;IF(EXACT([.G7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help-contents</text:p>
          </table:table-cell>
          <table:table-cell office:value-type="string">
            <text:p>help</text:p>
          </table:table-cell>
          <table:table-cell office:value-type="string">
            <text:p>The icon for Contents item in the Help menu. </text:p>
          </table:table-cell>
          <table:table-cell office:value-type="string">
            <text:p>yes</text:p>
          </table:table-cell>
          <table:table-cell office:value-type="string">
            <text:p>kprinter</text:p>
          </table:table-cell>
          <table:table-cell table:style-name="ce5" office:value-type="string">
            <text:p>approval</text:p>
          </table:table-cell>
          <table:table-cell table:formula="oooc:=IF(ISBLANK([.G77];&quot;approval&quot;);0;IF(EXACT([.G77];&quot;draft&quot;);1;IF(EXACT([.G77];&quot;approval&quot;);2;IF(EXACT([.G7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help-whatsthis</text:p>
          </table:table-cell>
          <table:table-cell office:value-type="string">
            <text:p>contexthelp</text:p>
          </table:table-cell>
          <table:table-cell office:value-type="string">
            <text:p>none</text:p>
          </table:table-cell>
          <table:table-cell office:value-type="string">
            <text:p>no</text:p>
          </table:table-cell>
          <table:table-cell office:value-type="string">
            <text:p>whats this action</text:p>
          </table:table-cell>
          <table:table-cell table:style-name="ce5" office:value-type="string">
            <text:p>approval</text:p>
          </table:table-cell>
          <table:table-cell table:formula="oooc:=IF(ISBLANK([.G78];&quot;approval&quot;);0;IF(EXACT([.G78];&quot;draft&quot;);1;IF(EXACT([.G78];&quot;approval&quot;);2;IF(EXACT([.G78];&quot;final&quot;);3;0))))" office:value-type="float" office:value="0">
            <text:p>Err:508</text:p>
          </table:table-cell>
          <table:table-cell table:number-columns-repeated="248"/>
        </table:table-row>
        <table:table-row table:style-name="ro1">
          <table:table-cell office:value-type="string">
            <text:p>actions</text:p>
          </table:table-cell>
          <table:table-cell table:number-columns-repeated="2" office:value-type="string">
            <text:p>history</text:p>
          </table:table-cell>
          <table:table-cell office:value-type="string">
            <text:p>none</text:p>
          </table:table-cell>
          <table:table-cell office:value-type="string">
            <text:p>no</text:p>
          </table:table-cell>
          <table:table-cell office:value-type="string">
            <text:p>print job mgr, knewstuff</text:p>
          </table:table-cell>
          <table:table-cell table:style-name="ce5" office:value-type="string">
            <text:p>approval</text:p>
          </table:table-cell>
          <table:table-cell table:formula="oooc:=IF(ISBLANK([.G79];&quot;approval&quot;);0;IF(EXACT([.G79];&quot;draft&quot;);1;IF(EXACT([.G79];&quot;approval&quot;);2;IF(EXACT([.G7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history-clear</text:p>
          </table:table-cell>
          <table:table-cell office:value-type="string">
            <text:p>history_clear</text:p>
          </table:table-cell>
          <table:table-cell office:value-type="string">
            <text:p>none</text:p>
          </table:table-cell>
          <table:table-cell office:value-type="string">
            <text:p>no</text:p>
          </table:table-cell>
          <table:table-cell office:value-type="string">
            <text:p>combobox context menu, html forms</text:p>
          </table:table-cell>
          <table:table-cell table:style-name="ce5" office:value-type="string">
            <text:p>approval</text:p>
          </table:table-cell>
          <table:table-cell table:formula="oooc:=IF(ISBLANK([.G80];&quot;approval&quot;);0;IF(EXACT([.G80];&quot;draft&quot;);1;IF(EXACT([.G80];&quot;approval&quot;);2;IF(EXACT([.G80];&quot;final&quot;);3;0))))" office:value-type="float" office:value="0">
            <text:p>Err:508</text:p>
          </table:table-cell>
          <table:table-cell table:number-columns-repeated="248"/>
        </table:table-row>
        <table:table-row table:style-name="ro1">
          <table:table-cell office:value-type="string">
            <text:p>actions</text:p>
          </table:table-cell>
          <table:table-cell table:number-columns-repeated="2" office:value-type="string">
            <text:p>idea</text:p>
          </table:table-cell>
          <table:table-cell office:value-type="string">
            <text:p>none</text:p>
          </table:table-cell>
          <table:table-cell office:value-type="string">
            <text:p>no</text:p>
          </table:table-cell>
          <table:table-cell office:value-type="string">
            <text:p>ktip dialog and action</text:p>
          </table:table-cell>
          <table:table-cell table:style-name="ce5" office:value-type="string">
            <text:p>approval</text:p>
          </table:table-cell>
          <table:table-cell table:formula="oooc:=IF(ISBLANK([.G81];&quot;approval&quot;);0;IF(EXACT([.G81];&quot;draft&quot;);1;IF(EXACT([.G81];&quot;approval&quot;);2;IF(EXACT([.G8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images-display</text:p>
          </table:table-cell>
          <table:table-cell office:value-type="string">
            <text:p>images_display</text:p>
          </table:table-cell>
          <table:table-cell office:value-type="string">
            <text:p>none</text:p>
          </table:table-cell>
          <table:table-cell office:value-type="string">
            <text:p>no</text:p>
          </table:table-cell>
          <table:table-cell office:value-type="string">
            <text:p>khtml</text:p>
          </table:table-cell>
          <table:table-cell/>
          <table:table-cell table:formula="oooc:=IF(ISBLANK([.G82];&quot;approval&quot;);0;IF(EXACT([.G82];&quot;draft&quot;);1;IF(EXACT([.G82];&quot;approval&quot;);2;IF(EXACT([.G82];&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insert-image</text:p>
          </table:table-cell>
          <table:table-cell office:value-type="string">
            <text:p>frame_image</text:p>
          </table:table-cell>
          <table:table-cell office:value-type="string">
            <text:p>The icon for the insert image action of an application.</text:p>
          </table:table-cell>
          <table:table-cell office:value-type="string">
            <text:p>yes</text:p>
          </table:table-cell>
          <table:table-cell table:number-columns-repeated="251"/>
        </table:table-row>
        <table:table-row table:style-name="ro1">
          <table:table-cell office:value-type="string">
            <text:p>actions</text:p>
          </table:table-cell>
          <table:table-cell office:value-type="string">
            <text:p>insert-object</text:p>
          </table:table-cell>
          <table:table-cell office:value-type="string">
            <text:p>frame_text</text:p>
          </table:table-cell>
          <table:table-cell office:value-type="string">
            <text:p>The icon for the insert object action of an application.</text:p>
          </table:table-cell>
          <table:table-cell office:value-type="string">
            <text:p>yes</text:p>
          </table:table-cell>
          <table:table-cell table:number-columns-repeated="251"/>
        </table:table-row>
        <table:table-row table:style-name="ro1">
          <table:table-cell office:value-type="string">
            <text:p>actions</text:p>
          </table:table-cell>
          <table:table-cell office:value-type="string">
            <text:p>list-add</text:p>
          </table:table-cell>
          <table:table-cell office:value-type="string">
            <text:p>add</text:p>
          </table:table-cell>
          <table:table-cell office:value-type="string">
            <text:p>The icon for the add to list action.</text:p>
          </table:table-cell>
          <table:table-cell office:value-type="string">
            <text:p>yes</text:p>
          </table:table-cell>
          <table:table-cell office:value-type="string">
            <text:p>dialog button</text:p>
          </table:table-cell>
          <table:table-cell table:style-name="ce4"/>
          <table:table-cell table:formula="oooc:=IF(ISBLANK([.G85];&quot;approval&quot;);0;IF(EXACT([.G85];&quot;draft&quot;);1;IF(EXACT([.G85];&quot;approval&quot;);2;IF(EXACT([.G8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list-remove</text:p>
          </table:table-cell>
          <table:table-cell office:value-type="string">
            <text:p>remove</text:p>
          </table:table-cell>
          <table:table-cell office:value-type="string">
            <text:p>The icon for the remove from list action.</text:p>
          </table:table-cell>
          <table:table-cell office:value-type="string">
            <text:p>yes</text:p>
          </table:table-cell>
          <table:table-cell office:value-type="string">
            <text:p>dialog button</text:p>
          </table:table-cell>
          <table:table-cell table:style-name="ce5" office:value-type="string">
            <text:p>approval</text:p>
          </table:table-cell>
          <table:table-cell table:formula="oooc:=IF(ISBLANK([.G86];&quot;approval&quot;);0;IF(EXACT([.G86];&quot;draft&quot;);1;IF(EXACT([.G86];&quot;approval&quot;);2;IF(EXACT([.G8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ail</text:p>
          </table:table-cell>
          <table:table-cell office:value-type="string">
            <text:p>mail_generic</text:p>
          </table:table-cell>
          <table:table-cell office:value-type="string">
            <text:p>none</text:p>
          </table:table-cell>
          <table:table-cell office:value-type="string">
            <text:p>no</text:p>
          </table:table-cell>
          <table:table-cell office:value-type="string">
            <text:p>khtml</text:p>
          </table:table-cell>
          <table:table-cell table:style-name="ce5" office:value-type="string">
            <text:p>approval</text:p>
          </table:table-cell>
          <table:table-cell table:formula="oooc:=IF(ISBLANK([.G87];&quot;approval&quot;);0;IF(EXACT([.G87];&quot;draft&quot;);1;IF(EXACT([.G87];&quot;approval&quot;);2;IF(EXACT([.G8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ail-forward</text:p>
          </table:table-cell>
          <table:table-cell office:value-type="string">
            <text:p>mail_forward</text:p>
          </table:table-cell>
          <table:table-cell office:value-type="string">
            <text:p>The icon for the forward action of an electronic mail application.</text:p>
          </table:table-cell>
          <table:table-cell office:value-type="string">
            <text:p>yes</text:p>
          </table:table-cell>
          <table:table-cell table:number-columns-repeated="251"/>
        </table:table-row>
        <table:table-row table:style-name="ro1">
          <table:table-cell office:value-type="string">
            <text:p>actions</text:p>
          </table:table-cell>
          <table:table-cell office:value-type="string">
            <text:p>mail-mark-junk</text:p>
          </table:table-cell>
          <table:table-cell office:value-type="string">
            <text:p>mail_spam</text:p>
          </table:table-cell>
          <table:table-cell office:value-type="string">
            <text:p>The icon for the mark as junk action of an electronic mail application.</text:p>
          </table:table-cell>
          <table:table-cell office:value-type="string">
            <text:p>yes</text:p>
          </table:table-cell>
          <table:table-cell table:number-columns-repeated="251"/>
        </table:table-row>
        <table:table-row table:style-name="ro1">
          <table:table-cell office:value-type="string">
            <text:p>actions</text:p>
          </table:table-cell>
          <table:table-cell office:value-type="string">
            <text:p>mail-mark-notjunk</text:p>
          </table:table-cell>
          <table:table-cell office:value-type="string">
            <text:p>mail_ham</text:p>
          </table:table-cell>
          <table:table-cell office:value-type="string">
            <text:p>The icon for the mark as not junk action of an electronic mail application.</text:p>
          </table:table-cell>
          <table:table-cell office:value-type="string">
            <text:p>yes</text:p>
          </table:table-cell>
          <table:table-cell table:number-columns-repeated="251"/>
        </table:table-row>
        <table:table-row table:style-name="ro1">
          <table:table-cell office:value-type="string">
            <text:p>actions</text:p>
          </table:table-cell>
          <table:table-cell office:value-type="string">
            <text:p>mail-reply-all</text:p>
          </table:table-cell>
          <table:table-cell office:value-type="string">
            <text:p>mail_replyall</text:p>
          </table:table-cell>
          <table:table-cell office:value-type="string">
            <text:p>The icon for the reply to all action of an electronic mail application.</text:p>
          </table:table-cell>
          <table:table-cell office:value-type="string">
            <text:p>yes</text:p>
          </table:table-cell>
          <table:table-cell table:number-columns-repeated="251"/>
        </table:table-row>
        <table:table-row table:style-name="ro1">
          <table:table-cell office:value-type="string">
            <text:p>actions</text:p>
          </table:table-cell>
          <table:table-cell office:value-type="string">
            <text:p>mail-reply-sender</text:p>
          </table:table-cell>
          <table:table-cell office:value-type="string">
            <text:p>mail_reply</text:p>
          </table:table-cell>
          <table:table-cell office:value-type="string">
            <text:p>The icon for the reply to sender action of an electronic mail application.</text:p>
          </table:table-cell>
          <table:table-cell office:value-type="string">
            <text:p>yes</text:p>
          </table:table-cell>
          <table:table-cell table:number-columns-repeated="251"/>
        </table:table-row>
        <table:table-row table:style-name="ro1">
          <table:table-cell office:value-type="string">
            <text:p>actions</text:p>
          </table:table-cell>
          <table:table-cell office:value-type="string">
            <text:p>mail-send</text:p>
          </table:table-cell>
          <table:table-cell office:value-type="string">
            <text:p>mail_send</text:p>
          </table:table-cell>
          <table:table-cell office:value-type="string">
            <text:p>The icon for the send action of an electronic mail application.</text:p>
          </table:table-cell>
          <table:table-cell office:value-type="string">
            <text:p>yes</text:p>
          </table:table-cell>
          <table:table-cell table:number-columns-repeated="251"/>
        </table:table-row>
        <table:table-row table:style-name="ro1">
          <table:table-cell office:value-type="string">
            <text:p>actions</text:p>
          </table:table-cell>
          <table:table-cell office:value-type="string">
            <text:p>media-eject</text:p>
          </table:table-cell>
          <table:table-cell office:value-type="string">
            <text:p>player_eject</text:p>
          </table:table-cell>
          <table:table-cell office:value-type="string">
            <text:p>The icon for the eject action of a media player or file manager.</text:p>
          </table:table-cell>
          <table:table-cell office:value-type="string">
            <text:p>yes</text:p>
          </table:table-cell>
          <table:table-cell table:number-columns-repeated="251"/>
        </table:table-row>
        <table:table-row table:style-name="ro1">
          <table:table-cell office:value-type="string">
            <text:p>actions</text:p>
          </table:table-cell>
          <table:table-cell office:value-type="string">
            <text:p>media-playback-pause</text:p>
          </table:table-cell>
          <table:table-cell office:value-type="string">
            <text:p>player_pause</text:p>
          </table:table-cell>
          <table:table-cell office:value-type="string">
            <text:p>The icon for the pause action of a media player.</text:p>
          </table:table-cell>
          <table:table-cell office:value-type="string">
            <text:p>yes</text:p>
          </table:table-cell>
          <table:table-cell table:number-columns-repeated="251"/>
        </table:table-row>
        <table:table-row table:style-name="ro1">
          <table:table-cell office:value-type="string">
            <text:p>actions</text:p>
          </table:table-cell>
          <table:table-cell office:value-type="string">
            <text:p>media-playback-start</text:p>
          </table:table-cell>
          <table:table-cell office:value-type="string">
            <text:p>player_play</text:p>
          </table:table-cell>
          <table:table-cell office:value-type="string">
            <text:p>The icon for the start playback action of a media player. </text:p>
          </table:table-cell>
          <table:table-cell office:value-type="string">
            <text:p>yes</text:p>
          </table:table-cell>
          <table:table-cell office:value-type="string">
            <text:p>notification dialog</text:p>
          </table:table-cell>
          <table:table-cell table:style-name="ce5" office:value-type="string">
            <text:p>approval</text:p>
          </table:table-cell>
          <table:table-cell table:formula="oooc:=IF(ISBLANK([.G96];&quot;approval&quot;);0;IF(EXACT([.G96];&quot;draft&quot;);1;IF(EXACT([.G96];&quot;approval&quot;);2;IF(EXACT([.G9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edia-playback-stop</text:p>
          </table:table-cell>
          <table:table-cell office:value-type="string">
            <text:p>player_stop</text:p>
          </table:table-cell>
          <table:table-cell office:value-type="string">
            <text:p>The icon for the stop action of a media player. </text:p>
          </table:table-cell>
          <table:table-cell office:value-type="string">
            <text:p>yes</text:p>
          </table:table-cell>
          <table:table-cell office:value-type="string">
            <text:p>kross script</text:p>
          </table:table-cell>
          <table:table-cell table:style-name="ce5" office:value-type="string">
            <text:p>approval</text:p>
          </table:table-cell>
          <table:table-cell table:formula="oooc:=IF(ISBLANK([.G97];&quot;approval&quot;);0;IF(EXACT([.G97];&quot;draft&quot;);1;IF(EXACT([.G97];&quot;approval&quot;);2;IF(EXACT([.G9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edia-record</text:p>
          </table:table-cell>
          <table:table-cell office:value-type="string">
            <text:p>player_record</text:p>
          </table:table-cell>
          <table:table-cell office:value-type="string">
            <text:p>The icon for the record action of a media application.</text:p>
          </table:table-cell>
          <table:table-cell office:value-type="string">
            <text:p>yes</text:p>
          </table:table-cell>
          <table:table-cell table:number-columns-repeated="251"/>
        </table:table-row>
        <table:table-row table:style-name="ro1">
          <table:table-cell office:value-type="string">
            <text:p>actions</text:p>
          </table:table-cell>
          <table:table-cell office:value-type="string">
            <text:p>media-seek-backward</text:p>
          </table:table-cell>
          <table:table-cell office:value-type="string">
            <text:p>player_rew</text:p>
          </table:table-cell>
          <table:table-cell office:value-type="string">
            <text:p>The icon for the seek backward action of a media player.</text:p>
          </table:table-cell>
          <table:table-cell office:value-type="string">
            <text:p>yes</text:p>
          </table:table-cell>
          <table:table-cell table:number-columns-repeated="251"/>
        </table:table-row>
        <table:table-row table:style-name="ro1">
          <table:table-cell office:value-type="string">
            <text:p>actions</text:p>
          </table:table-cell>
          <table:table-cell office:value-type="string">
            <text:p>media-seek-forward </text:p>
          </table:table-cell>
          <table:table-cell office:value-type="string">
            <text:p>player_fwd</text:p>
          </table:table-cell>
          <table:table-cell office:value-type="string">
            <text:p>The icon for the seek forward action of a media player.</text:p>
          </table:table-cell>
          <table:table-cell office:value-type="string">
            <text:p>yes</text:p>
          </table:table-cell>
          <table:table-cell table:number-columns-repeated="251"/>
        </table:table-row>
        <table:table-row table:style-name="ro1">
          <table:table-cell office:value-type="string">
            <text:p>actions</text:p>
          </table:table-cell>
          <table:table-cell office:value-type="string">
            <text:p>media-skip-backward</text:p>
          </table:table-cell>
          <table:table-cell office:value-type="string">
            <text:p>player_start</text:p>
          </table:table-cell>
          <table:table-cell office:value-type="string">
            <text:p>The icon for the skip backward action of a media player.</text:p>
          </table:table-cell>
          <table:table-cell office:value-type="string">
            <text:p>yes</text:p>
          </table:table-cell>
          <table:table-cell table:number-columns-repeated="251"/>
        </table:table-row>
        <table:table-row table:style-name="ro1">
          <table:table-cell office:value-type="string">
            <text:p>actions</text:p>
          </table:table-cell>
          <table:table-cell office:value-type="string">
            <text:p>media-skip-forward</text:p>
          </table:table-cell>
          <table:table-cell office:value-type="string">
            <text:p>player_end</text:p>
          </table:table-cell>
          <table:table-cell office:value-type="string">
            <text:p>The icon for the skip forward action of a media player.</text:p>
          </table:table-cell>
          <table:table-cell office:value-type="string">
            <text:p>yes</text:p>
          </table:table-cell>
          <table:table-cell table:number-columns-repeated="251"/>
        </table:table-row>
        <table:table-row table:style-name="ro1">
          <table:table-cell office:value-type="string">
            <text:p>actions</text:p>
          </table:table-cell>
          <table:table-cell office:value-type="string">
            <text:p>none</text:p>
          </table:table-cell>
          <table:table-cell office:value-type="string">
            <text:p>kdeprint_addprinter</text:p>
          </table:table-cell>
          <table:table-cell office:value-type="string">
            <text:p>none</text:p>
          </table:table-cell>
          <table:table-cell office:value-type="string">
            <text:p>no</text:p>
          </table:table-cell>
          <table:table-cell office:value-type="string">
            <text:p>printer config</text:p>
          </table:table-cell>
          <table:table-cell/>
          <table:table-cell table:formula="oooc:=IF(ISBLANK([.G103];&quot;approval&quot;);0;IF(EXACT([.G103];&quot;draft&quot;);1;IF(EXACT([.G103];&quot;approval&quot;);2;IF(EXACT([.G10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addpseudo</text:p>
          </table:table-cell>
          <table:table-cell office:value-type="string">
            <text:p>none</text:p>
          </table:table-cell>
          <table:table-cell office:value-type="string">
            <text:p>no</text:p>
          </table:table-cell>
          <table:table-cell office:value-type="string">
            <text:p>printer config</text:p>
          </table:table-cell>
          <table:table-cell/>
          <table:table-cell table:formula="oooc:=IF(ISBLANK([.G104];&quot;approval&quot;);0;IF(EXACT([.G104];&quot;draft&quot;);1;IF(EXACT([.G104];&quot;approval&quot;);2;IF(EXACT([.G10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configmgr</text:p>
          </table:table-cell>
          <table:table-cell office:value-type="string">
            <text:p>none</text:p>
          </table:table-cell>
          <table:table-cell office:value-type="string">
            <text:p>no</text:p>
          </table:table-cell>
          <table:table-cell office:value-type="string">
            <text:p>printer config</text:p>
          </table:table-cell>
          <table:table-cell/>
          <table:table-cell table:formula="oooc:=IF(ISBLANK([.G105];&quot;approval&quot;);0;IF(EXACT([.G105];&quot;draft&quot;);1;IF(EXACT([.G105];&quot;approval&quot;);2;IF(EXACT([.G10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configsrv</text:p>
          </table:table-cell>
          <table:table-cell office:value-type="string">
            <text:p>none</text:p>
          </table:table-cell>
          <table:table-cell office:value-type="string">
            <text:p>no</text:p>
          </table:table-cell>
          <table:table-cell office:value-type="string">
            <text:p>printer config</text:p>
          </table:table-cell>
          <table:table-cell/>
          <table:table-cell table:formula="oooc:=IF(ISBLANK([.G106];&quot;approval&quot;);0;IF(EXACT([.G106];&quot;draft&quot;);1;IF(EXACT([.G106];&quot;approval&quot;);2;IF(EXACT([.G10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defaulthard</text:p>
          </table:table-cell>
          <table:table-cell office:value-type="string">
            <text:p>none</text:p>
          </table:table-cell>
          <table:table-cell office:value-type="string">
            <text:p>no</text:p>
          </table:table-cell>
          <table:table-cell office:value-type="string">
            <text:p>printer config</text:p>
          </table:table-cell>
          <table:table-cell/>
          <table:table-cell table:formula="oooc:=IF(ISBLANK([.G107];&quot;approval&quot;);0;IF(EXACT([.G107];&quot;draft&quot;);1;IF(EXACT([.G107];&quot;approval&quot;);2;IF(EXACT([.G10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defaultsoft</text:p>
          </table:table-cell>
          <table:table-cell office:value-type="string">
            <text:p>none</text:p>
          </table:table-cell>
          <table:table-cell office:value-type="string">
            <text:p>no</text:p>
          </table:table-cell>
          <table:table-cell office:value-type="string">
            <text:p>printer config</text:p>
          </table:table-cell>
          <table:table-cell/>
          <table:table-cell table:formula="oooc:=IF(ISBLANK([.G108];&quot;approval&quot;);0;IF(EXACT([.G108];&quot;draft&quot;);1;IF(EXACT([.G108];&quot;approval&quot;);2;IF(EXACT([.G10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printer_infos</text:p>
          </table:table-cell>
          <table:table-cell office:value-type="string">
            <text:p>none</text:p>
          </table:table-cell>
          <table:table-cell office:value-type="string">
            <text:p>no</text:p>
          </table:table-cell>
          <table:table-cell office:value-type="string">
            <text:p>printer config</text:p>
          </table:table-cell>
          <table:table-cell/>
          <table:table-cell table:formula="oooc:=IF(ISBLANK([.G109];&quot;approval&quot;);0;IF(EXACT([.G109];&quot;draft&quot;);1;IF(EXACT([.G109];&quot;approval&quot;);2;IF(EXACT([.G10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printstate</text:p>
          </table:table-cell>
          <table:table-cell office:value-type="string">
            <text:p>none</text:p>
          </table:table-cell>
          <table:table-cell office:value-type="string">
            <text:p>no</text:p>
          </table:table-cell>
          <table:table-cell office:value-type="string">
            <text:p>kdeprint</text:p>
          </table:table-cell>
          <table:table-cell/>
          <table:table-cell table:formula="oooc:=IF(ISBLANK([.G110];&quot;approval&quot;);0;IF(EXACT([.G110];&quot;draft&quot;);1;IF(EXACT([.G110];&quot;approval&quot;);2;IF(EXACT([.G11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report</text:p>
          </table:table-cell>
          <table:table-cell office:value-type="string">
            <text:p>none</text:p>
          </table:table-cell>
          <table:table-cell office:value-type="string">
            <text:p>no</text:p>
          </table:table-cell>
          <table:table-cell office:value-type="string">
            <text:p>cups config (printing)</text:p>
          </table:table-cell>
          <table:table-cell/>
          <table:table-cell table:formula="oooc:=IF(ISBLANK([.G111];&quot;approval&quot;);0;IF(EXACT([.G111];&quot;draft&quot;);1;IF(EXACT([.G111];&quot;approval&quot;);2;IF(EXACT([.G11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restartsrv</text:p>
          </table:table-cell>
          <table:table-cell office:value-type="string">
            <text:p>none</text:p>
          </table:table-cell>
          <table:table-cell office:value-type="string">
            <text:p>no</text:p>
          </table:table-cell>
          <table:table-cell office:value-type="string">
            <text:p>printer config</text:p>
          </table:table-cell>
          <table:table-cell/>
          <table:table-cell table:formula="oooc:=IF(ISBLANK([.G112];&quot;approval&quot;);0;IF(EXACT([.G112];&quot;draft&quot;);1;IF(EXACT([.G112];&quot;approval&quot;);2;IF(EXACT([.G112];&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testprinter</text:p>
          </table:table-cell>
          <table:table-cell office:value-type="string">
            <text:p>none</text:p>
          </table:table-cell>
          <table:table-cell office:value-type="string">
            <text:p>no</text:p>
          </table:table-cell>
          <table:table-cell office:value-type="string">
            <text:p>printer config</text:p>
          </table:table-cell>
          <table:table-cell/>
          <table:table-cell table:formula="oooc:=IF(ISBLANK([.G113];&quot;approval&quot;);0;IF(EXACT([.G113];&quot;draft&quot;);1;IF(EXACT([.G113];&quot;approval&quot;);2;IF(EXACT([.G11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uploadsmb</text:p>
          </table:table-cell>
          <table:table-cell office:value-type="string">
            <text:p>none</text:p>
          </table:table-cell>
          <table:table-cell office:value-type="string">
            <text:p>no</text:p>
          </table:table-cell>
          <table:table-cell office:value-type="string">
            <text:p>cups config (printing)</text:p>
          </table:table-cell>
          <table:table-cell/>
          <table:table-cell table:formula="oooc:=IF(ISBLANK([.G114];&quot;approval&quot;);0;IF(EXACT([.G114];&quot;draft&quot;);1;IF(EXACT([.G114];&quot;approval&quot;);2;IF(EXACT([.G11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view_change</text:p>
          </table:table-cell>
          <table:table-cell office:value-type="string">
            <text:p>none</text:p>
          </table:table-cell>
          <table:table-cell office:value-type="string">
            <text:p>no</text:p>
          </table:table-cell>
          <table:table-cell office:value-type="string">
            <text:p>kdeprint</text:p>
          </table:table-cell>
          <table:table-cell/>
          <table:table-cell table:formula="oooc:=IF(ISBLANK([.G115];&quot;approval&quot;);0;IF(EXACT([.G115];&quot;draft&quot;);1;IF(EXACT([.G115];&quot;approval&quot;);2;IF(EXACT([.G11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object-rotate-left</text:p>
          </table:table-cell>
          <table:table-cell office:value-type="string">
            <text:p>rotate_cw</text:p>
          </table:table-cell>
          <table:table-cell office:value-type="string">
            <text:p>The icon for the rotate left action performed on an object.</text:p>
          </table:table-cell>
          <table:table-cell office:value-type="string">
            <text:p>yes</text:p>
          </table:table-cell>
          <table:table-cell office:value-type="string">
            <text:p>pixmap region selector</text:p>
          </table:table-cell>
          <table:table-cell table:style-name="ce5" office:value-type="string">
            <text:p>approval</text:p>
          </table:table-cell>
          <table:table-cell table:formula="oooc:=IF(ISBLANK([.G116];&quot;approval&quot;);0;IF(EXACT([.G116];&quot;draft&quot;);1;IF(EXACT([.G116];&quot;approval&quot;);2;IF(EXACT([.G11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object-rotate-right</text:p>
          </table:table-cell>
          <table:table-cell office:value-type="string">
            <text:p>rotate_ccw</text:p>
          </table:table-cell>
          <table:table-cell office:value-type="string">
            <text:p>The icon for the rotate rigt action performed on an object.</text:p>
          </table:table-cell>
          <table:table-cell office:value-type="string">
            <text:p>yes</text:p>
          </table:table-cell>
          <table:table-cell office:value-type="string">
            <text:p>pixmap region selector</text:p>
          </table:table-cell>
          <table:table-cell table:style-name="ce5" office:value-type="string">
            <text:p>approval</text:p>
          </table:table-cell>
          <table:table-cell table:formula="oooc:=IF(ISBLANK([.G117];&quot;approval&quot;);0;IF(EXACT([.G117];&quot;draft&quot;);1;IF(EXACT([.G117];&quot;approval&quot;);2;IF(EXACT([.G11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print-frame</text:p>
          </table:table-cell>
          <table:table-cell office:value-type="string">
            <text:p>frameprint</text:p>
          </table:table-cell>
          <table:table-cell office:value-type="string">
            <text:p>none</text:p>
          </table:table-cell>
          <table:table-cell office:value-type="string">
            <text:p>no</text:p>
          </table:table-cell>
          <table:table-cell office:value-type="string">
            <text:p>khtml print</text:p>
          </table:table-cell>
          <table:table-cell table:style-name="ce5" office:value-type="string">
            <text:p>approval</text:p>
          </table:table-cell>
          <table:table-cell table:formula="oooc:=IF(ISBLANK([.G118];&quot;approval&quot;);0;IF(EXACT([.G118];&quot;draft&quot;);1;IF(EXACT([.G118];&quot;approval&quot;);2;IF(EXACT([.G11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printer-enable</text:p>
          </table:table-cell>
          <table:table-cell office:value-type="string">
            <text:p>kdeprint_enableprinter</text:p>
          </table:table-cell>
          <table:table-cell office:value-type="string">
            <text:p>none</text:p>
          </table:table-cell>
          <table:table-cell office:value-type="string">
            <text:p>no</text:p>
          </table:table-cell>
          <table:table-cell office:value-type="string">
            <text:p>printer config</text:p>
          </table:table-cell>
          <table:table-cell table:style-name="ce5" office:value-type="string">
            <text:p>approval</text:p>
          </table:table-cell>
          <table:table-cell table:formula="oooc:=IF(ISBLANK([.G119];&quot;approval&quot;);0;IF(EXACT([.G119];&quot;draft&quot;);1;IF(EXACT([.G119];&quot;approval&quot;);2;IF(EXACT([.G119];&quot;final&quot;);3;0))))" office:value-type="float" office:value="0">
            <text:p>Err:508</text:p>
          </table:table-cell>
          <table:table-cell office:value-type="string">
            <text:p>wrong name in theme or?</text:p>
          </table:table-cell>
          <table:table-cell table:number-columns-repeated="247"/>
        </table:table-row>
        <table:table-row table:style-name="ro1">
          <table:table-cell office:value-type="string">
            <text:p>actions</text:p>
          </table:table-cell>
          <table:table-cell office:value-type="string">
            <text:p>printer-queue-state</text:p>
          </table:table-cell>
          <table:table-cell office:value-type="string">
            <text:p>kdeprint_queuestate</text:p>
          </table:table-cell>
          <table:table-cell office:value-type="string">
            <text:p>none</text:p>
          </table:table-cell>
          <table:table-cell office:value-type="string">
            <text:p>no</text:p>
          </table:table-cell>
          <table:table-cell office:value-type="string">
            <text:p>printer config</text:p>
          </table:table-cell>
          <table:table-cell table:style-name="ce5" office:value-type="string">
            <text:p>approval</text:p>
          </table:table-cell>
          <table:table-cell table:formula="oooc:=IF(ISBLANK([.G120];&quot;approval&quot;);0;IF(EXACT([.G120];&quot;draft&quot;);1;IF(EXACT([.G120];&quot;approval&quot;);2;IF(EXACT([.G120];&quot;final&quot;);3;0))))" office:value-type="float" office:value="0">
            <text:p>Err:508</text:p>
          </table:table-cell>
          <table:table-cell office:value-type="string">
            <text:p>wrong name in theme or?</text:p>
          </table:table-cell>
          <table:table-cell table:number-columns-repeated="247"/>
        </table:table-row>
        <table:table-row table:style-name="ro1">
          <table:table-cell office:value-type="string">
            <text:p>actions</text:p>
          </table:table-cell>
          <table:table-cell office:value-type="string">
            <text:p>printer-stop</text:p>
          </table:table-cell>
          <table:table-cell office:value-type="string">
            <text:p>kdeprint_stopprinter</text:p>
          </table:table-cell>
          <table:table-cell office:value-type="string">
            <text:p>none</text:p>
          </table:table-cell>
          <table:table-cell office:value-type="string">
            <text:p>no</text:p>
          </table:table-cell>
          <table:table-cell office:value-type="string">
            <text:p>printer config</text:p>
          </table:table-cell>
          <table:table-cell table:style-name="ce5" office:value-type="string">
            <text:p>approval</text:p>
          </table:table-cell>
          <table:table-cell table:formula="oooc:=IF(ISBLANK([.G121];&quot;approval&quot;);0;IF(EXACT([.G121];&quot;draft&quot;);1;IF(EXACT([.G121];&quot;approval&quot;);2;IF(EXACT([.G121];&quot;final&quot;);3;0))))" office:value-type="float" office:value="0">
            <text:p>Err:508</text:p>
          </table:table-cell>
          <table:table-cell office:value-type="string">
            <text:p>wrong name in theme or?</text:p>
          </table:table-cell>
          <table:table-cell table:number-columns-repeated="247"/>
        </table:table-row>
        <table:table-row table:style-name="ro1">
          <table:table-cell office:value-type="string">
            <text:p>actions</text:p>
          </table:table-cell>
          <table:table-cell office:value-type="string">
            <text:p>process-stop</text:p>
          </table:table-cell>
          <table:table-cell office:value-type="string">
            <text:p>stop</text:p>
          </table:table-cell>
          <table:table-cell office:value-type="string">
            <text:p>The icon used for the &lt;quote&gt;Stop&lt;/quote&gt; action in applications with actions that may take a while to process, such as web page loading in a browser.</text:p>
          </table:table-cell>
          <table:table-cell office:value-type="string">
            <text:p>yes</text:p>
          </table:table-cell>
          <table:table-cell office:value-type="string">
            <text:p>khtml/ecma/debugger/images</text:p>
          </table:table-cell>
          <table:table-cell table:style-name="ce5" office:value-type="string">
            <text:p>approval</text:p>
          </table:table-cell>
          <table:table-cell table:formula="oooc:=IF(ISBLANK([.G122];&quot;approval&quot;);0;IF(EXACT([.G122];&quot;draft&quot;);1;IF(EXACT([.G122];&quot;approval&quot;);2;IF(EXACT([.G122];&quot;final&quot;);3;0))))" office:value-type="float" office:value="0">
            <text:p>Err:508</text:p>
          </table:table-cell>
          <table:table-cell office:value-type="string">
            <text:p>not using icon theme?!</text:p>
          </table:table-cell>
          <table:table-cell table:number-columns-repeated="247"/>
        </table:table-row>
        <table:table-row table:style-name="ro1">
          <table:table-cell office:value-type="string">
            <text:p>actions</text:p>
          </table:table-cell>
          <table:table-cell office:value-type="string">
            <text:p>SCRAPME</text:p>
          </table:table-cell>
          <table:table-cell office:value-type="string">
            <text:p>print</text:p>
          </table:table-cell>
          <table:table-cell/>
          <table:table-cell office:value-type="string">
            <text:p>no</text:p>
          </table:table-cell>
          <table:table-cell office:value-type="string">
            <text:p>khtml print</text:p>
          </table:table-cell>
          <table:table-cell/>
          <table:table-cell table:formula="oooc:=IF(ISBLANK([.G123];&quot;approval&quot;);0;IF(EXACT([.G123];&quot;draft&quot;);1;IF(EXACT([.G123];&quot;approval&quot;);2;IF(EXACT([.G123];&quot;final&quot;);3;0))))" office:value-type="float" office:value="0">
            <text:p>Err:508</text:p>
          </table:table-cell>
          <table:table-cell office:value-type="string">
            <text:p>?? should be fileprint?</text:p>
          </table:table-cell>
          <table:table-cell table:number-columns-repeated="247"/>
        </table:table-row>
        <table:table-row table:style-name="ro1">
          <table:table-cell office:value-type="string">
            <text:p>actions</text:p>
          </table:table-cell>
          <table:table-cell office:value-type="string">
            <text:p>search-filter</text:p>
          </table:table-cell>
          <table:table-cell office:value-type="string">
            <text:p>filter</text:p>
          </table:table-cell>
          <table:table-cell office:value-type="string">
            <text:p>none</text:p>
          </table:table-cell>
          <table:table-cell office:value-type="string">
            <text:p>no</text:p>
          </table:table-cell>
          <table:table-cell office:value-type="string">
            <text:p>kate, kprinter</text:p>
          </table:table-cell>
          <table:table-cell table:style-name="ce5" office:value-type="string">
            <text:p>approval</text:p>
          </table:table-cell>
          <table:table-cell table:formula="oooc:=IF(ISBLANK([.G124];&quot;approval&quot;);0;IF(EXACT([.G124];&quot;draft&quot;);1;IF(EXACT([.G124];&quot;approval&quot;);2;IF(EXACT([.G12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shared-file</text:p>
          </table:table-cell>
          <table:table-cell office:value-type="string">
            <text:p>share</text:p>
          </table:table-cell>
          <table:table-cell office:value-type="string">
            <text:p>none</text:p>
          </table:table-cell>
          <table:table-cell office:value-type="string">
            <text:p>no</text:p>
          </table:table-cell>
          <table:table-cell office:value-type="string">
            <text:p>share overlay</text:p>
          </table:table-cell>
          <table:table-cell/>
          <table:table-cell table:formula="oooc:=IF(ISBLANK([.G125];&quot;approval&quot;);0;IF(EXACT([.G125];&quot;draft&quot;);1;IF(EXACT([.G125];&quot;approval&quot;);2;IF(EXACT([.G125];&quot;final&quot;);3;0))))" office:value-type="float" office:value="0">
            <text:p>Err:508</text:p>
          </table:table-cell>
          <table:table-cell office:value-type="string">
            <text:p>make an emblem</text:p>
          </table:table-cell>
          <table:table-cell table:number-columns-repeated="247"/>
        </table:table-row>
        <table:table-row table:style-name="ro1">
          <table:table-cell office:value-type="string">
            <text:p>actions</text:p>
          </table:table-cell>
          <table:table-cell office:value-type="string">
            <text:p>show-menu</text:p>
          </table:table-cell>
          <table:table-cell office:value-type="string">
            <text:p>showmenu</text:p>
          </table:table-cell>
          <table:table-cell office:value-type="string">
            <text:p>none</text:p>
          </table:table-cell>
          <table:table-cell office:value-type="string">
            <text:p>no</text:p>
          </table:table-cell>
          <table:table-cell office:value-type="string">
            <text:p>showMenuBar action</text:p>
          </table:table-cell>
          <table:table-cell table:number-columns-repeated="250"/>
        </table:table-row>
        <table:table-row table:style-name="ro1">
          <table:table-cell office:value-type="string">
            <text:p>actions</text:p>
          </table:table-cell>
          <table:table-cell table:number-columns-repeated="2" office:value-type="string">
            <text:p>sort</text:p>
          </table:table-cell>
          <table:table-cell office:value-type="string">
            <text:p>none</text:p>
          </table:table-cell>
          <table:table-cell office:value-type="string">
            <text:p>no</text:p>
          </table:table-cell>
          <table:table-cell office:value-type="string">
            <text:p>kate</text:p>
          </table:table-cell>
          <table:table-cell table:style-name="ce5" office:value-type="string">
            <text:p>approval</text:p>
          </table:table-cell>
          <table:table-cell table:formula="oooc:=IF(ISBLANK([.G127];&quot;approval&quot;);0;IF(EXACT([.G127];&quot;draft&quot;);1;IF(EXACT([.G127];&quot;approval&quot;);2;IF(EXACT([.G12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system-lock-screen</text:p>
          </table:table-cell>
          <table:table-cell office:value-type="string">
            <text:p>lock</text:p>
          </table:table-cell>
          <table:table-cell office:value-type="string">
            <text:p>The icon used for the “Lock Screen” item in the desktop's panel application. </text:p>
          </table:table-cell>
          <table:table-cell office:value-type="string">
            <text:p>yes</text:p>
          </table:table-cell>
          <table:table-cell office:value-type="string">
            <text:p>toolbar context menu, lock overlay</text:p>
          </table:table-cell>
          <table:table-cell table:style-name="ce5" office:value-type="string">
            <text:p>approval</text:p>
          </table:table-cell>
          <table:table-cell table:formula="oooc:=IF(ISBLANK([.G128];&quot;approval&quot;);0;IF(EXACT([.G128];&quot;draft&quot;);1;IF(EXACT([.G128];&quot;approval&quot;);2;IF(EXACT([.G12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system-run</text:p>
          </table:table-cell>
          <table:table-cell office:value-type="string">
            <text:p>run</text:p>
          </table:table-cell>
          <table:table-cell office:value-type="string">
            <text:p>The icon used for the “Run Application...” item in the desktop's panel application. </text:p>
          </table:table-cell>
          <table:table-cell office:value-type="string">
            <text:p>yes</text:p>
          </table:table-cell>
          <table:table-cell office:value-type="string">
            <text:p>print job mgr</text:p>
          </table:table-cell>
          <table:table-cell/>
          <table:table-cell table:formula="oooc:=IF(ISBLANK([.G129];&quot;approval&quot;);0;IF(EXACT([.G129];&quot;draft&quot;);1;IF(EXACT([.G129];&quot;approval&quot;);2;IF(EXACT([.G12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tab-new</text:p>
          </table:table-cell>
          <table:table-cell office:value-type="string">
            <text:p>tab_new</text:p>
          </table:table-cell>
          <table:table-cell office:value-type="string">
            <text:p>none</text:p>
          </table:table-cell>
          <table:table-cell office:value-type="string">
            <text:p>no</text:p>
          </table:table-cell>
          <table:table-cell office:value-type="string">
            <text:p>khtml</text:p>
          </table:table-cell>
          <table:table-cell table:style-name="ce5" office:value-type="string">
            <text:p>approval</text:p>
          </table:table-cell>
          <table:table-cell table:formula="oooc:=IF(ISBLANK([.G130];&quot;approval&quot;);0;IF(EXACT([.G130];&quot;draft&quot;);1;IF(EXACT([.G130];&quot;approval&quot;);2;IF(EXACT([.G13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text-completion</text:p>
          </table:table-cell>
          <table:table-cell office:value-type="string">
            <text:p>completion</text:p>
          </table:table-cell>
          <table:table-cell office:value-type="string">
            <text:p>none</text:p>
          </table:table-cell>
          <table:table-cell office:value-type="string">
            <text:p>no</text:p>
          </table:table-cell>
          <table:table-cell office:value-type="string">
            <text:p>line edits context menu</text:p>
          </table:table-cell>
          <table:table-cell/>
          <table:table-cell table:formula="oooc:=IF(ISBLANK([.G131];&quot;approval&quot;);0;IF(EXACT([.G131];&quot;draft&quot;);1;IF(EXACT([.G131];&quot;approval&quot;);2;IF(EXACT([.G13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thumbnail-show</text:p>
          </table:table-cell>
          <table:table-cell office:value-type="string">
            <text:p>thumbnail</text:p>
          </table:table-cell>
          <table:table-cell/>
          <table:table-cell office:value-type="string">
            <text:p>no</text:p>
          </table:table-cell>
          <table:table-cell office:value-type="string">
            <text:p>image previewer, file dialog</text:p>
          </table:table-cell>
          <table:table-cell table:style-name="ce5" office:value-type="string">
            <text:p>approval</text:p>
          </table:table-cell>
          <table:table-cell table:formula="oooc:=IF(ISBLANK([.G132];&quot;approval&quot;);0;IF(EXACT([.G132];&quot;draft&quot;);1;IF(EXACT([.G132];&quot;approval&quot;);2;IF(EXACT([.G132];&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tools-check-spelling</text:p>
          </table:table-cell>
          <table:table-cell office:value-type="string">
            <text:p>spellcheck</text:p>
          </table:table-cell>
          <table:table-cell office:value-type="string">
            <text:p>The icon used for the “Check Spelling” item in the application's “Tools” menu. </text:p>
          </table:table-cell>
          <table:table-cell office:value-type="string">
            <text:p>yes</text:p>
          </table:table-cell>
          <table:table-cell office:value-type="string">
            <text:p>text box context menu, kate, spell check action</text:p>
          </table:table-cell>
          <table:table-cell table:style-name="ce5" office:value-type="string">
            <text:p>approval</text:p>
          </table:table-cell>
          <table:table-cell table:formula="oooc:=IF(ISBLANK([.G133];&quot;approval&quot;);0;IF(EXACT([.G133];&quot;draft&quot;);1;IF(EXACT([.G133];&quot;approval&quot;);2;IF(EXACT([.G133];&quot;final&quot;);3;0))))" office:value-type="float" office:value="0">
            <text:p>Err:508</text:p>
          </table:table-cell>
          <table:table-cell table:number-columns-repeated="248"/>
        </table:table-row>
        <table:table-row table:style-name="ro1">
          <table:table-cell office:value-type="string">
            <text:p>actions</text:p>
          </table:table-cell>
          <table:table-cell table:number-columns-repeated="2" office:value-type="string">
            <text:p>unlock</text:p>
          </table:table-cell>
          <table:table-cell office:value-type="string">
            <text:p>none</text:p>
          </table:table-cell>
          <table:table-cell office:value-type="string">
            <text:p>no</text:p>
          </table:table-cell>
          <table:table-cell office:value-type="string">
            <text:p>toolbar context menu</text:p>
          </table:table-cell>
          <table:table-cell/>
          <table:table-cell table:formula="oooc:=IF(ISBLANK([.G134];&quot;approval&quot;);0;IF(EXACT([.G134];&quot;draft&quot;);1;IF(EXACT([.G134];&quot;approval&quot;);2;IF(EXACT([.G13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view-fullscreen</text:p>
          </table:table-cell>
          <table:table-cell office:value-type="string">
            <text:p>window_fullscreen</text:p>
          </table:table-cell>
          <table:table-cell office:value-type="string">
            <text:p>The icon used for the “Fullscreen” item in the application's “View” menu. </text:p>
          </table:table-cell>
          <table:table-cell office:value-type="string">
            <text:p>yes</text:p>
          </table:table-cell>
          <table:table-cell office:value-type="string">
            <text:p>full screen action</text:p>
          </table:table-cell>
          <table:table-cell table:style-name="ce5" office:value-type="string">
            <text:p>approval</text:p>
          </table:table-cell>
          <table:table-cell table:formula="oooc:=IF(ISBLANK([.G135];&quot;approval&quot;);0;IF(EXACT([.G135];&quot;draft&quot;);1;IF(EXACT([.G135];&quot;approval&quot;);2;IF(EXACT([.G13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view-refresh</text:p>
          </table:table-cell>
          <table:table-cell office:value-type="string">
            <text:p>reload</text:p>
          </table:table-cell>
          <table:table-cell office:value-type="string">
            <text:p>The icon used for the “Refresh” item in the application's “View” menu. </text:p>
          </table:table-cell>
          <table:table-cell office:value-type="string">
            <text:p>yes</text:p>
          </table:table-cell>
          <table:table-cell office:value-type="string">
            <text:p>khtml, kate, print job mgr, printer config</text:p>
          </table:table-cell>
          <table:table-cell table:style-name="ce5" office:value-type="string">
            <text:p>approval</text:p>
          </table:table-cell>
          <table:table-cell table:formula="oooc:=IF(ISBLANK([.G136];&quot;approval&quot;);0;IF(EXACT([.G136];&quot;draft&quot;);1;IF(EXACT([.G136];&quot;approval&quot;);2;IF(EXACT([.G13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view-restore</text:p>
          </table:table-cell>
          <table:table-cell office:value-type="string">
            <text:p>window_nofullscreen</text:p>
          </table:table-cell>
          <table:table-cell office:value-type="string">
            <text:p>The icon used by an application for leaving the fullscreen view, and returning to a normal windowed view.</text:p>
          </table:table-cell>
          <table:table-cell office:value-type="string">
            <text:p>yes</text:p>
          </table:table-cell>
          <table:table-cell office:value-type="string">
            <text:p>de-full screen action</text:p>
          </table:table-cell>
          <table:table-cell table:style-name="ce5" office:value-type="string">
            <text:p>approval</text:p>
          </table:table-cell>
          <table:table-cell table:formula="oooc:=IF(ISBLANK([.G137];&quot;approval&quot;);0;IF(EXACT([.G137];&quot;draft&quot;);1;IF(EXACT([.G137];&quot;approval&quot;);2;IF(EXACT([.G13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window-close</text:p>
          </table:table-cell>
          <table:table-cell office:value-type="string">
            <text:p>fileclose</text:p>
          </table:table-cell>
          <table:table-cell office:value-type="string">
            <text:p>The icon used for the “Close Window” item in the application's “Windows” menu. </text:p>
          </table:table-cell>
          <table:table-cell office:value-type="string">
            <text:p>yes</text:p>
          </table:table-cell>
          <table:table-cell office:value-type="string">
            <text:p>tab bar, javascript error dialog, kross script, actions</text:p>
          </table:table-cell>
          <table:table-cell table:style-name="ce5" office:value-type="string">
            <text:p>approval</text:p>
          </table:table-cell>
          <table:table-cell table:formula="oooc:=IF(ISBLANK([.G138];&quot;approval&quot;);0;IF(EXACT([.G138];&quot;draft&quot;);1;IF(EXACT([.G138];&quot;approval&quot;);2;IF(EXACT([.G13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window-new</text:p>
          </table:table-cell>
          <table:table-cell office:value-type="string">
            <text:p>window_new</text:p>
          </table:table-cell>
          <table:table-cell office:value-type="string">
            <text:p>The icon used for the “New Window” item in the application's “Windows” menu. </text:p>
          </table:table-cell>
          <table:table-cell office:value-type="string">
            <text:p>yes</text:p>
          </table:table-cell>
          <table:table-cell office:value-type="string">
            <text:p>khtml, kate</text:p>
          </table:table-cell>
          <table:table-cell table:style-name="ce5" office:value-type="string">
            <text:p>approval</text:p>
          </table:table-cell>
          <table:table-cell table:formula="oooc:=IF(ISBLANK([.G139];&quot;approval&quot;);0;IF(EXACT([.G139];&quot;draft&quot;);1;IF(EXACT([.G139];&quot;approval&quot;);2;IF(EXACT([.G139];&quot;final&quot;);3;0))))" office:value-type="float" office:value="0">
            <text:p>Err:508</text:p>
          </table:table-cell>
          <table:table-cell table:number-columns-repeated="248"/>
        </table:table-row>
        <table:table-row table:style-name="ro1">
          <table:table-cell office:value-type="string">
            <text:p>actions</text:p>
          </table:table-cell>
          <table:table-cell table:number-columns-repeated="2" office:value-type="string">
            <text:p>wizard</text:p>
          </table:table-cell>
          <table:table-cell office:value-type="string">
            <text:p>none</text:p>
          </table:table-cell>
          <table:table-cell office:value-type="string">
            <text:p>no</text:p>
          </table:table-cell>
          <table:table-cell office:value-type="string">
            <text:p>kprinter</text:p>
          </table:table-cell>
          <table:table-cell table:style-name="ce5" office:value-type="string">
            <text:p>approval</text:p>
          </table:table-cell>
          <table:table-cell table:formula="oooc:=IF(ISBLANK([.G140];&quot;approval&quot;);0;IF(EXACT([.G140];&quot;draft&quot;);1;IF(EXACT([.G140];&quot;approval&quot;);2;IF(EXACT([.G14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zoom-best-fit</text:p>
          </table:table-cell>
          <table:table-cell office:value-type="string">
            <text:p>viewmagfit</text:p>
          </table:table-cell>
          <table:table-cell office:value-type="string">
            <text:p>The icon used for the &lt;quote&gt;Best Fit&lt;/quote&gt; item in the application's &lt;quote&gt;View&lt;/quote&gt; menu.</text:p>
          </table:table-cell>
          <table:table-cell office:value-type="string">
            <text:p>yes</text:p>
          </table:table-cell>
          <table:table-cell table:number-columns-repeated="251"/>
        </table:table-row>
        <table:table-row table:style-name="ro1">
          <table:table-cell office:value-type="string">
            <text:p>actions</text:p>
          </table:table-cell>
          <table:table-cell office:value-type="string">
            <text:p>zoom-in</text:p>
          </table:table-cell>
          <table:table-cell office:value-type="string">
            <text:p>viewmag+</text:p>
          </table:table-cell>
          <table:table-cell office:value-type="string">
            <text:p>The icon used for the &lt;quote&gt;Zoom in&lt;/quote&gt; item in the application's &lt;quote&gt;View&lt;/quote&gt; menu.</text:p>
          </table:table-cell>
          <table:table-cell office:value-type="string">
            <text:p>yes</text:p>
          </table:table-cell>
          <table:table-cell table:number-columns-repeated="251"/>
        </table:table-row>
        <table:table-row table:style-name="ro1">
          <table:table-cell office:value-type="string">
            <text:p>actions</text:p>
          </table:table-cell>
          <table:table-cell office:value-type="string">
            <text:p>zoom-original</text:p>
          </table:table-cell>
          <table:table-cell office:value-type="string">
            <text:p>viewmag</text:p>
          </table:table-cell>
          <table:table-cell office:value-type="string">
            <text:p>The icon used for the “Original Size” item in the application's “View” menu. </text:p>
          </table:table-cell>
          <table:table-cell office:value-type="string">
            <text:p>yes</text:p>
          </table:table-cell>
          <table:table-cell office:value-type="string">
            <text:p>kate</text:p>
          </table:table-cell>
          <table:table-cell table:style-name="ce5" office:value-type="string">
            <text:p>approval</text:p>
          </table:table-cell>
          <table:table-cell table:formula="oooc:=IF(ISBLANK([.G143];&quot;approval&quot;);0;IF(EXACT([.G143];&quot;draft&quot;);1;IF(EXACT([.G143];&quot;approval&quot;);2;IF(EXACT([.G14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zoom-out</text:p>
          </table:table-cell>
          <table:table-cell office:value-type="string">
            <text:p>viewmag-</text:p>
          </table:table-cell>
          <table:table-cell office:value-type="string">
            <text:p>The icon used for the “Zoom Out” item in the application's “View” menu.</text:p>
          </table:table-cell>
          <table:table-cell office:value-type="string">
            <text:p>yes</text:p>
          </table:table-cell>
          <table:table-cell office:value-type="string">
            <text:p>kate</text:p>
          </table:table-cell>
          <table:table-cell table:style-name="ce5" office:value-type="string">
            <text:p>approval</text:p>
          </table:table-cell>
          <table:table-cell table:formula="oooc:=IF(ISBLANK([.G144];&quot;approval&quot;);0;IF(EXACT([.G144];&quot;draft&quot;);1;IF(EXACT([.G144];&quot;approval&quot;);2;IF(EXACT([.G144];&quot;final&quot;);3;0))))" office:value-type="float" office:value="0">
            <text:p>Err:508</text:p>
          </table:table-cell>
          <table:table-cell table:number-columns-repeated="248"/>
        </table:table-row>
        <table:table-row table:style-name="ro1">
          <table:table-cell office:value-type="string">
            <text:p>actions</text:p>
          </table:table-cell>
          <table:table-cell/>
          <table:table-cell office:value-type="string">
            <text:p>edit</text:p>
          </table:table-cell>
          <table:table-cell/>
          <table:table-cell office:value-type="string">
            <text:p>no</text:p>
          </table:table-cell>
          <table:table-cell office:value-type="string">
            <text:p>file dialog speedbar, kate</text:p>
          </table:table-cell>
          <table:table-cell/>
          <table:table-cell table:formula="oooc:=IF(ISBLANK([.G145];&quot;approval&quot;);0;IF(EXACT([.G145];&quot;draft&quot;);1;IF(EXACT([.G145];&quot;approval&quot;);2;IF(EXACT([.G145];&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dialog-password</text:p>
          </table:table-cell>
          <table:table-cell office:value-type="string">
            <text:p>password</text:p>
          </table:table-cell>
          <table:table-cell table:style-name="ce3" office:value-type="string">
            <text:p>The icon used when a dialog requesting the authentication credentials for a user is opened.</text:p>
          </table:table-cell>
          <table:table-cell office:value-type="string">
            <text:p>yes</text:p>
          </table:table-cell>
          <table:table-cell office:value-type="string">
            <text:p>password dialog</text:p>
          </table:table-cell>
          <table:table-cell/>
          <table:table-cell table:formula="oooc:=IF(ISBLANK([.G146];&quot;approval&quot;);0;IF(EXACT([.G146];&quot;draft&quot;);1;IF(EXACT([.G146];&quot;approval&quot;);2;IF(EXACT([.G146];&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none</text:p>
          </table:table-cell>
          <table:table-cell office:value-type="string">
            <text:p>kdeprint_printer</text:p>
          </table:table-cell>
          <table:table-cell office:value-type="string">
            <text:p>none</text:p>
          </table:table-cell>
          <table:table-cell office:value-type="string">
            <text:p>no</text:p>
          </table:table-cell>
          <table:table-cell office:value-type="string">
            <text:p>print job mgr</text:p>
          </table:table-cell>
          <table:table-cell/>
          <table:table-cell table:formula="oooc:=IF(ISBLANK([.G147];&quot;approval&quot;);0;IF(EXACT([.G147];&quot;draft&quot;);1;IF(EXACT([.G147];&quot;approval&quot;);2;IF(EXACT([.G147];&quot;final&quot;);3;0))))" office:value-type="float" office:value="0">
            <text:p>Err:508</text:p>
          </table:table-cell>
          <table:table-cell office:value-type="string">
            <text:p>why is this different from printer?</text:p>
          </table:table-cell>
          <table:table-cell table:number-columns-repeated="247"/>
        </table:table-row>
        <table:table-row table:style-name="ro1">
          <table:table-cell office:value-type="string">
            <text:p>apps</text:p>
          </table:table-cell>
          <table:table-cell office:value-type="string">
            <text:p>none</text:p>
          </table:table-cell>
          <table:table-cell office:value-type="string">
            <text:p>knotify</text:p>
          </table:table-cell>
          <table:table-cell office:value-type="string">
            <text:p>none</text:p>
          </table:table-cell>
          <table:table-cell office:value-type="string">
            <text:p>no</text:p>
          </table:table-cell>
          <table:table-cell office:value-type="string">
            <text:p>config notifications action</text:p>
          </table:table-cell>
          <table:table-cell/>
          <table:table-cell table:formula="oooc:=IF(ISBLANK([.G148];&quot;approval&quot;);0;IF(EXACT([.G148];&quot;draft&quot;);1;IF(EXACT([.G148];&quot;approval&quot;);2;IF(EXACT([.G148];&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system-file-manager</text:p>
          </table:table-cell>
          <table:table-cell office:value-type="string">
            <text:p>kfm</text:p>
          </table:table-cell>
          <table:table-cell office:value-type="string">
            <text:p>The icon used for the desktop's file management application.</text:p>
          </table:table-cell>
          <table:table-cell office:value-type="string">
            <text:p>yes</text:p>
          </table:table-cell>
          <table:table-cell table:number-columns-repeated="251"/>
        </table:table-row>
        <table:table-row table:style-name="ro1">
          <table:table-cell office:value-type="string">
            <text:p>apps</text:p>
          </table:table-cell>
          <table:table-cell office:value-type="string">
            <text:p>x-window-system</text:p>
          </table:table-cell>
          <table:table-cell office:value-type="string">
            <text:p>xapp</text:p>
          </table:table-cell>
          <table:table-cell office:value-type="string">
            <text:p>none</text:p>
          </table:table-cell>
          <table:table-cell office:value-type="string">
            <text:p>no</text:p>
          </table:table-cell>
          <table:table-cell office:value-type="string">
            <text:p>window titles</text:p>
          </table:table-cell>
          <table:table-cell/>
          <table:table-cell table:formula="oooc:=IF(ISBLANK([.G150];&quot;approval&quot;);0;IF(EXACT([.G150];&quot;draft&quot;);1;IF(EXACT([.G150];&quot;approval&quot;);2;IF(EXACT([.G150];&quot;final&quot;);3;0))))" office:value-type="float" office:value="0">
            <text:p>Err:508</text:p>
          </table:table-cell>
          <table:table-cell office:value-type="string">
            <text:p>there is X.svg in BOTH actions/ and apps/?</text:p>
          </table:table-cell>
          <table:table-cell table:number-columns-repeated="247"/>
        </table:table-row>
        <table:table-row table:style-name="ro1">
          <table:table-cell office:value-type="string">
            <text:p>category</text:p>
          </table:table-cell>
          <table:table-cell office:value-type="string">
            <text:p>applications-development</text:p>
          </table:table-cell>
          <table:table-cell office:value-type="string">
            <text:p>package_development</text:p>
          </table:table-cell>
          <table:table-cell office:value-type="string">
            <text:p>The icon for the &lt;quote&gt;Programming&lt;/quote&gt; sub-menu of the Programs menu.</text:p>
          </table:table-cell>
          <table:table-cell office:value-type="string">
            <text:p>yes</text:p>
          </table:table-cell>
          <table:table-cell table:number-columns-repeated="251"/>
        </table:table-row>
        <table:table-row table:style-name="ro1">
          <table:table-cell office:value-type="string">
            <text:p>category</text:p>
          </table:table-cell>
          <table:table-cell office:value-type="string">
            <text:p>applications-editors</text:p>
          </table:table-cell>
          <table:table-cell office:value-type="string">
            <text:p>package_editors</text:p>
          </table:table-cell>
          <table:table-cell/>
          <table:table-cell office:value-type="string">
            <text:p>no</text:p>
          </table:table-cell>
          <table:table-cell/>
          <table:table-cell office:value-type="string">
            <text:p>no</text:p>
          </table:table-cell>
          <table:table-cell table:number-columns-repeated="249"/>
        </table:table-row>
        <table:table-row table:style-name="ro1">
          <table:table-cell office:value-type="string">
            <text:p>category</text:p>
          </table:table-cell>
          <table:table-cell office:value-type="string">
            <text:p>applications-educational</text:p>
          </table:table-cell>
          <table:table-cell office:value-type="string">
            <text:p>package_edutainment</text:p>
          </table:table-cell>
          <table:table-cell/>
          <table:table-cell office:value-type="string">
            <text:p>no</text:p>
          </table:table-cell>
          <table:table-cell/>
          <table:table-cell office:value-type="string">
            <text:p>no</text:p>
          </table:table-cell>
          <table:table-cell table:number-columns-repeated="249"/>
        </table:table-row>
        <table:table-row table:style-name="ro1">
          <table:table-cell office:value-type="string">
            <text:p>category</text:p>
          </table:table-cell>
          <table:table-cell office:value-type="string">
            <text:p>applications-games</text:p>
          </table:table-cell>
          <table:table-cell office:value-type="string">
            <text:p>package_games</text:p>
          </table:table-cell>
          <table:table-cell office:value-type="string">
            <text:p>The icon for the &lt;quote&gt;Games&lt;/quote&gt; sub-menu of the Programs menu.</text:p>
          </table:table-cell>
          <table:table-cell office:value-type="string">
            <text:p>yes</text:p>
          </table:table-cell>
          <table:table-cell table:number-columns-repeated="251"/>
        </table:table-row>
        <table:table-row table:style-name="ro1">
          <table:table-cell office:value-type="string">
            <text:p>category</text:p>
          </table:table-cell>
          <table:table-cell office:value-type="string">
            <text:p>applications-games-arcade</text:p>
          </table:table-cell>
          <table:table-cell office:value-type="string">
            <text:p>package_games_arcade</text:p>
          </table:table-cell>
          <table:table-cell/>
          <table:table-cell office:value-type="string">
            <text:p>no</text:p>
          </table:table-cell>
          <table:table-cell/>
          <table:table-cell office:value-type="string">
            <text:p>no</text:p>
          </table:table-cell>
          <table:table-cell table:number-columns-repeated="249"/>
        </table:table-row>
        <table:table-row table:style-name="ro1">
          <table:table-cell office:value-type="string">
            <text:p>category</text:p>
          </table:table-cell>
          <table:table-cell office:value-type="string">
            <text:p>applications-games-board</text:p>
          </table:table-cell>
          <table:table-cell office:value-type="string">
            <text:p>package_games_board</text:p>
          </table:table-cell>
          <table:table-cell/>
          <table:table-cell office:value-type="string">
            <text:p>no</text:p>
          </table:table-cell>
          <table:table-cell/>
          <table:table-cell office:value-type="string">
            <text:p>yes</text:p>
          </table:table-cell>
          <table:table-cell table:number-columns-repeated="249"/>
        </table:table-row>
        <table:table-row table:style-name="ro1">
          <table:table-cell office:value-type="string">
            <text:p>category</text:p>
          </table:table-cell>
          <table:table-cell office:value-type="string">
            <text:p>applications-games-card</text:p>
          </table:table-cell>
          <table:table-cell office:value-type="string">
            <text:p>package_games_card</text:p>
          </table:table-cell>
          <table:table-cell/>
          <table:table-cell office:value-type="string">
            <text:p>no</text:p>
          </table:table-cell>
          <table:table-cell/>
          <table:table-cell office:value-type="string">
            <text:p>yes</text:p>
          </table:table-cell>
          <table:table-cell table:number-columns-repeated="249"/>
        </table:table-row>
        <table:table-row table:style-name="ro1">
          <table:table-cell office:value-type="string">
            <text:p>category</text:p>
          </table:table-cell>
          <table:table-cell office:value-type="string">
            <text:p>applications-games-kids</text:p>
          </table:table-cell>
          <table:table-cell office:value-type="string">
            <text:p>package_games_kids</text:p>
          </table:table-cell>
          <table:table-cell/>
          <table:table-cell office:value-type="string">
            <text:p>no</text:p>
          </table:table-cell>
          <table:table-cell/>
          <table:table-cell office:value-type="string">
            <text:p>yes</text:p>
          </table:table-cell>
          <table:table-cell table:number-columns-repeated="249"/>
        </table:table-row>
        <table:table-row table:style-name="ro1">
          <table:table-cell office:value-type="string">
            <text:p>category</text:p>
          </table:table-cell>
          <table:table-cell office:value-type="string">
            <text:p>applications-games-strategyu</text:p>
          </table:table-cell>
          <table:table-cell office:value-type="string">
            <text:p>package_games_strategy</text:p>
          </table:table-cell>
          <table:table-cell/>
          <table:table-cell office:value-type="string">
            <text:p>no</text:p>
          </table:table-cell>
          <table:table-cell/>
          <table:table-cell office:value-type="string">
            <text:p>yes</text:p>
          </table:table-cell>
          <table:table-cell table:number-columns-repeated="249"/>
        </table:table-row>
        <table:table-row table:style-name="ro1">
          <table:table-cell office:value-type="string">
            <text:p>category</text:p>
          </table:table-cell>
          <table:table-cell office:value-type="string">
            <text:p>applications-graphics</text:p>
          </table:table-cell>
          <table:table-cell office:value-type="string">
            <text:p>package_graphics</text:p>
          </table:table-cell>
          <table:table-cell office:value-type="string">
            <text:p>The icon for the &lt;quote&gt;Graphics&lt;/quote&gt; sub-menu of the Programs menu.</text:p>
          </table:table-cell>
          <table:table-cell office:value-type="string">
            <text:p>yes</text:p>
          </table:table-cell>
          <table:table-cell table:number-columns-repeated="251"/>
        </table:table-row>
        <table:table-row table:style-name="ro1">
          <table:table-cell office:value-type="string">
            <text:p>category</text:p>
          </table:table-cell>
          <table:table-cell office:value-type="string">
            <text:p>applications-internet</text:p>
          </table:table-cell>
          <table:table-cell office:value-type="string">
            <text:p>package_network</text:p>
          </table:table-cell>
          <table:table-cell office:value-type="string">
            <text:p>The icon for the &lt;quote&gt;Internet&lt;/quote&gt; sub-menu of the Programs menu.</text:p>
          </table:table-cell>
          <table:table-cell office:value-type="string">
            <text:p>yes</text:p>
          </table:table-cell>
          <table:table-cell table:number-columns-repeated="251"/>
        </table:table-row>
        <table:table-row table:style-name="ro1">
          <table:table-cell office:value-type="string">
            <text:p>category</text:p>
          </table:table-cell>
          <table:table-cell office:value-type="string">
            <text:p>applications-multimedia</text:p>
          </table:table-cell>
          <table:table-cell office:value-type="string">
            <text:p>package_multimedia</text:p>
          </table:table-cell>
          <table:table-cell office:value-type="string">
            <text:p>The icon for the &lt;quote&gt;Multimedia&lt;/quote&gt; sub-menu of the Programs menu.</text:p>
          </table:table-cell>
          <table:table-cell office:value-type="string">
            <text:p>yes</text:p>
          </table:table-cell>
          <table:table-cell table:number-columns-repeated="251"/>
        </table:table-row>
        <table:table-row table:style-name="ro1">
          <table:table-cell office:value-type="string">
            <text:p>category</text:p>
          </table:table-cell>
          <table:table-cell office:value-type="string">
            <text:p>applications-office</text:p>
          </table:table-cell>
          <table:table-cell office:value-type="string">
            <text:p>package_wordprocessing</text:p>
          </table:table-cell>
          <table:table-cell office:value-type="string">
            <text:p>The icon for the &lt;quote&gt;Office&lt;/quote&gt; sub-menu of the Programs menu.</text:p>
          </table:table-cell>
          <table:table-cell office:value-type="string">
            <text:p>yes</text:p>
          </table:table-cell>
          <table:table-cell/>
          <table:table-cell office:value-type="string">
            <text:p>yes</text:p>
          </table:table-cell>
          <table:table-cell table:number-columns-repeated="249"/>
        </table:table-row>
        <table:table-row table:style-name="ro1">
          <table:table-cell office:value-type="string">
            <text:p>category</text:p>
          </table:table-cell>
          <table:table-cell office:value-type="string">
            <text:p>applications-settings</text:p>
          </table:table-cell>
          <table:table-cell office:value-type="string">
            <text:p>package_settings</text:p>
          </table:table-cell>
          <table:table-cell/>
          <table:table-cell office:value-type="string">
            <text:p>no</text:p>
          </table:table-cell>
          <table:table-cell/>
          <table:table-cell office:value-type="string">
            <text:p>yes</text:p>
          </table:table-cell>
          <table:table-cell table:number-columns-repeated="249"/>
        </table:table-row>
        <table:table-row table:style-name="ro1">
          <table:table-cell office:value-type="string">
            <text:p>category</text:p>
          </table:table-cell>
          <table:table-cell office:value-type="string">
            <text:p>applications-system</text:p>
          </table:table-cell>
          <table:table-cell office:value-type="string">
            <text:p>package_system</text:p>
          </table:table-cell>
          <table:table-cell office:value-type="string">
            <text:p>The icon for the &lt;quote&gt;System Tools&lt;/quote&gt; sub-menu of the Programs menu.</text:p>
          </table:table-cell>
          <table:table-cell office:value-type="string">
            <text:p>yes</text:p>
          </table:table-cell>
          <table:table-cell table:number-columns-repeated="251"/>
        </table:table-row>
        <table:table-row table:style-name="ro1">
          <table:table-cell office:value-type="string">
            <text:p>category</text:p>
          </table:table-cell>
          <table:table-cell office:value-type="string">
            <text:p>applications-toys</text:p>
          </table:table-cell>
          <table:table-cell office:value-type="string">
            <text:p>package_toys</text:p>
          </table:table-cell>
          <table:table-cell/>
          <table:table-cell office:value-type="string">
            <text:p>no</text:p>
          </table:table-cell>
          <table:table-cell/>
          <table:table-cell office:value-type="string">
            <text:p>yes</text:p>
          </table:table-cell>
          <table:table-cell table:number-columns-repeated="249"/>
        </table:table-row>
        <table:table-row table:style-name="ro1">
          <table:table-cell office:value-type="string">
            <text:p>category</text:p>
          </table:table-cell>
          <table:table-cell office:value-type="string">
            <text:p>applications-utilities</text:p>
          </table:table-cell>
          <table:table-cell office:value-type="string">
            <text:p>package_utilities</text:p>
          </table:table-cell>
          <table:table-cell office:value-type="string">
            <text:p>The icon for the “Utilities” sub-menu of the Programs menu. </text:p>
          </table:table-cell>
          <table:table-cell office:value-type="string">
            <text:p>yes</text:p>
          </table:table-cell>
          <table:table-cell office:value-type="string">
            <text:p>printer config</text:p>
          </table:table-cell>
          <table:table-cell/>
          <table:table-cell table:formula="oooc:=IF(ISBLANK([.G167];&quot;approval&quot;);0;IF(EXACT([.G167];&quot;draft&quot;);1;IF(EXACT([.G167];&quot;approval&quot;);2;IF(EXACT([.G167];&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preferences-desktop-accessibility</text:p>
          </table:table-cell>
          <table:table-cell office:value-type="string">
            <text:p>access</text:p>
          </table:table-cell>
          <table:table-cell office:value-type="string">
            <text:p>The icon used for the desktop's accessibility preferences.</text:p>
          </table:table-cell>
          <table:table-cell office:value-type="string">
            <text:p>yes</text:p>
          </table:table-cell>
          <table:table-cell table:number-columns-repeated="251"/>
        </table:table-row>
        <table:table-row table:style-name="ro1">
          <table:table-cell office:value-type="string">
            <text:p>category</text:p>
          </table:table-cell>
          <table:table-cell office:value-type="string">
            <text:p>preferences-desktop-font</text:p>
          </table:table-cell>
          <table:table-cell office:value-type="string">
            <text:p>fonts</text:p>
          </table:table-cell>
          <table:table-cell office:value-type="string">
            <text:p>The icon used for the desktop's font preferences.</text:p>
          </table:table-cell>
          <table:table-cell office:value-type="string">
            <text:p>yes</text:p>
          </table:table-cell>
          <table:table-cell table:number-columns-repeated="251"/>
        </table:table-row>
        <table:table-row table:style-name="ro1">
          <table:table-cell office:value-type="string">
            <text:p>category</text:p>
          </table:table-cell>
          <table:table-cell office:value-type="string">
            <text:p>preferences-desktop-keyboard</text:p>
          </table:table-cell>
          <table:table-cell office:value-type="string">
            <text:p>keyboard</text:p>
          </table:table-cell>
          <table:table-cell office:value-type="string">
            <text:p>The icon used for the desktop's keyboard preferences.</text:p>
          </table:table-cell>
          <table:table-cell office:value-type="string">
            <text:p>yes</text:p>
          </table:table-cell>
          <table:table-cell table:number-columns-repeated="251"/>
        </table:table-row>
        <table:table-row table:style-name="ro1">
          <table:table-cell office:value-type="string">
            <text:p>category</text:p>
          </table:table-cell>
          <table:table-cell office:value-type="string">
            <text:p>preferences-desktop-locale</text:p>
          </table:table-cell>
          <table:table-cell office:value-type="string">
            <text:p>locale</text:p>
          </table:table-cell>
          <table:table-cell office:value-type="string">
            <text:p>The icon used for the desktop's locale preferences.</text:p>
          </table:table-cell>
          <table:table-cell office:value-type="string">
            <text:p>yes</text:p>
          </table:table-cell>
          <table:table-cell table:number-columns-repeated="251"/>
        </table:table-row>
        <table:table-row table:style-name="ro1">
          <table:table-cell office:value-type="string">
            <text:p>category</text:p>
          </table:table-cell>
          <table:table-cell office:value-type="string">
            <text:p>preferences-desktop-personal</text:p>
          </table:table-cell>
          <table:table-cell office:value-type="string">
            <text:p>personal</text:p>
          </table:table-cell>
          <table:table-cell office:value-type="string">
            <text:p>The icon for the &lt;quote&gt;Personal&lt;/quote&gt; sub-category of the &lt;quote&gt;Desktop Preferences&lt;/quote&gt; category.</text:p>
          </table:table-cell>
          <table:table-cell office:value-type="string">
            <text:p>no</text:p>
          </table:table-cell>
          <table:table-cell office:value-type="string">
            <text:p>print job mgr</text:p>
          </table:table-cell>
          <table:table-cell/>
          <table:table-cell table:formula="oooc:=IF(ISBLANK([.G172];&quot;approval&quot;);0;IF(EXACT([.G172];&quot;draft&quot;);1;IF(EXACT([.G172];&quot;approval&quot;);2;IF(EXACT([.G172];&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preferences-desktop-screensaver</text:p>
          </table:table-cell>
          <table:table-cell office:value-type="string">
            <text:p>kscreensaver</text:p>
          </table:table-cell>
          <table:table-cell office:value-type="string">
            <text:p>The icon used for the desktop's screen saving preferences.</text:p>
          </table:table-cell>
          <table:table-cell office:value-type="string">
            <text:p>yes</text:p>
          </table:table-cell>
          <table:table-cell table:number-columns-repeated="251"/>
        </table:table-row>
        <table:table-row table:style-name="ro1">
          <table:table-cell office:value-type="string">
            <text:p>category</text:p>
          </table:table-cell>
          <table:table-cell office:value-type="string">
            <text:p>preferences-desktop-theme</text:p>
          </table:table-cell>
          <table:table-cell office:value-type="string">
            <text:p>style</text:p>
          </table:table-cell>
          <table:table-cell office:value-type="string">
            <text:p>The icon used for the desktop's theme preferences.</text:p>
          </table:table-cell>
          <table:table-cell office:value-type="string">
            <text:p>yes</text:p>
          </table:table-cell>
          <table:table-cell table:number-columns-repeated="251"/>
        </table:table-row>
        <table:table-row table:style-name="ro1">
          <table:table-cell office:value-type="string">
            <text:p>category</text:p>
          </table:table-cell>
          <table:table-cell office:value-type="string">
            <text:p>preferences-desktop-wallpaper</text:p>
          </table:table-cell>
          <table:table-cell office:value-type="string">
            <text:p>background</text:p>
          </table:table-cell>
          <table:table-cell office:value-type="string">
            <text:p>The icon used for the desktop's wallpaper preferences.</text:p>
          </table:table-cell>
          <table:table-cell office:value-type="string">
            <text:p>yes</text:p>
          </table:table-cell>
          <table:table-cell table:number-columns-repeated="251"/>
        </table:table-row>
        <table:table-row table:style-name="ro1">
          <table:table-cell office:value-type="string">
            <text:p>device</text:p>
          </table:table-cell>
          <table:table-cell office:value-type="string">
            <text:p>camera-photo</text:p>
          </table:table-cell>
          <table:table-cell office:value-type="string">
            <text:p>camera</text:p>
          </table:table-cell>
          <table:table-cell office:value-type="string">
            <text:p>The icon used for a digital still camera devices.</text:p>
          </table:table-cell>
          <table:table-cell office:value-type="string">
            <text:p>yes</text:p>
          </table:table-cell>
          <table:table-cell table:number-columns-repeated="251"/>
        </table:table-row>
        <table:table-row table:style-name="ro1">
          <table:table-cell office:value-type="string">
            <text:p>device</text:p>
          </table:table-cell>
          <table:table-cell office:value-type="string">
            <text:p>computer</text:p>
          </table:table-cell>
          <table:table-cell office:value-type="string">
            <text:p>system</text:p>
          </table:table-cell>
          <table:table-cell office:value-type="string">
            <text:p>The icon used for the computing device as a whole.</text:p>
          </table:table-cell>
          <table:table-cell office:value-type="string">
            <text:p>yes</text:p>
          </table:table-cell>
          <table:table-cell table:number-columns-repeated="251"/>
        </table:table-row>
        <table:table-row table:style-name="ro1">
          <table:table-cell office:value-type="string">
            <text:p>device</text:p>
          </table:table-cell>
          <table:table-cell office:value-type="string">
            <text:p>drive-harddisk</text:p>
          </table:table-cell>
          <table:table-cell office:value-type="string">
            <text:p>hdd_unmount</text:p>
          </table:table-cell>
          <table:table-cell office:value-type="string">
            <text:p>The icon used for hard disk drives.</text:p>
          </table:table-cell>
          <table:table-cell office:value-type="string">
            <text:p>yes</text:p>
          </table:table-cell>
          <table:table-cell table:number-columns-repeated="251"/>
        </table:table-row>
        <table:table-row table:style-name="ro1">
          <table:table-cell office:value-type="string">
            <text:p>device</text:p>
          </table:table-cell>
          <table:table-cell office:value-type="string">
            <text:p>drive-removable-media</text:p>
          </table:table-cell>
          <table:table-cell office:value-type="string">
            <text:p>usbpendrive_unmount</text:p>
          </table:table-cell>
          <table:table-cell office:value-type="string">
            <text:p>The icon used for removable media drives.</text:p>
          </table:table-cell>
          <table:table-cell office:value-type="string">
            <text:p>yes</text:p>
          </table:table-cell>
          <table:table-cell table:number-columns-repeated="251"/>
        </table:table-row>
        <table:table-row table:style-name="ro1">
          <table:table-cell office:value-type="string">
            <text:p>device</text:p>
          </table:table-cell>
          <table:table-cell office:value-type="string">
            <text:p>input-gaming</text:p>
          </table:table-cell>
          <table:table-cell office:value-type="string">
            <text:p>joystick</text:p>
          </table:table-cell>
          <table:table-cell office:value-type="string">
            <text:p>The icon used for the gaming input device.</text:p>
          </table:table-cell>
          <table:table-cell office:value-type="string">
            <text:p>yes</text:p>
          </table:table-cell>
          <table:table-cell table:number-columns-repeated="251"/>
        </table:table-row>
        <table:table-row table:style-name="ro1">
          <table:table-cell office:value-type="string">
            <text:p>device</text:p>
          </table:table-cell>
          <table:table-cell office:value-type="string">
            <text:p>input-mouse</text:p>
          </table:table-cell>
          <table:table-cell office:value-type="string">
            <text:p>mouse</text:p>
          </table:table-cell>
          <table:table-cell office:value-type="string">
            <text:p>The icon used for the mousing input device.</text:p>
          </table:table-cell>
          <table:table-cell office:value-type="string">
            <text:p>yes</text:p>
          </table:table-cell>
          <table:table-cell table:number-columns-repeated="251"/>
        </table:table-row>
        <table:table-row table:style-name="ro1">
          <table:table-cell office:value-type="string">
            <text:p>device</text:p>
          </table:table-cell>
          <table:table-cell office:value-type="string">
            <text:p>media-flash</text:p>
          </table:table-cell>
          <table:table-cell office:value-type="string">
            <text:p>memory_stick_unmount</text:p>
          </table:table-cell>
          <table:table-cell office:value-type="string">
            <text:p>The icon used for generic physical CD and DVD media.</text:p>
          </table:table-cell>
          <table:table-cell office:value-type="string">
            <text:p>yes</text:p>
          </table:table-cell>
          <table:table-cell table:number-columns-repeated="251"/>
        </table:table-row>
        <table:table-row table:style-name="ro1">
          <table:table-cell office:value-type="string">
            <text:p>device</text:p>
          </table:table-cell>
          <table:table-cell office:value-type="string">
            <text:p>media-floppy</text:p>
          </table:table-cell>
          <table:table-cell office:value-type="string">
            <text:p>3floppy_unmount</text:p>
          </table:table-cell>
          <table:table-cell office:value-type="string">
            <text:p>The icon used for physical floppy disk media.</text:p>
          </table:table-cell>
          <table:table-cell office:value-type="string">
            <text:p>yes</text:p>
          </table:table-cell>
          <table:table-cell table:number-columns-repeated="251"/>
        </table:table-row>
        <table:table-row table:style-name="ro1">
          <table:table-cell office:value-type="string">
            <text:p>device</text:p>
          </table:table-cell>
          <table:table-cell office:value-type="string">
            <text:p>media-optical</text:p>
          </table:table-cell>
          <table:table-cell office:value-type="string">
            <text:p>cdrom_unmount</text:p>
          </table:table-cell>
          <table:table-cell office:value-type="string">
            <text:p>The icon used for physical optical media such as CD and DVD.</text:p>
          </table:table-cell>
          <table:table-cell office:value-type="string">
            <text:p>yes</text:p>
          </table:table-cell>
          <table:table-cell table:number-columns-repeated="251"/>
        </table:table-row>
        <table:table-row table:style-name="ro1">
          <table:table-cell office:value-type="string">
            <text:p>device</text:p>
          </table:table-cell>
          <table:table-cell office:value-type="string">
            <text:p>multimedia-player</text:p>
          </table:table-cell>
          <table:table-cell office:value-type="string">
            <text:p>ipod_unmount</text:p>
          </table:table-cell>
          <table:table-cell office:value-type="string">
            <text:p>The icon used for generic multimedia playing devices.</text:p>
          </table:table-cell>
          <table:table-cell office:value-type="string">
            <text:p>yes</text:p>
          </table:table-cell>
          <table:table-cell table:number-columns-repeated="251"/>
        </table:table-row>
        <table:table-row table:style-name="ro1">
          <table:table-cell office:value-type="string">
            <text:p>device</text:p>
          </table:table-cell>
          <table:table-cell office:value-type="string">
            <text:p>printer</text:p>
          </table:table-cell>
          <table:table-cell office:value-type="string">
            <text:p>printer1</text:p>
          </table:table-cell>
          <table:table-cell office:value-type="string">
            <text:p>The icon used for a printer which is connected locally.</text:p>
          </table:table-cell>
          <table:table-cell office:value-type="string">
            <text:p>yes</text:p>
          </table:table-cell>
          <table:table-cell table:number-columns-repeated="251"/>
        </table:table-row>
        <table:table-row table:style-name="ro1">
          <table:table-cell office:value-type="string">
            <text:p>device</text:p>
          </table:table-cell>
          <table:table-cell office:value-type="string">
            <text:p>video-display</text:p>
          </table:table-cell>
          <table:table-cell office:value-type="string">
            <text:p>display</text:p>
          </table:table-cell>
          <table:table-cell office:value-type="string">
            <text:p>The icon used for the monitor that video gets displayed to.</text:p>
          </table:table-cell>
          <table:table-cell office:value-type="string">
            <text:p>yes</text:p>
          </table:table-cell>
          <table:table-cell table:number-columns-repeated="251"/>
        </table:table-row>
        <table:table-row table:style-name="ro1">
          <table:table-cell office:value-type="string">
            <text:p>filesystems</text:p>
          </table:table-cell>
          <table:table-cell office:value-type="string">
            <text:p>file-broken</text:p>
          </table:table-cell>
          <table:table-cell office:value-type="string">
            <text:p>file_broken</text:p>
          </table:table-cell>
          <table:table-cell office:value-type="string">
            <text:p>none</text:p>
          </table:table-cell>
          <table:table-cell office:value-type="string">
            <text:p>no</text:p>
          </table:table-cell>
          <table:table-cell office:value-type="string">
            <text:p>khtml</text:p>
          </table:table-cell>
          <table:table-cell/>
          <table:table-cell table:formula="oooc:=IF(ISBLANK([.G188];&quot;approval&quot;);0;IF(EXACT([.G188];&quot;draft&quot;);1;IF(EXACT([.G188];&quot;approval&quot;);2;IF(EXACT([.G188];&quot;final&quot;);3;0))))" office:value-type="float" office:value="0">
            <text:p>Err:508</text:p>
          </table:table-cell>
          <table:table-cell table:number-columns-repeated="248"/>
        </table:table-row>
        <table:table-row table:style-name="ro1">
          <table:table-cell office:value-type="string">
            <text:p>filesystems</text:p>
          </table:table-cell>
          <table:table-cell office:value-type="string">
            <text:p>folder-open</text:p>
          </table:table-cell>
          <table:table-cell office:value-type="string">
            <text:p>folder_open</text:p>
          </table:table-cell>
          <table:table-cell office:value-type="string">
            <text:p>The icon used for folders, while their contents are being displayed within the same window. This icon would normally be shown in a tree or list view, next to the main view of a folder's contents. </text:p>
          </table:table-cell>
          <table:table-cell office:value-type="string">
            <text:p>yes</text:p>
          </table:table-cell>
          <table:table-cell office:value-type="string">
            <text:p>url drop list</text:p>
          </table:table-cell>
          <table:table-cell/>
          <table:table-cell table:formula="oooc:=IF(ISBLANK([.G189];&quot;approval&quot;);0;IF(EXACT([.G189];&quot;draft&quot;);1;IF(EXACT([.G189];&quot;approval&quot;);2;IF(EXACT([.G189];&quot;final&quot;);3;0))))" office:value-type="float" office:value="0">
            <text:p>Err:508</text:p>
          </table:table-cell>
          <table:table-cell table:number-columns-repeated="248"/>
        </table:table-row>
        <table:table-row table:style-name="ro1">
          <table:table-cell office:value-type="string">
            <text:p>filesystems</text:p>
          </table:table-cell>
          <table:table-cell office:value-type="string">
            <text:p>network-wired</text:p>
          </table:table-cell>
          <table:table-cell office:value-type="string">
            <text:p>network</text:p>
          </table:table-cell>
          <table:table-cell office:value-type="string">
            <text:p>The icon used for wired network connections. </text:p>
          </table:table-cell>
          <table:table-cell office:value-type="string">
            <text:p>yes</text:p>
          </table:table-cell>
          <table:table-cell office:value-type="string">
            <text:p>printer config</text:p>
          </table:table-cell>
          <table:table-cell table:style-name="ce5" office:value-type="string">
            <text:p>approval</text:p>
          </table:table-cell>
          <table:table-cell table:formula="oooc:=IF(ISBLANK([.G190];&quot;approval&quot;);0;IF(EXACT([.G190];&quot;draft&quot;);1;IF(EXACT([.G190];&quot;approval&quot;);2;IF(EXACT([.G190];&quot;final&quot;);3;0))))" office:value-type="float" office:value="0">
            <text:p>Err:508</text:p>
          </table:table-cell>
          <table:table-cell table:number-columns-repeated="248"/>
        </table:table-row>
        <table:table-row table:style-name="ro1">
          <table:table-cell office:value-type="string">
            <text:p>filesystems</text:p>
          </table:table-cell>
          <table:table-cell office:value-type="string">
            <text:p>user-trash</text:p>
          </table:table-cell>
          <table:table-cell office:value-type="string">
            <text:p>trashcan_empty</text:p>
          </table:table-cell>
          <table:table-cell office:value-type="string">
            <text:p>The icon for the user's “Trash” place in the desktop's file manager.</text:p>
          </table:table-cell>
          <table:table-cell office:value-type="string">
            <text:p>yes</text:p>
          </table:table-cell>
          <table:table-cell/>
          <table:table-cell office:value-type="string">
            <text:p>yes</text:p>
          </table:table-cell>
          <table:table-cell table:number-columns-repeated="249"/>
        </table:table-row>
        <table:table-row table:style-name="ro1">
          <table:table-cell office:value-type="string">
            <text:p>filesystems</text:p>
          </table:table-cell>
          <table:table-cell office:value-type="string">
            <text:p>user-trash-full</text:p>
          </table:table-cell>
          <table:table-cell office:value-type="string">
            <text:p>trashcan_full</text:p>
          </table:table-cell>
          <table:table-cell office:value-type="string">
            <text:p>The icon for the user's “Trash” in the desktop's file manager, when there are items in the “Trash” waiting for disposal or recovery. </text:p>
          </table:table-cell>
          <table:table-cell office:value-type="string">
            <text:p>yes</text:p>
          </table:table-cell>
          <table:table-cell/>
          <table:table-cell office:value-type="string">
            <text:p>yes</text:p>
          </table:table-cell>
          <table:table-cell table:number-columns-repeated="249"/>
        </table:table-row>
        <table:table-row table:style-name="ro1">
          <table:table-cell office:value-type="string">
            <text:p>filesystems (move to emblems)</text:p>
          </table:table-cell>
          <table:table-cell office:value-type="string">
            <text:p>emblem-symbolic-link</text:p>
          </table:table-cell>
          <table:table-cell office:value-type="string">
            <text:p>link</text:p>
          </table:table-cell>
          <table:table-cell office:value-type="string">
            <text:p>none</text:p>
          </table:table-cell>
          <table:table-cell office:value-type="string">
            <text:p>no</text:p>
          </table:table-cell>
          <table:table-cell office:value-type="string">
            <text:p>link overlay</text:p>
          </table:table-cell>
          <table:table-cell table:style-name="ce6" office:value-type="string">
            <text:p>Final</text:p>
          </table:table-cell>
          <table:table-cell table:formula="oooc:=IF(ISBLANK([.G193];&quot;approval&quot;);0;IF(EXACT([.G193];&quot;draft&quot;);1;IF(EXACT([.G193];&quot;approval&quot;);2;IF(EXACT([.G193];&quot;final&quot;);3;0))))" office:value-type="float" office:value="0">
            <text:p>Err:508</text:p>
          </table:table-cell>
          <table:table-cell table:number-columns-repeated="248"/>
        </table:table-row>
        <table:table-row table:style-name="ro1">
          <table:table-cell office:value-type="string">
            <text:p>filesystems (overlay)</text:p>
          </table:table-cell>
          <table:table-cell office:value-type="string">
            <text:p>none</text:p>
          </table:table-cell>
          <table:table-cell office:value-type="string">
            <text:p>mounted</text:p>
          </table:table-cell>
          <table:table-cell office:value-type="string">
            <text:p>none</text:p>
          </table:table-cell>
          <table:table-cell office:value-type="string">
            <text:p>no</text:p>
          </table:table-cell>
          <table:table-cell office:value-type="string">
            <text:p>filesystem is mounted overlay</text:p>
          </table:table-cell>
          <table:table-cell table:number-columns-repeated="250"/>
        </table:table-row>
        <table:table-row table:style-name="ro1">
          <table:table-cell office:value-type="string">
            <text:p>filesystems (place)</text:p>
          </table:table-cell>
          <table:table-cell table:number-columns-repeated="2" office:value-type="string">
            <text:p>folder</text:p>
          </table:table-cell>
          <table:table-cell office:value-type="string">
            <text:p>The standard folder icon used to represent directories on local filesystems, mail folders, and other hierarchical groups. </text:p>
          </table:table-cell>
          <table:table-cell office:value-type="string">
            <text:p>yes</text:p>
          </table:table-cell>
          <table:table-cell office:value-type="string">
            <text:p>kboomarkmenu, kdeprint</text:p>
          </table:table-cell>
          <table:table-cell table:style-name="ce5" office:value-type="string">
            <text:p>approval</text:p>
          </table:table-cell>
          <table:table-cell table:formula="oooc:=IF(ISBLANK([.G195];&quot;approval&quot;);0;IF(EXACT([.G195];&quot;draft&quot;);1;IF(EXACT([.G195];&quot;approval&quot;);2;IF(EXACT([.G195];&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application-x-executable</text:p>
          </table:table-cell>
          <table:table-cell office:value-type="string">
            <text:p>exec</text:p>
          </table:table-cell>
          <table:table-cell office:value-type="string">
            <text:p>The icon used for executable file types.</text:p>
          </table:table-cell>
          <table:table-cell office:value-type="string">
            <text:p>yes</text:p>
          </table:table-cell>
          <table:table-cell table:number-columns-repeated="251"/>
        </table:table-row>
        <table:table-row table:style-name="ro1">
          <table:table-cell office:value-type="string">
            <text:p>mime</text:p>
          </table:table-cell>
          <table:table-cell office:value-type="string">
            <text:p>audio-x-generic</text:p>
          </table:table-cell>
          <table:table-cell office:value-type="string">
            <text:p>sound</text:p>
          </table:table-cell>
          <table:table-cell office:value-type="string">
            <text:p>The icon used for generic audio file types.</text:p>
          </table:table-cell>
          <table:table-cell office:value-type="string">
            <text:p>yes</text:p>
          </table:table-cell>
          <table:table-cell table:number-columns-repeated="251"/>
        </table:table-row>
        <table:table-row table:style-name="ro1">
          <table:table-cell office:value-type="string">
            <text:p>mime</text:p>
          </table:table-cell>
          <table:table-cell office:value-type="string">
            <text:p>font-x-generic</text:p>
          </table:table-cell>
          <table:table-cell office:value-type="string">
            <text:p>font</text:p>
          </table:table-cell>
          <table:table-cell office:value-type="string">
            <text:p>The icon used for generic font file types.</text:p>
          </table:table-cell>
          <table:table-cell office:value-type="string">
            <text:p>yes</text:p>
          </table:table-cell>
          <table:table-cell table:number-columns-repeated="251"/>
        </table:table-row>
        <table:table-row table:style-name="ro1">
          <table:table-cell office:value-type="string">
            <text:p>mime</text:p>
          </table:table-cell>
          <table:table-cell office:value-type="string">
            <text:p>image-x-generic</text:p>
          </table:table-cell>
          <table:table-cell office:value-type="string">
            <text:p>image</text:p>
          </table:table-cell>
          <table:table-cell office:value-type="string">
            <text:p>The icon used for generic image file types.</text:p>
          </table:table-cell>
          <table:table-cell office:value-type="string">
            <text:p>yes</text:p>
          </table:table-cell>
          <table:table-cell table:number-columns-repeated="251"/>
        </table:table-row>
        <table:table-row table:style-name="ro1">
          <table:table-cell office:value-type="string">
            <text:p>mime</text:p>
          </table:table-cell>
          <table:table-cell office:value-type="string">
            <text:p>none</text:p>
          </table:table-cell>
          <table:table-cell office:value-type="string">
            <text:p>source</text:p>
          </table:table-cell>
          <table:table-cell office:value-type="string">
            <text:p>none</text:p>
          </table:table-cell>
          <table:table-cell office:value-type="string">
            <text:p>no</text:p>
          </table:table-cell>
          <table:table-cell office:value-type="string">
            <text:p>kate</text:p>
          </table:table-cell>
          <table:table-cell/>
          <table:table-cell table:formula="oooc:=IF(ISBLANK([.G200];&quot;approval&quot;);0;IF(EXACT([.G200];&quot;draft&quot;);1;IF(EXACT([.G200];&quot;approval&quot;);2;IF(EXACT([.G200];&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text-html</text:p>
          </table:table-cell>
          <table:table-cell office:value-type="string">
            <text:p>html</text:p>
          </table:table-cell>
          <table:table-cell office:value-type="string">
            <text:p>The icon used for HTML text file types.</text:p>
          </table:table-cell>
          <table:table-cell office:value-type="string">
            <text:p>yes</text:p>
          </table:table-cell>
          <table:table-cell table:number-columns-repeated="251"/>
        </table:table-row>
        <table:table-row table:style-name="ro1">
          <table:table-cell office:value-type="string">
            <text:p>mime</text:p>
          </table:table-cell>
          <table:table-cell office:value-type="string">
            <text:p>text-x-generic</text:p>
          </table:table-cell>
          <table:table-cell office:value-type="string">
            <text:p>txt</text:p>
          </table:table-cell>
          <table:table-cell office:value-type="string">
            <text:p>The icon used for generic text file types.</text:p>
          </table:table-cell>
          <table:table-cell office:value-type="string">
            <text:p>yes</text:p>
          </table:table-cell>
          <table:table-cell table:number-columns-repeated="251"/>
        </table:table-row>
        <table:table-row table:style-name="ro1">
          <table:table-cell office:value-type="string">
            <text:p>mime</text:p>
          </table:table-cell>
          <table:table-cell office:value-type="string">
            <text:p>text-x-script</text:p>
          </table:table-cell>
          <table:table-cell office:value-type="string">
            <text:p>shellscript</text:p>
          </table:table-cell>
          <table:table-cell office:value-type="string">
            <text:p>The icon used for script file types, such as shell scripts.</text:p>
          </table:table-cell>
          <table:table-cell office:value-type="string">
            <text:p>yes</text:p>
          </table:table-cell>
          <table:table-cell table:number-columns-repeated="251"/>
        </table:table-row>
        <table:table-row table:style-name="ro1">
          <table:table-cell office:value-type="string">
            <text:p>mime</text:p>
          </table:table-cell>
          <table:table-cell office:value-type="string">
            <text:p>video-x-generic</text:p>
          </table:table-cell>
          <table:table-cell office:value-type="string">
            <text:p>video</text:p>
          </table:table-cell>
          <table:table-cell office:value-type="string">
            <text:p>The icon used for generic video file types.</text:p>
          </table:table-cell>
          <table:table-cell office:value-type="string">
            <text:p>yes</text:p>
          </table:table-cell>
          <table:table-cell table:number-columns-repeated="251"/>
        </table:table-row>
        <table:table-row table:style-name="ro1">
          <table:table-cell office:value-type="string">
            <text:p>mime</text:p>
          </table:table-cell>
          <table:table-cell office:value-type="string">
            <text:p>x-office-address-book</text:p>
          </table:table-cell>
          <table:table-cell office:value-type="string">
            <text:p>vcard</text:p>
          </table:table-cell>
          <table:table-cell office:value-type="string">
            <text:p>The icon used for generic address book file types.</text:p>
          </table:table-cell>
          <table:table-cell office:value-type="string">
            <text:p>yes</text:p>
          </table:table-cell>
          <table:table-cell table:number-columns-repeated="251"/>
        </table:table-row>
        <table:table-row table:style-name="ro1">
          <table:table-cell office:value-type="string">
            <text:p>mime</text:p>
          </table:table-cell>
          <table:table-cell office:value-type="string">
            <text:p>x-office-calendar</text:p>
          </table:table-cell>
          <table:table-cell office:value-type="string">
            <text:p>vcalendar</text:p>
          </table:table-cell>
          <table:table-cell office:value-type="string">
            <text:p>The icon used for generic calendar file types.</text:p>
          </table:table-cell>
          <table:table-cell office:value-type="string">
            <text:p>yes</text:p>
          </table:table-cell>
          <table:table-cell table:number-columns-repeated="251"/>
        </table:table-row>
        <table:table-row table:style-name="ro1">
          <table:table-cell office:value-type="string">
            <text:p>mimetypes</text:p>
          </table:table-cell>
          <table:table-cell office:value-type="string">
            <text:p>browser-go</text:p>
          </table:table-cell>
          <table:table-cell office:value-type="string">
            <text:p>key_enter</text:p>
          </table:table-cell>
          <table:table-cell office:value-type="string">
            <text:p>none</text:p>
          </table:table-cell>
          <table:table-cell office:value-type="string">
            <text:p>no</text:p>
          </table:table-cell>
          <table:table-cell office:value-type="string">
            <text:p>kate</text:p>
          </table:table-cell>
          <table:table-cell table:style-name="ce5" office:value-type="string">
            <text:p>approval</text:p>
          </table:table-cell>
          <table:table-cell table:formula="oooc:=IF(ISBLANK([.G207];&quot;approval&quot;);0;IF(EXACT([.G207];&quot;draft&quot;);1;IF(EXACT([.G207];&quot;approval&quot;);2;IF(EXACT([.G207];&quot;final&quot;);3;0))))" office:value-type="float" office:value="0">
            <text:p>Err:508</text:p>
          </table:table-cell>
          <table:table-cell office:value-type="string">
            <text:p>kate should use configure-shortcuts</text:p>
          </table:table-cell>
          <table:table-cell table:number-columns-repeated="247"/>
        </table:table-row>
        <table:table-row table:style-name="ro1">
          <table:table-cell office:value-type="string">
            <text:p>mimetypes</text:p>
          </table:table-cell>
          <table:table-cell office:value-type="string">
            <text:p>none</text:p>
          </table:table-cell>
          <table:table-cell office:value-type="string">
            <text:p>document</text:p>
          </table:table-cell>
          <table:table-cell office:value-type="string">
            <text:p>none</text:p>
          </table:table-cell>
          <table:table-cell office:value-type="string">
            <text:p>no</text:p>
          </table:table-cell>
          <table:table-cell office:value-type="string">
            <text:p>kdeprint</text:p>
          </table:table-cell>
          <table:table-cell/>
          <table:table-cell table:formula="oooc:=IF(ISBLANK([.G208];&quot;approval&quot;);0;IF(EXACT([.G208];&quot;draft&quot;);1;IF(EXACT([.G208];&quot;approval&quot;);2;IF(EXACT([.G208];&quot;final&quot;);3;0))))" office:value-type="float" office:value="0">
            <text:p>Err:508</text:p>
          </table:table-cell>
          <table:table-cell office:value-type="string">
            <text:p>use a mimetype?</text:p>
          </table:table-cell>
          <table:table-cell table:number-columns-repeated="247"/>
        </table:table-row>
        <table:table-row table:style-name="ro1">
          <table:table-cell office:value-type="string">
            <text:p>mimetypes</text:p>
          </table:table-cell>
          <table:table-cell office:value-type="string">
            <text:p>none</text:p>
          </table:table-cell>
          <table:table-cell office:value-type="string">
            <text:p>unknown</text:p>
          </table:table-cell>
          <table:table-cell/>
          <table:table-cell office:value-type="string">
            <text:p>no</text:p>
          </table:table-cell>
          <table:table-cell office:value-type="string">
            <text:p>mimetype dialog</text:p>
          </table:table-cell>
          <table:table-cell table:style-name="ce5" office:value-type="string">
            <text:p>approval</text:p>
          </table:table-cell>
          <table:table-cell table:formula="oooc:=IF(ISBLANK([.G209];&quot;approval&quot;);0;IF(EXACT([.G209];&quot;draft&quot;);1;IF(EXACT([.G209];&quot;approval&quot;);2;IF(EXACT([.G209];&quot;final&quot;);3;0))))" office:value-type="float" office:value="0">
            <text:p>Err:508</text:p>
          </table:table-cell>
          <table:table-cell table:number-columns-repeated="248"/>
        </table:table-row>
        <table:table-row table:style-name="ro1">
          <table:table-cell office:value-type="string">
            <text:p>mimetypes</text:p>
          </table:table-cell>
          <table:table-cell office:value-type="string">
            <text:p>none</text:p>
          </table:table-cell>
          <table:table-cell office:value-type="string">
            <text:p>zip</text:p>
          </table:table-cell>
          <table:table-cell office:value-type="string">
            <text:p>none</text:p>
          </table:table-cell>
          <table:table-cell office:value-type="string">
            <text:p>no</text:p>
          </table:table-cell>
          <table:table-cell office:value-type="string">
            <text:p>zip overlay</text:p>
          </table:table-cell>
          <table:table-cell table:style-name="ce5" office:value-type="string">
            <text:p>approval</text:p>
          </table:table-cell>
          <table:table-cell table:formula="oooc:=IF(ISBLANK([.G210];&quot;approval&quot;);0;IF(EXACT([.G210];&quot;draft&quot;);1;IF(EXACT([.G210];&quot;approval&quot;);2;IF(EXACT([.G210];&quot;final&quot;);3;0))))" office:value-type="float" office:value="0">
            <text:p>Err:508</text:p>
          </table:table-cell>
          <table:table-cell table:number-columns-repeated="248"/>
        </table:table-row>
        <table:table-row table:style-name="ro1">
          <table:table-cell office:value-type="string">
            <text:p>place</text:p>
          </table:table-cell>
          <table:table-cell office:value-type="string">
            <text:p>network-server</text:p>
          </table:table-cell>
          <table:table-cell office:value-type="string">
            <text:p>server</text:p>
          </table:table-cell>
          <table:table-cell office:value-type="string">
            <text:p>The icon used for individual host machines under the &lt;quote&gt;Network Servers&lt;/quote&gt; place in the file manager.</text:p>
          </table:table-cell>
          <table:table-cell office:value-type="string">
            <text:p>yes</text:p>
          </table:table-cell>
          <table:table-cell table:number-columns-repeated="251"/>
        </table:table-row>
        <table:table-row table:style-name="ro1">
          <table:table-cell office:value-type="string">
            <text:p>place</text:p>
          </table:table-cell>
          <table:table-cell office:value-type="string">
            <text:p>network-workgroup</text:p>
          </table:table-cell>
          <table:table-cell office:value-type="string">
            <text:p>network_local</text:p>
          </table:table-cell>
          <table:table-cell office:value-type="string">
            <text:p>The icon for the &lt;quote&gt;Network Servers&lt;/quote&gt; place in the desktop's file manager, and workgroups within the network.</text:p>
          </table:table-cell>
          <table:table-cell office:value-type="string">
            <text:p>yes</text:p>
          </table:table-cell>
          <table:table-cell table:number-columns-repeated="251"/>
        </table:table-row>
        <table:table-row table:style-name="ro1">
          <table:table-cell office:value-type="string">
            <text:p>place</text:p>
          </table:table-cell>
          <table:table-cell office:value-type="string">
            <text:p>user-desktop</text:p>
          </table:table-cell>
          <table:table-cell office:value-type="string">
            <text:p>desktop</text:p>
          </table:table-cell>
          <table:table-cell office:value-type="string">
            <text:p>The icon for the special &lt;quote&gt;Desktop&lt;/quote&gt; directory of the user.</text:p>
          </table:table-cell>
          <table:table-cell office:value-type="string">
            <text:p>yes</text:p>
          </table:table-cell>
          <table:table-cell table:number-columns-repeated="251"/>
        </table:table-row>
        <table:table-row table:style-name="ro1">
          <table:table-cell office:value-type="string">
            <text:p>place</text:p>
          </table:table-cell>
          <table:table-cell office:value-type="string">
            <text:p>user-home</text:p>
          </table:table-cell>
          <table:table-cell office:value-type="string">
            <text:p>folder_home</text:p>
          </table:table-cell>
          <table:table-cell office:value-type="string">
            <text:p>The icon for the special &lt;quote&gt;Home&lt;/quote&gt; directory of the user.</text:p>
          </table:table-cell>
          <table:table-cell office:value-type="string">
            <text:p>yes</text:p>
          </table:table-cell>
          <table:table-cell table:number-columns-repeated="251"/>
        </table:table-row>
        <table:table-row table:style-name="ro1">
          <table:table-cell office:value-type="string">
            <text:p>unknown</text:p>
          </table:table-cell>
          <table:table-cell office:value-type="string">
            <text:p>none</text:p>
          </table:table-cell>
          <table:table-cell office:value-type="string">
            <text:p>continue</text:p>
          </table:table-cell>
          <table:table-cell office:value-type="string">
            <text:p>none</text:p>
          </table:table-cell>
          <table:table-cell office:value-type="string">
            <text:p>no</text:p>
          </table:table-cell>
          <table:table-cell office:value-type="string">
            <text:p>khtml/ecma/debugger/images</text:p>
          </table:table-cell>
          <table:table-cell/>
          <table:table-cell table:formula="oooc:=IF(ISBLANK([.G215];&quot;approval&quot;);0;IF(EXACT([.G215];&quot;draft&quot;);1;IF(EXACT([.G215];&quot;approval&quot;);2;IF(EXACT([.G215];&quot;final&quot;);3;0))))" office:value-type="float" office:value="0">
            <text:p>Err:508</text:p>
          </table:table-cell>
          <table:table-cell office:value-type="string">
            <text:p>not using icon theme?!</text:p>
          </table:table-cell>
          <table:table-cell table:number-columns-repeated="247"/>
        </table:table-row>
        <table:table-row table:style-name="ro1">
          <table:table-cell office:value-type="string">
            <text:p>unknown</text:p>
          </table:table-cell>
          <table:table-cell office:value-type="string">
            <text:p>none</text:p>
          </table:table-cell>
          <table:table-cell office:value-type="string">
            <text:p>example</text:p>
          </table:table-cell>
          <table:table-cell office:value-type="string">
            <text:p>none</text:p>
          </table:table-cell>
          <table:table-cell office:value-type="string">
            <text:p>no</text:p>
          </table:table-cell>
          <table:table-cell office:value-type="string">
            <text:p>overlay, none by default</text:p>
          </table:table-cell>
          <table:table-cell/>
          <table:table-cell table:formula="oooc:=IF(ISBLANK([.G216];&quot;approval&quot;);0;IF(EXACT([.G216];&quot;draft&quot;);1;IF(EXACT([.G216];&quot;approval&quot;);2;IF(EXACT([.G216];&quot;final&quot;);3;0))))" office:value-type="float" office:value="0">
            <text:p>Err:508</text:p>
          </table:table-cell>
          <table:table-cell table:number-columns-repeated="248"/>
        </table:table-row>
        <table:table-row table:style-name="ro1">
          <table:table-cell office:value-type="string">
            <text:p>unknown</text:p>
          </table:table-cell>
          <table:table-cell office:value-type="string">
            <text:p>none</text:p>
          </table:table-cell>
          <table:table-cell office:value-type="string">
            <text:p>java</text:p>
          </table:table-cell>
          <table:table-cell office:value-type="string">
            <text:p>none</text:p>
          </table:table-cell>
          <table:table-cell office:value-type="string">
            <text:p>no</text:p>
          </table:table-cell>
          <table:table-cell office:value-type="string">
            <text:p>java applets</text:p>
          </table:table-cell>
          <table:table-cell/>
          <table:table-cell table:formula="oooc:=IF(ISBLANK([.G217];&quot;approval&quot;);0;IF(EXACT([.G217];&quot;draft&quot;);1;IF(EXACT([.G217];&quot;approval&quot;);2;IF(EXACT([.G217];&quot;final&quot;);3;0))))" office:value-type="float" office:value="0">
            <text:p>Err:508</text:p>
          </table:table-cell>
          <table:table-cell office:value-type="string">
            <text:p>see java_kjava</text:p>
          </table:table-cell>
          <table:table-cell table:number-columns-repeated="247"/>
        </table:table-row>
        <table:table-row table:style-name="ro1">
          <table:table-cell office:value-type="string">
            <text:p>unknown</text:p>
          </table:table-cell>
          <table:table-cell office:value-type="string">
            <text:p>none</text:p>
          </table:table-cell>
          <table:table-cell office:value-type="string">
            <text:p>screenshot</text:p>
          </table:table-cell>
          <table:table-cell office:value-type="string">
            <text:p>none</text:p>
          </table:table-cell>
          <table:table-cell office:value-type="string">
            <text:p>no</text:p>
          </table:table-cell>
          <table:table-cell office:value-type="string">
            <text:p>screenshot overlay, none by default</text:p>
          </table:table-cell>
          <table:table-cell/>
          <table:table-cell table:formula="oooc:=IF(ISBLANK([.G218];&quot;approval&quot;);0;IF(EXACT([.G218];&quot;draft&quot;);1;IF(EXACT([.G218];&quot;approval&quot;);2;IF(EXACT([.G218];&quot;final&quot;);3;0))))" office:value-type="float" office:value="0">
            <text:p>Err:508</text:p>
          </table:table-cell>
          <table:table-cell table:number-columns-repeated="248"/>
        </table:table-row>
        <table:table-row table:style-name="ro1">
          <table:table-cell office:value-type="string">
            <text:p>unknown</text:p>
          </table:table-cell>
          <table:table-cell office:value-type="string">
            <text:p>none</text:p>
          </table:table-cell>
          <table:table-cell office:value-type="string">
            <text:p>step-into</text:p>
          </table:table-cell>
          <table:table-cell office:value-type="string">
            <text:p>none</text:p>
          </table:table-cell>
          <table:table-cell office:value-type="string">
            <text:p>no</text:p>
          </table:table-cell>
          <table:table-cell office:value-type="string">
            <text:p>khtml/ecma/debugger/images</text:p>
          </table:table-cell>
          <table:table-cell/>
          <table:table-cell table:formula="oooc:=IF(ISBLANK([.G219];&quot;approval&quot;);0;IF(EXACT([.G219];&quot;draft&quot;);1;IF(EXACT([.G219];&quot;approval&quot;);2;IF(EXACT([.G219];&quot;final&quot;);3;0))))" office:value-type="float" office:value="0">
            <text:p>Err:508</text:p>
          </table:table-cell>
          <table:table-cell office:value-type="string">
            <text:p>not using icon theme?!</text:p>
          </table:table-cell>
          <table:table-cell table:number-columns-repeated="247"/>
        </table:table-row>
        <table:table-row table:style-name="ro1">
          <table:table-cell office:value-type="string">
            <text:p>unknown</text:p>
          </table:table-cell>
          <table:table-cell office:value-type="string">
            <text:p>none</text:p>
          </table:table-cell>
          <table:table-cell office:value-type="string">
            <text:p>step-out</text:p>
          </table:table-cell>
          <table:table-cell office:value-type="string">
            <text:p>none</text:p>
          </table:table-cell>
          <table:table-cell office:value-type="string">
            <text:p>no</text:p>
          </table:table-cell>
          <table:table-cell office:value-type="string">
            <text:p>khtml/ecma/debugger/images</text:p>
          </table:table-cell>
          <table:table-cell/>
          <table:table-cell table:formula="oooc:=IF(ISBLANK([.G220];&quot;approval&quot;);0;IF(EXACT([.G220];&quot;draft&quot;);1;IF(EXACT([.G220];&quot;approval&quot;);2;IF(EXACT([.G220];&quot;final&quot;);3;0))))" office:value-type="float" office:value="0">
            <text:p>Err:508</text:p>
          </table:table-cell>
          <table:table-cell office:value-type="string">
            <text:p>not using icon theme?!</text:p>
          </table:table-cell>
          <table:table-cell table:number-columns-repeated="247"/>
        </table:table-row>
        <table:table-row table:style-name="ro1">
          <table:table-cell office:value-type="string">
            <text:p>unknown</text:p>
          </table:table-cell>
          <table:table-cell office:value-type="string">
            <text:p>none</text:p>
          </table:table-cell>
          <table:table-cell office:value-type="string">
            <text:p>step-over</text:p>
          </table:table-cell>
          <table:table-cell office:value-type="string">
            <text:p>none</text:p>
          </table:table-cell>
          <table:table-cell office:value-type="string">
            <text:p>no</text:p>
          </table:table-cell>
          <table:table-cell office:value-type="string">
            <text:p>khtml/ecma/debugger/images</text:p>
          </table:table-cell>
          <table:table-cell/>
          <table:table-cell table:formula="oooc:=IF(ISBLANK([.G221];&quot;approval&quot;);0;IF(EXACT([.G221];&quot;draft&quot;);1;IF(EXACT([.G221];&quot;approval&quot;);2;IF(EXACT([.G221];&quot;final&quot;);3;0))))" office:value-type="float" office:value="0">
            <text:p>Err:508</text:p>
          </table:table-cell>
          <table:table-cell office:value-type="string">
            <text:p>not using icon theme?!</text:p>
          </table:table-cell>
          <table:table-cell table:number-columns-repeated="247"/>
        </table:table-row>
        <table:table-row table:style-name="ro1">
          <table:table-cell/>
          <table:table-cell office:value-type="string">
            <text:p>none</text:p>
          </table:table-cell>
          <table:table-cell/>
          <table:table-cell office:value-type="string">
            <text:p>none</text:p>
          </table:table-cell>
          <table:table-cell/>
          <table:table-cell office:value-type="string">
            <text:p>javascript error dialog, dialog button</text:p>
          </table:table-cell>
          <table:table-cell table:style-name="ce5" office:value-type="string">
            <text:p>approval</text:p>
          </table:table-cell>
          <table:table-cell table:formula="oooc:=IF(ISBLANK([.G222];&quot;approval&quot;);0;IF(EXACT([.G222];&quot;draft&quot;);1;IF(EXACT([.G222];&quot;approval&quot;);2;IF(EXACT([.G222];&quot;final&quot;);3;0))))" office:value-type="float" office:value="0">
            <text:p>Err:508</text:p>
          </table:table-cell>
          <table:table-cell table:number-columns-repeated="248"/>
        </table:table-row>
        <table:table-row table:style-name="ro1">
          <table:table-cell table:number-columns-repeated="256"/>
        </table:table-row>
        <table:table-row table:style-name="ro1">
          <table:table-cell table:style-name="ce2" office:value-type="string">
            <text:p>Icons Which Have a New Use With Icon Spec</text:p>
          </table:table-cell>
          <table:table-cell table:number-columns-repeated="255"/>
        </table:table-row>
        <table:table-row table:style-name="ro1">
          <table:table-cell office:value-type="string">
            <text:p>actions</text:p>
          </table:table-cell>
          <table:table-cell office:value-type="string">
            <text:p>dialog-close</text:p>
          </table:table-cell>
          <table:table-cell office:value-type="string">
            <text:p>fileclose</text:p>
          </table:table-cell>
          <table:table-cell office:value-type="string">
            <text:p>The icon used for the “Close” button that might appear in dialog windows. </text:p>
          </table:table-cell>
          <table:table-cell table:number-columns-repeated="252"/>
        </table:table-row>
        <table:table-row table:style-name="ro1">
          <table:table-cell office:value-type="string">
            <text:p>actions</text:p>
          </table:table-cell>
          <table:table-cell office:value-type="string">
            <text:p>document-open-recent</text:p>
          </table:table-cell>
          <table:table-cell office:value-type="string">
            <text:p>fileopen</text:p>
          </table:table-cell>
          <table:table-cell office:value-type="string">
            <text:p>The icon used for the action to open a document that was recently opened. </text:p>
          </table:table-cell>
          <table:table-cell table:number-columns-repeated="252"/>
        </table:table-row>
        <table:table-row table:style-name="ro1">
          <table:table-cell office:value-type="string">
            <text:p>actions</text:p>
          </table:table-cell>
          <table:table-cell office:value-type="string">
            <text:p>document-properties</text:p>
          </table:table-cell>
          <table:table-cell office:value-type="string">
            <text:p>info</text:p>
          </table:table-cell>
          <table:table-cell office:value-type="string">
            <text:p>The icon for the action to view the properties of a document in an application. </text:p>
          </table:table-cell>
          <table:table-cell table:number-columns-repeated="252"/>
        </table:table-row>
        <table:table-row table:style-name="ro1">
          <table:table-cell office:value-type="string">
            <text:p>actions</text:p>
          </table:table-cell>
          <table:table-cell office:value-type="string">
            <text:p>document-revert</text:p>
          </table:table-cell>
          <table:table-cell office:value-type="string">
            <text:p>reload</text:p>
          </table:table-cell>
          <table:table-cell office:value-type="string">
            <text:p>The icon for the action of reverting to a previous version of a document. </text:p>
          </table:table-cell>
          <table:table-cell table:number-columns-repeated="252"/>
        </table:table-row>
        <table:table-row table:style-name="ro1">
          <table:table-cell office:value-type="string">
            <text:p>actions</text:p>
          </table:table-cell>
          <table:table-cell office:value-type="string">
            <text:p>mail-message-new</text:p>
          </table:table-cell>
          <table:table-cell office:value-type="string">
            <text:p>mail_send</text:p>
          </table:table-cell>
          <table:table-cell office:value-type="string">
            <text:p>The icon for the compose new mail action of an electronic mail application.</text:p>
          </table:table-cell>
          <table:table-cell/>
          <table:table-cell office:value-type="string">
            <text:p>email action</text:p>
          </table:table-cell>
          <table:table-cell table:style-name="ce5" office:value-type="string">
            <text:p>approval</text:p>
          </table:table-cell>
          <table:table-cell office:value-type="string">
            <text:p>#</text:p>
          </table:table-cell>
          <table:table-cell table:number-columns-repeated="248"/>
        </table:table-row>
        <table:table-row table:style-name="ro1">
          <table:table-cell office:value-type="string">
            <text:p>actions</text:p>
          </table:table-cell>
          <table:table-cell office:value-type="string">
            <text:p>system-log-out</text:p>
          </table:table-cell>
          <table:table-cell office:value-type="string">
            <text:p>exit</text:p>
          </table:table-cell>
          <table:table-cell office:value-type="string">
            <text:p>The icon used for the “Log Out” item in the desktop's panel application. </text:p>
          </table:table-cell>
          <table:table-cell table:number-columns-repeated="252"/>
        </table:table-row>
        <table:table-row table:style-name="ro1">
          <table:table-cell office:value-type="string">
            <text:p>actions</text:p>
          </table:table-cell>
          <table:table-cell office:value-type="string">
            <text:p>system-search</text:p>
          </table:table-cell>
          <table:table-cell office:value-type="string">
            <text:p>kfind</text:p>
          </table:table-cell>
          <table:table-cell office:value-type="string">
            <text:p>The icon used for the “Search” item in the desktop's panel application. </text:p>
          </table:table-cell>
          <table:table-cell table:number-columns-repeated="252"/>
        </table:table-row>
        <table:table-row table:style-name="ro1">
          <table:table-cell office:value-type="string">
            <text:p>actions</text:p>
          </table:table-cell>
          <table:table-cell office:value-type="string">
            <text:p>window-close</text:p>
          </table:table-cell>
          <table:table-cell office:value-type="string">
            <text:p>fileclose?</text:p>
          </table:table-cell>
          <table:table-cell office:value-type="string">
            <text:p>The icon used for the “Close Window” item in the application's “Windows” menu. </text:p>
          </table:table-cell>
          <table:table-cell table:number-columns-repeated="252"/>
        </table:table-row>
        <table:table-row table:style-name="ro1">
          <table:table-cell office:value-type="string">
            <text:p>apps</text:p>
          </table:table-cell>
          <table:table-cell office:value-type="string">
            <text:p>preferences-desktop</text:p>
          </table:table-cell>
          <table:table-cell office:value-type="string">
            <text:p>desktop</text:p>
          </table:table-cell>
          <table:table-cell office:value-type="string">
            <text:p>The icon used for the desktop's accessibility preferences. </text:p>
          </table:table-cell>
          <table:table-cell table:number-columns-repeated="252"/>
        </table:table-row>
        <table:table-row table:style-name="ro1">
          <table:table-cell office:value-type="string">
            <text:p>apps</text:p>
          </table:table-cell>
          <table:table-cell office:value-type="string">
            <text:p>preferences-desktop-peripherals</text:p>
          </table:table-cell>
          <table:table-cell office:value-type="string">
            <text:p>keyboard</text:p>
          </table:table-cell>
          <table:table-cell office:value-type="string">
            <text:p>The icon used for the desktop's keyboard preferences. </text:p>
          </table:table-cell>
          <table:table-cell table:number-columns-repeated="252"/>
        </table:table-row>
        <table:table-row table:style-name="ro1">
          <table:table-cell office:value-type="string">
            <text:p>device</text:p>
          </table:table-cell>
          <table:table-cell office:value-type="string">
            <text:p>battery</text:p>
          </table:table-cell>
          <table:table-cell office:value-type="string">
            <text:p>laptop_battery</text:p>
          </table:table-cell>
          <table:table-cell office:value-type="string">
            <text:p>The icon used for the system battery device. </text:p>
          </table:table-cell>
          <table:table-cell table:number-columns-repeated="252"/>
        </table:table-row>
        <table:table-row table:style-name="ro1">
          <table:table-cell office:value-type="string">
            <text:p>device</text:p>
          </table:table-cell>
          <table:table-cell office:value-type="string">
            <text:p>drive-optical</text:p>
          </table:table-cell>
          <table:table-cell office:value-type="string">
            <text:p>cdrom_mount/cdrom_unmount</text:p>
          </table:table-cell>
          <table:table-cell office:value-type="string">
            <text:p>The icon used for optical media drives such as CD and DVD.</text:p>
          </table:table-cell>
          <table:table-cell table:number-columns-repeated="252"/>
        </table:table-row>
        <table:table-row table:style-name="ro1">
          <table:table-cell office:value-type="string">
            <text:p>device</text:p>
          </table:table-cell>
          <table:table-cell office:value-type="string">
            <text:p>input-keyboard</text:p>
          </table:table-cell>
          <table:table-cell office:value-type="string">
            <text:p>keyboard</text:p>
          </table:table-cell>
          <table:table-cell office:value-type="string">
            <text:p>The icon used for the keyboard input device. </text:p>
          </table:table-cell>
          <table:table-cell table:number-columns-repeated="252"/>
        </table:table-row>
        <table:table-row table:style-name="ro1">
          <table:table-cell office:value-type="string">
            <text:p>device</text:p>
          </table:table-cell>
          <table:table-cell office:value-type="string">
            <text:p>network-wireless</text:p>
          </table:table-cell>
          <table:table-cell office:value-type="string">
            <text:p>wlassistant</text:p>
          </table:table-cell>
          <table:table-cell office:value-type="string">
            <text:p>The icon used for wireless network connections. </text:p>
          </table:table-cell>
          <table:table-cell table:number-columns-repeated="252"/>
        </table:table-row>
        <table:table-row table:style-name="ro1">
          <table:table-cell office:value-type="string">
            <text:p>mimetypes</text:p>
          </table:table-cell>
          <table:table-cell office:value-type="string">
            <text:p>text-x-generic-template</text:p>
          </table:table-cell>
          <table:table-cell office:value-type="string">
            <text:p>template_source</text:p>
          </table:table-cell>
          <table:table-cell office:value-type="string">
            <text:p>The icon used for generic text templates. </text:p>
          </table:table-cell>
          <table:table-cell table:number-columns-repeated="252"/>
        </table:table-row>
        <table:table-row table:style-name="ro1">
          <table:table-cell office:value-type="string">
            <text:p>place</text:p>
          </table:table-cell>
          <table:table-cell office:value-type="string">
            <text:p>folder-remote</text:p>
          </table:table-cell>
          <table:table-cell office:value-type="string">
            <text:p>network</text:p>
          </table:table-cell>
          <table:table-cell office:value-type="string">
            <text:p>The icon used for normal directories on a remote filesystem.</text:p>
          </table:table-cell>
          <table:table-cell table:number-columns-repeated="252"/>
        </table:table-row>
        <table:table-row table:style-name="ro1">
          <table:table-cell office:value-type="string">
            <text:p>status</text:p>
          </table:table-cell>
          <table:table-cell office:value-type="string">
            <text:p>dialog-question</text:p>
          </table:table-cell>
          <table:table-cell office:value-type="string">
            <text:p>messagebox_info</text:p>
          </table:table-cell>
          <table:table-cell office:value-type="string">
            <text:p>The icon used when a dialog is opened to ask a simple question of the user. </text:p>
          </table:table-cell>
          <table:table-cell table:number-columns-repeated="252"/>
        </table:table-row>
        <table:table-row table:style-name="ro1">
          <table:table-cell table:style-name="ce2" office:value-type="string">
            <text:p>Icons in Name Spec Which Do Not Exist in KDE</text:p>
          </table:table-cell>
          <table:table-cell table:number-columns-repeated="255"/>
        </table:table-row>
        <table:table-row table:style-name="ro1">
          <table:table-cell office:value-type="string">
            <text:p>category</text:p>
          </table:table-cell>
          <table:table-cell office:value-type="string">
            <text:p>applications-accessories</text:p>
          </table:table-cell>
          <table:table-cell office:value-type="string">
            <text:p>package_utilities</text:p>
          </table:table-cell>
          <table:table-cell office:value-type="string">
            <text:p>The icon for the &lt;quote&gt;Accessories&lt;/quote&gt; sub-menu of the Programs menu.</text:p>
          </table:table-cell>
          <table:table-cell table:number-columns-repeated="252"/>
        </table:table-row>
        <table:table-row table:style-name="ro1">
          <table:table-cell office:value-type="string">
            <text:p>actions</text:p>
          </table:table-cell>
          <table:table-cell office:value-type="string">
            <text:p>address-book-new</text:p>
          </table:table-cell>
          <table:table-cell/>
          <table:table-cell office:value-type="string">
            <text:p>The icon used for the action to create a new address book.</text:p>
          </table:table-cell>
          <table:table-cell table:number-columns-repeated="252"/>
        </table:table-row>
        <table:table-row table:style-name="ro1">
          <table:table-cell office:value-type="string">
            <text:p>actions</text:p>
          </table:table-cell>
          <table:table-cell office:value-type="string">
            <text:p>appointment-new</text:p>
          </table:table-cell>
          <table:table-cell/>
          <table:table-cell office:value-type="string">
            <text:p>The icon used for the action to create a new appointment in a calendaring application.</text:p>
          </table:table-cell>
          <table:table-cell table:number-columns-repeated="252"/>
        </table:table-row>
        <table:table-row table:style-name="ro1">
          <table:table-cell office:value-type="string">
            <text:p>actions</text:p>
          </table:table-cell>
          <table:table-cell office:value-type="string">
            <text:p>contact-new</text:p>
          </table:table-cell>
          <table:table-cell/>
          <table:table-cell office:value-type="string">
            <text:p>The icon used for the action to create a new contact in an address book application.</text:p>
          </table:table-cell>
          <table:table-cell table:number-columns-repeated="252"/>
        </table:table-row>
        <table:table-row table:style-name="ro1">
          <table:table-cell office:value-type="string">
            <text:p>actions</text:p>
          </table:table-cell>
          <table:table-cell office:value-type="string">
            <text:p>document-page-setup</text:p>
          </table:table-cell>
          <table:table-cell/>
          <table:table-cell office:value-type="string">
            <text:p>The icon for the page setup action of a document editor.</text:p>
          </table:table-cell>
          <table:table-cell table:number-columns-repeated="252"/>
        </table:table-row>
        <table:table-row table:style-name="ro1">
          <table:table-cell office:value-type="string">
            <text:p>actions</text:p>
          </table:table-cell>
          <table:table-cell office:value-type="string">
            <text:p>edit-find-replace</text:p>
          </table:table-cell>
          <table:table-cell/>
          <table:table-cell office:value-type="string">
            <text:p>The icon for the find and replace action.</text:p>
          </table:table-cell>
          <table:table-cell table:number-columns-repeated="252"/>
        </table:table-row>
        <table:table-row table:style-name="ro1">
          <table:table-cell office:value-type="string">
            <text:p>actions</text:p>
          </table:table-cell>
          <table:table-cell office:value-type="string">
            <text:p>edit-select-all</text:p>
          </table:table-cell>
          <table:table-cell/>
          <table:table-cell office:value-type="string">
            <text:p>The icon for the select all action.</text:p>
          </table:table-cell>
          <table:table-cell table:number-columns-repeated="252"/>
        </table:table-row>
        <table:table-row table:style-name="ro1">
          <table:table-cell office:value-type="string">
            <text:p>actions</text:p>
          </table:table-cell>
          <table:table-cell office:value-type="string">
            <text:p>format-text-direction-ltr</text:p>
          </table:table-cell>
          <table:table-cell/>
          <table:table-cell office:value-type="string">
            <text:p>The icon for the left-to-right text formatting action.</text:p>
          </table:table-cell>
          <table:table-cell table:number-columns-repeated="252"/>
        </table:table-row>
        <table:table-row table:style-name="ro1">
          <table:table-cell office:value-type="string">
            <text:p>actions</text:p>
          </table:table-cell>
          <table:table-cell office:value-type="string">
            <text:p>format-text-direction-rtl</text:p>
          </table:table-cell>
          <table:table-cell/>
          <table:table-cell office:value-type="string">
            <text:p>The icon for the right-to-left formatting action.</text:p>
          </table:table-cell>
          <table:table-cell table:number-columns-repeated="252"/>
        </table:table-row>
        <table:table-row table:style-name="ro1">
          <table:table-cell office:value-type="string">
            <text:p>actions</text:p>
          </table:table-cell>
          <table:table-cell office:value-type="string">
            <text:p>go-jump</text:p>
          </table:table-cell>
          <table:table-cell/>
          <table:table-cell office:value-type="string">
            <text:p>The icon for the jump to action.</text:p>
          </table:table-cell>
          <table:table-cell table:number-columns-repeated="252"/>
        </table:table-row>
        <table:table-row table:style-name="ro1">
          <table:table-cell office:value-type="string">
            <text:p>actions</text:p>
          </table:table-cell>
          <table:table-cell office:value-type="string">
            <text:p>help-about</text:p>
          </table:table-cell>
          <table:table-cell/>
          <table:table-cell office:value-type="string">
            <text:p>The icon for the About item in the Help menu.</text:p>
          </table:table-cell>
          <table:table-cell table:number-columns-repeated="252"/>
        </table:table-row>
        <table:table-row table:style-name="ro1">
          <table:table-cell office:value-type="string">
            <text:p>actions</text:p>
          </table:table-cell>
          <table:table-cell office:value-type="string">
            <text:p>help-faq</text:p>
          </table:table-cell>
          <table:table-cell/>
          <table:table-cell office:value-type="string">
            <text:p>The icon for the FAQ item in the Help menu.</text:p>
          </table:table-cell>
          <table:table-cell table:number-columns-repeated="252"/>
        </table:table-row>
        <table:table-row table:style-name="ro1">
          <table:table-cell office:value-type="string">
            <text:p>actions</text:p>
          </table:table-cell>
          <table:table-cell office:value-type="string">
            <text:p>insert-link</text:p>
          </table:table-cell>
          <table:table-cell/>
          <table:table-cell office:value-type="string">
            <text:p>The icon for the insert link action of an application.</text:p>
          </table:table-cell>
          <table:table-cell table:number-columns-repeated="252"/>
        </table:table-row>
        <table:table-row table:style-name="ro1">
          <table:table-cell office:value-type="string">
            <text:p>actions</text:p>
          </table:table-cell>
          <table:table-cell office:value-type="string">
            <text:p>insert-text</text:p>
          </table:table-cell>
          <table:table-cell/>
          <table:table-cell office:value-type="string">
            <text:p>The icon for the insert text action of an application.</text:p>
          </table:table-cell>
          <table:table-cell table:number-columns-repeated="252"/>
        </table:table-row>
        <table:table-row table:style-name="ro1">
          <table:table-cell office:value-type="string">
            <text:p>actions</text:p>
          </table:table-cell>
          <table:table-cell office:value-type="string">
            <text:p>mail-mark-important</text:p>
          </table:table-cell>
          <table:table-cell/>
          <table:table-cell office:value-type="string">
            <text:p>The icon for the mark as important action of an electronic mail application.</text:p>
          </table:table-cell>
          <table:table-cell table:number-columns-repeated="252"/>
        </table:table-row>
        <table:table-row table:style-name="ro1">
          <table:table-cell office:value-type="string">
            <text:p>actions</text:p>
          </table:table-cell>
          <table:table-cell office:value-type="string">
            <text:p>mail-mark-read</text:p>
          </table:table-cell>
          <table:table-cell/>
          <table:table-cell office:value-type="string">
            <text:p>The icon for the mark as read action of an electronic mail application.</text:p>
          </table:table-cell>
          <table:table-cell table:number-columns-repeated="252"/>
        </table:table-row>
        <table:table-row table:style-name="ro1">
          <table:table-cell office:value-type="string">
            <text:p>actions</text:p>
          </table:table-cell>
          <table:table-cell office:value-type="string">
            <text:p>mail-mark-unread</text:p>
          </table:table-cell>
          <table:table-cell/>
          <table:table-cell office:value-type="string">
            <text:p>The icon for the mark as unread action of an electronic mail application.</text:p>
          </table:table-cell>
          <table:table-cell table:number-columns-repeated="252"/>
        </table:table-row>
        <table:table-row table:style-name="ro1">
          <table:table-cell office:value-type="string">
            <text:p>actions</text:p>
          </table:table-cell>
          <table:table-cell office:value-type="string">
            <text:p>mail-send-receive</text:p>
          </table:table-cell>
          <table:table-cell/>
          <table:table-cell office:value-type="string">
            <text:p>The icon for the send and receive action of an electronic mail application.</text:p>
          </table:table-cell>
          <table:table-cell table:number-columns-repeated="252"/>
        </table:table-row>
        <table:table-row table:style-name="ro1">
          <table:table-cell office:value-type="string">
            <text:p>actions</text:p>
          </table:table-cell>
          <table:table-cell office:value-type="string">
            <text:p>object-flip-horizontal</text:p>
          </table:table-cell>
          <table:table-cell/>
          <table:table-cell office:value-type="string">
            <text:p>The icon for the action to flip an object horizontally.</text:p>
          </table:table-cell>
          <table:table-cell table:number-columns-repeated="252"/>
        </table:table-row>
        <table:table-row table:style-name="ro1">
          <table:table-cell office:value-type="string">
            <text:p>actions</text:p>
          </table:table-cell>
          <table:table-cell office:value-type="string">
            <text:p>object-flip-vertical</text:p>
          </table:table-cell>
          <table:table-cell/>
          <table:table-cell office:value-type="string">
            <text:p>The icon for the action to flip an object vertically.</text:p>
          </table:table-cell>
          <table:table-cell table:number-columns-repeated="252"/>
        </table:table-row>
        <table:table-row table:style-name="ro1">
          <table:table-cell office:value-type="string">
            <text:p>actions</text:p>
          </table:table-cell>
          <table:table-cell office:value-type="string">
            <text:p>view-sort-ascending</text:p>
          </table:table-cell>
          <table:table-cell/>
          <table:table-cell office:value-type="string">
            <text:p>The icon used for the &lt;quote&gt;Sort Ascending&lt;/quote&gt; item in the application's &lt;quote&gt;View&lt;/quote&gt; menu, or in a button for changing the sort method for a list.</text:p>
          </table:table-cell>
          <table:table-cell table:number-columns-repeated="252"/>
        </table:table-row>
        <table:table-row table:style-name="ro1">
          <table:table-cell office:value-type="string">
            <text:p>actions</text:p>
          </table:table-cell>
          <table:table-cell office:value-type="string">
            <text:p>view-sort-descending</text:p>
          </table:table-cell>
          <table:table-cell/>
          <table:table-cell office:value-type="string">
            <text:p>The icon used for the &lt;quote&gt;Sort Descending&lt;/quote&gt; item in the application's &lt;quote&gt;View&lt;/quote&gt; menu, or in a button for changing the sort method for a list.</text:p>
          </table:table-cell>
          <table:table-cell table:number-columns-repeated="252"/>
        </table:table-row>
        <table:table-row table:style-name="ro1">
          <table:table-cell office:value-type="string">
            <text:p>animation</text:p>
          </table:table-cell>
          <table:table-cell office:value-type="string">
            <text:p>process-working</text:p>
          </table:table-cell>
          <table:table-cell/>
          <table:table-cell office:value-type="string">
            <text:p>This is the standard spinner animation for web browsers and file managers to show that the location is loading. This image should be a multi-frame PNG with the frames as the size that the directory containing the image, is specified to be in. The first frame of the animation should be used for the resting state of the animation.</text:p>
          </table:table-cell>
          <table:table-cell table:number-columns-repeated="252"/>
        </table:table-row>
        <table:table-row table:style-name="ro1">
          <table:table-cell office:value-type="string">
            <text:p>apps</text:p>
          </table:table-cell>
          <table:table-cell office:value-type="string">
            <text:p>accessories-calculator</text:p>
          </table:table-cell>
          <table:table-cell/>
          <table:table-cell office:value-type="string">
            <text:p>The icon used for the desktop's calculator accessory program.</text:p>
          </table:table-cell>
          <table:table-cell table:number-columns-repeated="252"/>
        </table:table-row>
        <table:table-row table:style-name="ro1">
          <table:table-cell office:value-type="string">
            <text:p>apps</text:p>
          </table:table-cell>
          <table:table-cell office:value-type="string">
            <text:p>accessories-character-map</text:p>
          </table:table-cell>
          <table:table-cell/>
          <table:table-cell office:value-type="string">
            <text:p>The icon used for the desktop's international and extended text character accessory program.</text:p>
          </table:table-cell>
          <table:table-cell table:number-columns-repeated="252"/>
        </table:table-row>
        <table:table-row table:style-name="ro1">
          <table:table-cell office:value-type="string">
            <text:p>apps</text:p>
          </table:table-cell>
          <table:table-cell office:value-type="string">
            <text:p>accessories-dictionary</text:p>
          </table:table-cell>
          <table:table-cell/>
          <table:table-cell office:value-type="string">
            <text:p>The icon used for the desktop's dictionary accessory program.</text:p>
          </table:table-cell>
          <table:table-cell table:number-columns-repeated="252"/>
        </table:table-row>
        <table:table-row table:style-name="ro1">
          <table:table-cell office:value-type="string">
            <text:p>apps</text:p>
          </table:table-cell>
          <table:table-cell office:value-type="string">
            <text:p>accessories-text-editor</text:p>
          </table:table-cell>
          <table:table-cell/>
          <table:table-cell office:value-type="string">
            <text:p>The icon used for the desktop's text editing accessory program.</text:p>
          </table:table-cell>
          <table:table-cell table:number-columns-repeated="252"/>
        </table:table-row>
        <table:table-row table:style-name="ro1">
          <table:table-cell office:value-type="string">
            <text:p>apps</text:p>
          </table:table-cell>
          <table:table-cell office:value-type="string">
            <text:p>help-browser</text:p>
          </table:table-cell>
          <table:table-cell/>
          <table:table-cell office:value-type="string">
            <text:p>The icon used for the desktop's help browsing application.</text:p>
          </table:table-cell>
          <table:table-cell table:number-columns-repeated="252"/>
        </table:table-row>
        <table:table-row table:style-name="ro1">
          <table:table-cell office:value-type="string">
            <text:p>apps</text:p>
          </table:table-cell>
          <table:table-cell office:value-type="string">
            <text:p>multimedia-volume-control</text:p>
          </table:table-cell>
          <table:table-cell/>
          <table:table-cell office:value-type="string">
            <text:p>The icon used for the desktop's hardware volume control application.</text:p>
          </table:table-cell>
          <table:table-cell table:number-columns-repeated="252"/>
        </table:table-row>
        <table:table-row table:style-name="ro1">
          <table:table-cell office:value-type="string">
            <text:p>apps</text:p>
          </table:table-cell>
          <table:table-cell office:value-type="string">
            <text:p>preferences-desktop-multimedia</text:p>
          </table:table-cell>
          <table:table-cell/>
          <table:table-cell office:value-type="string">
            <text:p>The icon used for the desktop's multimedia preferences.</text:p>
          </table:table-cell>
          <table:table-cell table:number-columns-repeated="252"/>
        </table:table-row>
        <table:table-row table:style-name="ro1">
          <table:table-cell office:value-type="string">
            <text:p>apps</text:p>
          </table:table-cell>
          <table:table-cell office:value-type="string">
            <text:p>system-software-update</text:p>
          </table:table-cell>
          <table:table-cell/>
          <table:table-cell office:value-type="string">
            <text:p>The icon used for the desktop's software updating application.</text:p>
          </table:table-cell>
          <table:table-cell table:number-columns-repeated="252"/>
        </table:table-row>
        <table:table-row table:style-name="ro1">
          <table:table-cell office:value-type="string">
            <text:p>apps</text:p>
          </table:table-cell>
          <table:table-cell office:value-type="string">
            <text:p>utilities-system-monitor</text:p>
          </table:table-cell>
          <table:table-cell/>
          <table:table-cell office:value-type="string">
            <text:p>The icon used for the desktop's system resource monitor application.</text:p>
          </table:table-cell>
          <table:table-cell table:number-columns-repeated="252"/>
        </table:table-row>
        <table:table-row table:style-name="ro1">
          <table:table-cell office:value-type="string">
            <text:p>apps</text:p>
          </table:table-cell>
          <table:table-cell office:value-type="string">
            <text:p>utilities-terminal</text:p>
          </table:table-cell>
          <table:table-cell/>
          <table:table-cell office:value-type="string">
            <text:p>The icon used for the desktop's terminal emulation application.</text:p>
          </table:table-cell>
          <table:table-cell table:number-columns-repeated="252"/>
        </table:table-row>
        <table:table-row table:style-name="ro1">
          <table:table-cell office:value-type="string">
            <text:p>category</text:p>
          </table:table-cell>
          <table:table-cell office:value-type="string">
            <text:p>applications-engineering</text:p>
          </table:table-cell>
          <table:table-cell/>
          <table:table-cell office:value-type="string">
            <text:p>The icon for the &lt;quote&gt;Engineering&lt;/quote&gt; sub-menu of the Programs menu.</text:p>
          </table:table-cell>
          <table:table-cell table:number-columns-repeated="252"/>
        </table:table-row>
        <table:table-row table:style-name="ro1">
          <table:table-cell office:value-type="string">
            <text:p>category</text:p>
          </table:table-cell>
          <table:table-cell office:value-type="string">
            <text:p>applications-other</text:p>
          </table:table-cell>
          <table:table-cell/>
          <table:table-cell office:value-type="string">
            <text:p>The icon for the &lt;quote&gt;Other&lt;/quote&gt; sub-menu of the Programs menu.</text:p>
          </table:table-cell>
          <table:table-cell table:number-columns-repeated="252"/>
        </table:table-row>
        <table:table-row table:style-name="ro1">
          <table:table-cell office:value-type="string">
            <text:p>category</text:p>
          </table:table-cell>
          <table:table-cell office:value-type="string">
            <text:p>applications-science</text:p>
          </table:table-cell>
          <table:table-cell/>
          <table:table-cell office:value-type="string">
            <text:p>The icon for the &lt;quote&gt;Science&lt;/quote&gt; sub-menu of the Programs menu.</text:p>
          </table:table-cell>
          <table:table-cell table:number-columns-repeated="252"/>
        </table:table-row>
        <table:table-row table:style-name="ro1">
          <table:table-cell office:value-type="string">
            <text:p>category</text:p>
          </table:table-cell>
          <table:table-cell office:value-type="string">
            <text:p>preferences-other</text:p>
          </table:table-cell>
          <table:table-cell/>
          <table:table-cell office:value-type="string">
            <text:p>The icon for the &lt;quote&gt;Other&lt;/quote&gt; preferences category.</text:p>
          </table:table-cell>
          <table:table-cell table:number-columns-repeated="252"/>
        </table:table-row>
        <table:table-row table:style-name="ro1">
          <table:table-cell office:value-type="string">
            <text:p>category</text:p>
          </table:table-cell>
          <table:table-cell office:value-type="string">
            <text:p>preferences-system</text:p>
          </table:table-cell>
          <table:table-cell/>
          <table:table-cell office:value-type="string">
            <text:p>The icon for the &lt;quote&gt;System Preferences&lt;/quote&gt; category.</text:p>
          </table:table-cell>
          <table:table-cell table:number-columns-repeated="252"/>
        </table:table-row>
        <table:table-row table:style-name="ro1">
          <table:table-cell office:value-type="string">
            <text:p>category</text:p>
          </table:table-cell>
          <table:table-cell office:value-type="string">
            <text:p>preferences-system-network</text:p>
          </table:table-cell>
          <table:table-cell/>
          <table:table-cell office:value-type="string">
            <text:p>The icon for the &lt;quote&gt;Network&lt;/quote&gt; sub-category of the &lt;quote&gt;System Preferences&lt;/quote&gt; category.</text:p>
          </table:table-cell>
          <table:table-cell table:number-columns-repeated="252"/>
        </table:table-row>
        <table:table-row table:style-name="ro1">
          <table:table-cell office:value-type="string">
            <text:p>category</text:p>
          </table:table-cell>
          <table:table-cell office:value-type="string">
            <text:p>system-help</text:p>
          </table:table-cell>
          <table:table-cell/>
          <table:table-cell office:value-type="string">
            <text:p>The icon for the &lt;quote&gt;Help&lt;/quote&gt; system category.</text:p>
          </table:table-cell>
          <table:table-cell table:number-columns-repeated="252"/>
        </table:table-row>
        <table:table-row table:style-name="ro1">
          <table:table-cell office:value-type="string">
            <text:p>device</text:p>
          </table:table-cell>
          <table:table-cell office:value-type="string">
            <text:p>audio-card</text:p>
          </table:table-cell>
          <table:table-cell/>
          <table:table-cell office:value-type="string">
            <text:p>The icon used for the audio rendering device.</text:p>
          </table:table-cell>
          <table:table-cell table:number-columns-repeated="252"/>
        </table:table-row>
        <table:table-row table:style-name="ro1">
          <table:table-cell office:value-type="string">
            <text:p>device</text:p>
          </table:table-cell>
          <table:table-cell office:value-type="string">
            <text:p>audio-input-microphone</text:p>
          </table:table-cell>
          <table:table-cell/>
          <table:table-cell office:value-type="string">
            <text:p>The icon used for the microphone audio input device.</text:p>
          </table:table-cell>
          <table:table-cell table:number-columns-repeated="252"/>
        </table:table-row>
        <table:table-row table:style-name="ro1">
          <table:table-cell office:value-type="string">
            <text:p>device</text:p>
          </table:table-cell>
          <table:table-cell office:value-type="string">
            <text:p>camera-video</text:p>
          </table:table-cell>
          <table:table-cell/>
          <table:table-cell office:value-type="string">
            <text:p>The icon used for a video or web camera.</text:p>
          </table:table-cell>
          <table:table-cell table:number-columns-repeated="252"/>
        </table:table-row>
        <table:table-row table:style-name="ro1">
          <table:table-cell office:value-type="string">
            <text:p>device</text:p>
          </table:table-cell>
          <table:table-cell office:value-type="string">
            <text:p>media-tape</text:p>
          </table:table-cell>
          <table:table-cell/>
          <table:table-cell office:value-type="string">
            <text:p>The icon used for generic physical tape media.</text:p>
          </table:table-cell>
          <table:table-cell table:number-columns-repeated="252"/>
        </table:table-row>
        <table:table-row table:style-name="ro1">
          <table:table-cell office:value-type="string">
            <text:p>device</text:p>
          </table:table-cell>
          <table:table-cell office:value-type="string">
            <text:p>modem</text:p>
          </table:table-cell>
          <table:table-cell/>
          <table:table-cell office:value-type="string">
            <text:p>The icon used for modem devices.</text:p>
          </table:table-cell>
          <table:table-cell table:number-columns-repeated="252"/>
        </table:table-row>
        <table:table-row table:style-name="ro1">
          <table:table-cell office:value-type="string">
            <text:p>emblem</text:p>
          </table:table-cell>
          <table:table-cell office:value-type="string">
            <text:p>emblem-default</text:p>
          </table:table-cell>
          <table:table-cell/>
          <table:table-cell office:value-type="string">
            <text:p>The icon used as an emblem to specify the default selection of a printer for example.</text:p>
          </table:table-cell>
          <table:table-cell table:number-columns-repeated="252"/>
        </table:table-row>
        <table:table-row table:style-name="ro1">
          <table:table-cell office:value-type="string">
            <text:p>emblem</text:p>
          </table:table-cell>
          <table:table-cell office:value-type="string">
            <text:p>emblem-default</text:p>
          </table:table-cell>
          <table:table-cell/>
          <table:table-cell office:value-type="string">
            <text:p>The icon used as an emblem to specify the default selection of a printer for example.</text:p>
          </table:table-cell>
          <table:table-cell table:number-columns-repeated="252"/>
        </table:table-row>
        <table:table-row table:style-name="ro1">
          <table:table-cell office:value-type="string">
            <text:p>emblem</text:p>
          </table:table-cell>
          <table:table-cell office:value-type="string">
            <text:p>emblem-documents</text:p>
          </table:table-cell>
          <table:table-cell/>
          <table:table-cell office:value-type="string">
            <text:p>The icon used as an emblem for the directory where a user's documents are stored.</text:p>
          </table:table-cell>
          <table:table-cell table:number-columns-repeated="252"/>
        </table:table-row>
        <table:table-row table:style-name="ro1">
          <table:table-cell office:value-type="string">
            <text:p>emblem</text:p>
          </table:table-cell>
          <table:table-cell office:value-type="string">
            <text:p>emblem-downloads</text:p>
          </table:table-cell>
          <table:table-cell/>
          <table:table-cell office:value-type="string">
            <text:p>The icon used as an emblem for the directory where a user's downloads from the internet are stored.</text:p>
          </table:table-cell>
          <table:table-cell table:number-columns-repeated="252"/>
        </table:table-row>
        <table:table-row table:style-name="ro1">
          <table:table-cell office:value-type="string">
            <text:p>emblem</text:p>
          </table:table-cell>
          <table:table-cell office:value-type="string">
            <text:p>emblem-favorite</text:p>
          </table:table-cell>
          <table:table-cell/>
          <table:table-cell office:value-type="string">
            <text:p>The icon used as an emblem for files and directories that the user marks as favorites.</text:p>
          </table:table-cell>
          <table:table-cell table:number-columns-repeated="252"/>
        </table:table-row>
        <table:table-row table:style-name="ro1">
          <table:table-cell office:value-type="string">
            <text:p>emblem</text:p>
          </table:table-cell>
          <table:table-cell office:value-type="string">
            <text:p>emblem-important</text:p>
          </table:table-cell>
          <table:table-cell/>
          <table:table-cell office:value-type="string">
            <text:p>The icon used as an emblem for files and directories that are marked as important by the user.</text:p>
          </table:table-cell>
          <table:table-cell table:number-columns-repeated="252"/>
        </table:table-row>
        <table:table-row table:style-name="ro1">
          <table:table-cell office:value-type="string">
            <text:p>emblem</text:p>
          </table:table-cell>
          <table:table-cell office:value-type="string">
            <text:p>emblem-mail</text:p>
          </table:table-cell>
          <table:table-cell/>
          <table:table-cell office:value-type="string">
            <text:p>The icon used as an emblem to specify the directory where the user's electronic mail is stored.</text:p>
          </table:table-cell>
          <table:table-cell table:number-columns-repeated="252"/>
        </table:table-row>
        <table:table-row table:style-name="ro1">
          <table:table-cell office:value-type="string">
            <text:p>emblem</text:p>
          </table:table-cell>
          <table:table-cell office:value-type="string">
            <text:p>emblem-photos</text:p>
          </table:table-cell>
          <table:table-cell/>
          <table:table-cell office:value-type="string">
            <text:p>The icon used as an emblem to specify the directory where the user stores photographs.</text:p>
          </table:table-cell>
          <table:table-cell table:number-columns-repeated="252"/>
        </table:table-row>
        <table:table-row table:style-name="ro1">
          <table:table-cell office:value-type="string">
            <text:p>emblem</text:p>
          </table:table-cell>
          <table:table-cell office:value-type="string">
            <text:p>emblem-readonly</text:p>
          </table:table-cell>
          <table:table-cell/>
          <table:table-cell office:value-type="string">
            <text:p>The icon used as an emblem for files and directories which can not be written to by the user.</text:p>
          </table:table-cell>
          <table:table-cell table:number-columns-repeated="252"/>
        </table:table-row>
        <table:table-row table:style-name="ro1">
          <table:table-cell office:value-type="string">
            <text:p>emblem</text:p>
          </table:table-cell>
          <table:table-cell office:value-type="string">
            <text:p>emblem-shared</text:p>
          </table:table-cell>
          <table:table-cell/>
          <table:table-cell office:value-type="string">
            <text:p>The icon used as an emblem for files and directories that are shared to other users.</text:p>
          </table:table-cell>
          <table:table-cell table:number-columns-repeated="252"/>
        </table:table-row>
        <table:table-row table:style-name="ro1">
          <table:table-cell office:value-type="string">
            <text:p>emblem</text:p>
          </table:table-cell>
          <table:table-cell office:value-type="string">
            <text:p>emblem-symbolic-link</text:p>
          </table:table-cell>
          <table:table-cell/>
          <table:table-cell office:value-type="string">
            <text:p>The icon used as an emblem for files and direcotires that are links to other files or directories on the filesystem.</text:p>
          </table:table-cell>
          <table:table-cell table:number-columns-repeated="252"/>
        </table:table-row>
        <table:table-row table:style-name="ro1">
          <table:table-cell office:value-type="string">
            <text:p>emblem</text:p>
          </table:table-cell>
          <table:table-cell office:value-type="string">
            <text:p>emblem-synchronized</text:p>
          </table:table-cell>
          <table:table-cell/>
          <table:table-cell office:value-type="string">
            <text:p>The icon used as an emblem for files or directories that are configured to be synchronized to another device.</text:p>
          </table:table-cell>
          <table:table-cell table:number-columns-repeated="252"/>
        </table:table-row>
        <table:table-row table:style-name="ro1">
          <table:table-cell office:value-type="string">
            <text:p>emblem</text:p>
          </table:table-cell>
          <table:table-cell office:value-type="string">
            <text:p>emblem-system</text:p>
          </table:table-cell>
          <table:table-cell/>
          <table:table-cell office:value-type="string">
            <text:p>The icon used as an emblem for directories that contain system libraries, settings, and data.</text:p>
          </table:table-cell>
          <table:table-cell table:number-columns-repeated="252"/>
        </table:table-row>
        <table:table-row table:style-name="ro1">
          <table:table-cell office:value-type="string">
            <text:p>emblem</text:p>
          </table:table-cell>
          <table:table-cell office:value-type="string">
            <text:p>emblem-unreadable</text:p>
          </table:table-cell>
          <table:table-cell/>
          <table:table-cell office:value-type="string">
            <text:p>The icon used as an emblem for files and directories that are inaccessible.</text:p>
          </table:table-cell>
          <table:table-cell table:number-columns-repeated="252"/>
        </table:table-row>
        <table:table-row table:style-name="ro1">
          <table:table-cell office:value-type="string">
            <text:p>emotion</text:p>
          </table:table-cell>
          <table:table-cell office:value-type="string">
            <text:p>face-angel</text:p>
          </table:table-cell>
          <table:table-cell/>
          <table:table-cell office:value-type="string">
            <text:p>The icon used for the 0:-) emote.</text:p>
          </table:table-cell>
          <table:table-cell table:number-columns-repeated="252"/>
        </table:table-row>
        <table:table-row table:style-name="ro1">
          <table:table-cell office:value-type="string">
            <text:p>emotion</text:p>
          </table:table-cell>
          <table:table-cell office:value-type="string">
            <text:p>face-crying</text:p>
          </table:table-cell>
          <table:table-cell/>
          <table:table-cell office:value-type="string">
            <text:p>The icon used for the :'( emote.</text:p>
          </table:table-cell>
          <table:table-cell table:number-columns-repeated="252"/>
        </table:table-row>
        <table:table-row table:style-name="ro1">
          <table:table-cell office:value-type="string">
            <text:p>emotion</text:p>
          </table:table-cell>
          <table:table-cell office:value-type="string">
            <text:p>face-devil-grin</text:p>
          </table:table-cell>
          <table:table-cell/>
          <table:table-cell office:value-type="string">
            <text:p>The icon used for the &gt;:-) emote.</text:p>
          </table:table-cell>
          <table:table-cell table:number-columns-repeated="252"/>
        </table:table-row>
        <table:table-row table:style-name="ro1">
          <table:table-cell office:value-type="string">
            <text:p>emotion</text:p>
          </table:table-cell>
          <table:table-cell office:value-type="string">
            <text:p>face-devil-sad</text:p>
          </table:table-cell>
          <table:table-cell/>
          <table:table-cell office:value-type="string">
            <text:p>The icon used for the &gt;:-( emote.</text:p>
          </table:table-cell>
          <table:table-cell table:number-columns-repeated="252"/>
        </table:table-row>
        <table:table-row table:style-name="ro1">
          <table:table-cell office:value-type="string">
            <text:p>emotion</text:p>
          </table:table-cell>
          <table:table-cell office:value-type="string">
            <text:p>face-glasses</text:p>
          </table:table-cell>
          <table:table-cell/>
          <table:table-cell office:value-type="string">
            <text:p>The icon used for the B-) emote.</text:p>
          </table:table-cell>
          <table:table-cell table:number-columns-repeated="252"/>
        </table:table-row>
        <table:table-row table:style-name="ro1">
          <table:table-cell office:value-type="string">
            <text:p>emotion</text:p>
          </table:table-cell>
          <table:table-cell office:value-type="string">
            <text:p>face-kiss</text:p>
          </table:table-cell>
          <table:table-cell/>
          <table:table-cell office:value-type="string">
            <text:p>The icon used for the :-* emote.</text:p>
          </table:table-cell>
          <table:table-cell table:number-columns-repeated="252"/>
        </table:table-row>
        <table:table-row table:style-name="ro1">
          <table:table-cell office:value-type="string">
            <text:p>emotion</text:p>
          </table:table-cell>
          <table:table-cell office:value-type="string">
            <text:p>face-monkey</text:p>
          </table:table-cell>
          <table:table-cell/>
          <table:table-cell office:value-type="string">
            <text:p>The icon used for the :-(|) emote.</text:p>
          </table:table-cell>
          <table:table-cell table:number-columns-repeated="252"/>
        </table:table-row>
        <table:table-row table:style-name="ro1">
          <table:table-cell office:value-type="string">
            <text:p>emotion</text:p>
          </table:table-cell>
          <table:table-cell office:value-type="string">
            <text:p>face-plain</text:p>
          </table:table-cell>
          <table:table-cell/>
          <table:table-cell office:value-type="string">
            <text:p>The icon used for the :-| emote.</text:p>
          </table:table-cell>
          <table:table-cell table:number-columns-repeated="252"/>
        </table:table-row>
        <table:table-row table:style-name="ro1">
          <table:table-cell office:value-type="string">
            <text:p>emotion</text:p>
          </table:table-cell>
          <table:table-cell office:value-type="string">
            <text:p>face-sad</text:p>
          </table:table-cell>
          <table:table-cell/>
          <table:table-cell office:value-type="string">
            <text:p>The icon used for the :-( emote.</text:p>
          </table:table-cell>
          <table:table-cell table:number-columns-repeated="252"/>
        </table:table-row>
        <table:table-row table:style-name="ro1">
          <table:table-cell office:value-type="string">
            <text:p>emotion</text:p>
          </table:table-cell>
          <table:table-cell office:value-type="string">
            <text:p>face-smile</text:p>
          </table:table-cell>
          <table:table-cell/>
          <table:table-cell office:value-type="string">
            <text:p>The icon used for the :-) emote.</text:p>
          </table:table-cell>
          <table:table-cell table:number-columns-repeated="252"/>
        </table:table-row>
        <table:table-row table:style-name="ro1">
          <table:table-cell office:value-type="string">
            <text:p>emotion</text:p>
          </table:table-cell>
          <table:table-cell office:value-type="string">
            <text:p>face-smile-big</text:p>
          </table:table-cell>
          <table:table-cell/>
          <table:table-cell office:value-type="string">
            <text:p>The icon used for the :-D emote.</text:p>
          </table:table-cell>
          <table:table-cell table:number-columns-repeated="252"/>
        </table:table-row>
        <table:table-row table:style-name="ro1">
          <table:table-cell office:value-type="string">
            <text:p>emotion</text:p>
          </table:table-cell>
          <table:table-cell office:value-type="string">
            <text:p>face-smile-big</text:p>
          </table:table-cell>
          <table:table-cell/>
          <table:table-cell office:value-type="string">
            <text:p>The icon used for the :-D emote.</text:p>
          </table:table-cell>
          <table:table-cell table:number-columns-repeated="252"/>
        </table:table-row>
        <table:table-row table:style-name="ro1">
          <table:table-cell office:value-type="string">
            <text:p>emotion</text:p>
          </table:table-cell>
          <table:table-cell office:value-type="string">
            <text:p>face-smirk</text:p>
          </table:table-cell>
          <table:table-cell/>
          <table:table-cell office:value-type="string">
            <text:p>The icon used for the :-! emote.</text:p>
          </table:table-cell>
          <table:table-cell table:number-columns-repeated="252"/>
        </table:table-row>
        <table:table-row table:style-name="ro1">
          <table:table-cell office:value-type="string">
            <text:p>emotion</text:p>
          </table:table-cell>
          <table:table-cell office:value-type="string">
            <text:p>face-surprise</text:p>
          </table:table-cell>
          <table:table-cell/>
          <table:table-cell office:value-type="string">
            <text:p>The icon used for the :-0 emote.</text:p>
          </table:table-cell>
          <table:table-cell table:number-columns-repeated="252"/>
        </table:table-row>
        <table:table-row table:style-name="ro1">
          <table:table-cell office:value-type="string">
            <text:p>emotion</text:p>
          </table:table-cell>
          <table:table-cell office:value-type="string">
            <text:p>face-wink</text:p>
          </table:table-cell>
          <table:table-cell/>
          <table:table-cell office:value-type="string">
            <text:p>The icon used for the </text:p>
          </table:table-cell>
          <table:table-cell table:number-columns-repeated="252"/>
        </table:table-row>
        <table:table-row table:style-name="ro1">
          <table:table-cell office:value-type="string">
            <text:p>flag</text:p>
          </table:table-cell>
          <table:table-cell office:value-type="string">
            <text:p>flag-aa</text:p>
          </table:table-cell>
          <table:table-cell/>
          <table:table-cell office:value-type="string">
            <text:p>The flag for the country with the ISO 3166 country code AA. All flags should use ISO 3166 two-letter country codes, in lowercase form, as the specifier for the country.</text:p>
          </table:table-cell>
          <table:table-cell table:number-columns-repeated="252"/>
        </table:table-row>
        <table:table-row table:style-name="ro1">
          <table:table-cell office:value-type="string">
            <text:p>mime</text:p>
          </table:table-cell>
          <table:table-cell office:value-type="string">
            <text:p>package-x-generic</text:p>
          </table:table-cell>
          <table:table-cell/>
          <table:table-cell office:value-type="string">
            <text:p>The icon used for generic package file types.</text:p>
          </table:table-cell>
          <table:table-cell table:number-columns-repeated="252"/>
        </table:table-row>
        <table:table-row table:style-name="ro1">
          <table:table-cell office:value-type="string">
            <text:p>mime</text:p>
          </table:table-cell>
          <table:table-cell office:value-type="string">
            <text:p>text-x-generic-template</text:p>
          </table:table-cell>
          <table:table-cell/>
          <table:table-cell office:value-type="string">
            <text:p>The icon used for generic text templates.</text:p>
          </table:table-cell>
          <table:table-cell table:number-columns-repeated="252"/>
        </table:table-row>
        <table:table-row table:style-name="ro1">
          <table:table-cell office:value-type="string">
            <text:p>mime</text:p>
          </table:table-cell>
          <table:table-cell office:value-type="string">
            <text:p>x-office-document</text:p>
          </table:table-cell>
          <table:table-cell/>
          <table:table-cell office:value-type="string">
            <text:p>The icon used for generic document and letter file types.</text:p>
          </table:table-cell>
          <table:table-cell table:number-columns-repeated="252"/>
        </table:table-row>
        <table:table-row table:style-name="ro1">
          <table:table-cell office:value-type="string">
            <text:p>mime</text:p>
          </table:table-cell>
          <table:table-cell office:value-type="string">
            <text:p>x-office-presentation</text:p>
          </table:table-cell>
          <table:table-cell/>
          <table:table-cell office:value-type="string">
            <text:p>The icon used for generic presentation file types.</text:p>
          </table:table-cell>
          <table:table-cell table:number-columns-repeated="252"/>
        </table:table-row>
        <table:table-row table:style-name="ro1">
          <table:table-cell office:value-type="string">
            <text:p>mime</text:p>
          </table:table-cell>
          <table:table-cell office:value-type="string">
            <text:p>x-office-spreadsheet</text:p>
          </table:table-cell>
          <table:table-cell/>
          <table:table-cell office:value-type="string">
            <text:p>The icon used for generic spreadsheet file types.</text:p>
          </table:table-cell>
          <table:table-cell table:number-columns-repeated="252"/>
        </table:table-row>
        <table:table-row table:style-name="ro1">
          <table:table-cell office:value-type="string">
            <text:p>place</text:p>
          </table:table-cell>
          <table:table-cell office:value-type="string">
            <text:p>start-here</text:p>
          </table:table-cell>
          <table:table-cell/>
          <table:table-cell office:value-type="string">
            <text:p>The icon used by the desktop's main menu for accessing places, applications, and other features.</text:p>
          </table:table-cell>
          <table:table-cell table:number-columns-repeated="252"/>
        </table:table-row>
        <table:table-row table:style-name="ro1">
          <table:table-cell office:value-type="string">
            <text:p>status</text:p>
          </table:table-cell>
          <table:table-cell office:value-type="string">
            <text:p>appointment-missed</text:p>
          </table:table-cell>
          <table:table-cell/>
          <table:table-cell office:value-type="string">
            <text:p>The icon used when an appointment was missed.</text:p>
          </table:table-cell>
          <table:table-cell table:number-columns-repeated="252"/>
        </table:table-row>
        <table:table-row table:style-name="ro1">
          <table:table-cell office:value-type="string">
            <text:p>status</text:p>
          </table:table-cell>
          <table:table-cell office:value-type="string">
            <text:p>appointment-soon</text:p>
          </table:table-cell>
          <table:table-cell/>
          <table:table-cell office:value-type="string">
            <text:p>The icon used when an appointment will occur soon.</text:p>
          </table:table-cell>
          <table:table-cell table:number-columns-repeated="252"/>
        </table:table-row>
        <table:table-row table:style-name="ro1">
          <table:table-cell office:value-type="string">
            <text:p>status</text:p>
          </table:table-cell>
          <table:table-cell office:value-type="string">
            <text:p>audio-volume-high</text:p>
          </table:table-cell>
          <table:table-cell/>
          <table:table-cell office:value-type="string">
            <text:p>The icon used to indicate high audio volume.</text:p>
          </table:table-cell>
          <table:table-cell table:number-columns-repeated="252"/>
        </table:table-row>
        <table:table-row table:style-name="ro1">
          <table:table-cell office:value-type="string">
            <text:p>status</text:p>
          </table:table-cell>
          <table:table-cell office:value-type="string">
            <text:p>audio-volume-low</text:p>
          </table:table-cell>
          <table:table-cell/>
          <table:table-cell office:value-type="string">
            <text:p>The icon used to indicate low audio volume.</text:p>
          </table:table-cell>
          <table:table-cell table:number-columns-repeated="252"/>
        </table:table-row>
        <table:table-row table:style-name="ro1">
          <table:table-cell office:value-type="string">
            <text:p>status</text:p>
          </table:table-cell>
          <table:table-cell office:value-type="string">
            <text:p>audio-volume-medium</text:p>
          </table:table-cell>
          <table:table-cell/>
          <table:table-cell office:value-type="string">
            <text:p>The icon used to indicate medium audio volume.</text:p>
          </table:table-cell>
          <table:table-cell table:number-columns-repeated="252"/>
        </table:table-row>
        <table:table-row table:style-name="ro1">
          <table:table-cell office:value-type="string">
            <text:p>status</text:p>
          </table:table-cell>
          <table:table-cell office:value-type="string">
            <text:p>audio-volume-muted</text:p>
          </table:table-cell>
          <table:table-cell/>
          <table:table-cell office:value-type="string">
            <text:p>The icon used to indicate the muted state for audio playback.</text:p>
          </table:table-cell>
          <table:table-cell table:number-columns-repeated="252"/>
        </table:table-row>
        <table:table-row table:style-name="ro1">
          <table:table-cell office:value-type="string">
            <text:p>status</text:p>
          </table:table-cell>
          <table:table-cell office:value-type="string">
            <text:p>battery-caution</text:p>
          </table:table-cell>
          <table:table-cell/>
          <table:table-cell office:value-type="string">
            <text:p>The icon used when the battery is below 40%.</text:p>
          </table:table-cell>
          <table:table-cell table:number-columns-repeated="252"/>
        </table:table-row>
        <table:table-row table:style-name="ro1">
          <table:table-cell office:value-type="string">
            <text:p>status</text:p>
          </table:table-cell>
          <table:table-cell office:value-type="string">
            <text:p>battery-low</text:p>
          </table:table-cell>
          <table:table-cell/>
          <table:table-cell office:value-type="string">
            <text:p>The icon used when the battery is below 20%.</text:p>
          </table:table-cell>
          <table:table-cell table:number-columns-repeated="252"/>
        </table:table-row>
        <table:table-row table:style-name="ro1">
          <table:table-cell office:value-type="string">
            <text:p>status</text:p>
          </table:table-cell>
          <table:table-cell office:value-type="string">
            <text:p>dialog-password</text:p>
          </table:table-cell>
          <table:table-cell/>
          <table:table-cell office:value-type="string">
            <text:p>The icon used when a dialog requesting the authentication credentials for a user is opened.</text:p>
          </table:table-cell>
          <table:table-cell table:number-columns-repeated="252"/>
        </table:table-row>
        <table:table-row table:style-name="ro1">
          <table:table-cell office:value-type="string">
            <text:p>status</text:p>
          </table:table-cell>
          <table:table-cell office:value-type="string">
            <text:p>folder-drag-accept</text:p>
          </table:table-cell>
          <table:table-cell/>
          <table:table-cell office:value-type="string">
            <text:p>The icon used for a folder while an object is being dragged onto it, that is of a type that the directory can contain.</text:p>
          </table:table-cell>
          <table:table-cell table:number-columns-repeated="252"/>
        </table:table-row>
        <table:table-row table:style-name="ro1">
          <table:table-cell office:value-type="string">
            <text:p>status</text:p>
          </table:table-cell>
          <table:table-cell office:value-type="string">
            <text:p>folder-visiting</text:p>
          </table:table-cell>
          <table:table-cell/>
          <table:table-cell office:value-type="string">
            <text:p>The icon used for folders, while their contents are being displayed in another window. This icon would typically be used when using multiple windows to navigate the hierarchy, such as in Nautilus's spatial mode.</text:p>
          </table:table-cell>
          <table:table-cell table:number-columns-repeated="252"/>
        </table:table-row>
        <table:table-row table:style-name="ro1">
          <table:table-cell office:value-type="string">
            <text:p>status</text:p>
          </table:table-cell>
          <table:table-cell office:value-type="string">
            <text:p>image-loading</text:p>
          </table:table-cell>
          <table:table-cell/>
          <table:table-cell office:value-type="string">
            <text:p>The icon used when another image is being loaded, such as thumnails for larger images in the file manager.</text:p>
          </table:table-cell>
          <table:table-cell table:number-columns-repeated="252"/>
        </table:table-row>
        <table:table-row table:style-name="ro1">
          <table:table-cell office:value-type="string">
            <text:p>status</text:p>
          </table:table-cell>
          <table:table-cell office:value-type="string">
            <text:p>image-missing</text:p>
          </table:table-cell>
          <table:table-cell/>
          <table:table-cell office:value-type="string">
            <text:p>The icon used when another image could not be loaded.</text:p>
          </table:table-cell>
          <table:table-cell table:number-columns-repeated="252"/>
        </table:table-row>
        <table:table-row table:style-name="ro1">
          <table:table-cell office:value-type="string">
            <text:p>status</text:p>
          </table:table-cell>
          <table:table-cell office:value-type="string">
            <text:p>mail-attachment</text:p>
          </table:table-cell>
          <table:table-cell/>
          <table:table-cell office:value-type="string">
            <text:p>The icon used for an electronic mail that contains attachments.</text:p>
          </table:table-cell>
          <table:table-cell table:number-columns-repeated="252"/>
        </table:table-row>
        <table:table-row table:style-name="ro1">
          <table:table-cell office:value-type="string">
            <text:p>status</text:p>
          </table:table-cell>
          <table:table-cell office:value-type="string">
            <text:p>mail-read</text:p>
          </table:table-cell>
          <table:table-cell/>
          <table:table-cell office:value-type="string">
            <text:p>The icon used for an electronic mail that is read.</text:p>
          </table:table-cell>
          <table:table-cell table:number-columns-repeated="252"/>
        </table:table-row>
        <table:table-row table:style-name="ro1">
          <table:table-cell office:value-type="string">
            <text:p>status</text:p>
          </table:table-cell>
          <table:table-cell office:value-type="string">
            <text:p>mail-replied</text:p>
          </table:table-cell>
          <table:table-cell/>
          <table:table-cell office:value-type="string">
            <text:p>The icon used for an electronic mail that has been replied to.</text:p>
          </table:table-cell>
          <table:table-cell table:number-columns-repeated="252"/>
        </table:table-row>
        <table:table-row table:style-name="ro1">
          <table:table-cell office:value-type="string">
            <text:p>status</text:p>
          </table:table-cell>
          <table:table-cell office:value-type="string">
            <text:p>mail-signed</text:p>
          </table:table-cell>
          <table:table-cell/>
          <table:table-cell office:value-type="string">
            <text:p>The icon used for an electronic mail that contains a signature.</text:p>
          </table:table-cell>
          <table:table-cell table:number-columns-repeated="252"/>
        </table:table-row>
        <table:table-row table:style-name="ro1">
          <table:table-cell office:value-type="string">
            <text:p>status</text:p>
          </table:table-cell>
          <table:table-cell office:value-type="string">
            <text:p>mail-signed-verified</text:p>
          </table:table-cell>
          <table:table-cell/>
          <table:table-cell office:value-type="string">
            <text:p>The icon used for an electronic mail that contains a signature which has also been verified by the security system.</text:p>
          </table:table-cell>
          <table:table-cell table:number-columns-repeated="252"/>
        </table:table-row>
        <table:table-row table:style-name="ro1">
          <table:table-cell office:value-type="string">
            <text:p>status</text:p>
          </table:table-cell>
          <table:table-cell office:value-type="string">
            <text:p>mail-signed-verified</text:p>
          </table:table-cell>
          <table:table-cell/>
          <table:table-cell office:value-type="string">
            <text:p>The icon used for an electronic mail that contains a signature which has also been verified by the security system.</text:p>
          </table:table-cell>
          <table:table-cell table:number-columns-repeated="252"/>
        </table:table-row>
        <table:table-row table:style-name="ro1">
          <table:table-cell office:value-type="string">
            <text:p>status</text:p>
          </table:table-cell>
          <table:table-cell office:value-type="string">
            <text:p>mail-unread</text:p>
          </table:table-cell>
          <table:table-cell/>
          <table:table-cell office:value-type="string">
            <text:p>The icon used for an electronic mail that is unread.</text:p>
          </table:table-cell>
          <table:table-cell table:number-columns-repeated="252"/>
        </table:table-row>
        <table:table-row table:style-name="ro1">
          <table:table-cell office:value-type="string">
            <text:p>status</text:p>
          </table:table-cell>
          <table:table-cell office:value-type="string">
            <text:p>media-playlist-repeat</text:p>
          </table:table-cell>
          <table:table-cell/>
          <table:table-cell office:value-type="string">
            <text:p>The icon for the repeat mode of a media player.</text:p>
          </table:table-cell>
          <table:table-cell table:number-columns-repeated="252"/>
        </table:table-row>
        <table:table-row table:style-name="ro1">
          <table:table-cell office:value-type="string">
            <text:p>status</text:p>
          </table:table-cell>
          <table:table-cell office:value-type="string">
            <text:p>media-playlist-shuffle</text:p>
          </table:table-cell>
          <table:table-cell/>
          <table:table-cell office:value-type="string">
            <text:p>The icon for the shuffle mode of a media player.</text:p>
          </table:table-cell>
          <table:table-cell table:number-columns-repeated="252"/>
        </table:table-row>
        <table:table-row table:style-name="ro1">
          <table:table-cell office:value-type="string">
            <text:p>status</text:p>
          </table:table-cell>
          <table:table-cell office:value-type="string">
            <text:p>network-error</text:p>
          </table:table-cell>
          <table:table-cell/>
          <table:table-cell office:value-type="string">
            <text:p>The icon used when an error occurs trying to intialize the network connection of the computing device. This icon should be two computers, one in the background, with the screens of both computers, colored black, and with the theme's style element for errors, overlayed on top of the icon.</text:p>
          </table:table-cell>
          <table:table-cell table:number-columns-repeated="252"/>
        </table:table-row>
        <table:table-row table:style-name="ro1">
          <table:table-cell office:value-type="string">
            <text:p>status</text:p>
          </table:table-cell>
          <table:table-cell office:value-type="string">
            <text:p>network-idle</text:p>
          </table:table-cell>
          <table:table-cell/>
          <table:table-cell office:value-type="string">
            <text:p>The icon used when no data is being transmitted or received, while the computing device is connected to a network. This icon should be two computers, one in the background, with the screens of both computers, colored black.</text:p>
          </table:table-cell>
          <table:table-cell table:number-columns-repeated="252"/>
        </table:table-row>
        <table:table-row table:style-name="ro1">
          <table:table-cell office:value-type="string">
            <text:p>status</text:p>
          </table:table-cell>
          <table:table-cell office:value-type="string">
            <text:p>network-offline</text:p>
          </table:table-cell>
          <table:table-cell/>
          <table:table-cell office:value-type="string">
            <text:p>The icon used when the computing device is disconnected from the network. This icon should be a computer in the background, with a screen colored black, and the theme's icon element to show that a device is not accessible, in the foreground.</text:p>
          </table:table-cell>
          <table:table-cell table:number-columns-repeated="252"/>
        </table:table-row>
        <table:table-row table:style-name="ro1">
          <table:table-cell office:value-type="string">
            <text:p>status</text:p>
          </table:table-cell>
          <table:table-cell office:value-type="string">
            <text:p>network-receive</text:p>
          </table:table-cell>
          <table:table-cell/>
          <table:table-cell office:value-type="string">
            <text:p>The icon used when data is being received, while the computing device is connected to a network. This icon should be two computers, one in the background, with its screen colored green, and the screen of the computer in the foreground, colored black.</text:p>
          </table:table-cell>
          <table:table-cell table:number-columns-repeated="252"/>
        </table:table-row>
        <table:table-row table:style-name="ro1">
          <table:table-cell office:value-type="string">
            <text:p>status</text:p>
          </table:table-cell>
          <table:table-cell office:value-type="string">
            <text:p>network-transmit</text:p>
          </table:table-cell>
          <table:table-cell/>
          <table:table-cell office:value-type="string">
            <text:p>The icon used when data is being transmitted, while the computing device is connected to a network. This icon should be two computers, one in the background, with its screen colored black, and the screen of the computer in the foreground, colored green.</text:p>
          </table:table-cell>
          <table:table-cell table:number-columns-repeated="252"/>
        </table:table-row>
        <table:table-row table:style-name="ro1">
          <table:table-cell office:value-type="string">
            <text:p>status</text:p>
          </table:table-cell>
          <table:table-cell office:value-type="string">
            <text:p>network-transmit-receive</text:p>
          </table:table-cell>
          <table:table-cell/>
          <table:table-cell office:value-type="string">
            <text:p>The icon used data is being both transmitted and received simultaneously, while the computing device is connected to a network. This icon should be two computers, one in the background, with the screens of both computers, colored green.</text:p>
          </table:table-cell>
          <table:table-cell table:number-columns-repeated="252"/>
        </table:table-row>
        <table:table-row table:style-name="ro1">
          <table:table-cell office:value-type="string">
            <text:p>status</text:p>
          </table:table-cell>
          <table:table-cell office:value-type="string">
            <text:p>printer-error</text:p>
          </table:table-cell>
          <table:table-cell/>
          <table:table-cell office:value-type="string">
            <text:p>The icon used when an error occurs while attempting to print. This icon should be the theme's printer device icon, with the theme's style element for errors, overlayed on top of the icon.</text:p>
          </table:table-cell>
          <table:table-cell table:number-columns-repeated="252"/>
        </table:table-row>
        <table:table-row table:style-name="ro1">
          <table:table-cell office:value-type="string">
            <text:p>status</text:p>
          </table:table-cell>
          <table:table-cell office:value-type="string">
            <text:p>printer-printing</text:p>
          </table:table-cell>
          <table:table-cell/>
          <table:table-cell office:value-type="string">
            <text:p>The icon used while a print job is successfully being spooled to a printing device. This icon should be the theme's printer device icon, with a document emerging from the printing device.</text:p>
          </table:table-cell>
          <table:table-cell table:number-columns-repeated="252"/>
        </table:table-row>
        <table:table-row table:style-name="ro1">
          <table:table-cell office:value-type="string">
            <text:p>status</text:p>
          </table:table-cell>
          <table:table-cell office:value-type="string">
            <text:p>security-high</text:p>
          </table:table-cell>
          <table:table-cell/>
          <table:table-cell office:value-type="string">
            <text:p>The icon used to indicate that the security level of a connection is known to be secure, using strong encryption and a valid certificate.</text:p>
          </table:table-cell>
          <table:table-cell table:number-columns-repeated="252"/>
        </table:table-row>
        <table:table-row table:style-name="ro1">
          <table:table-cell office:value-type="string">
            <text:p>status</text:p>
          </table:table-cell>
          <table:table-cell office:value-type="string">
            <text:p>security-low</text:p>
          </table:table-cell>
          <table:table-cell/>
          <table:table-cell office:value-type="string">
            <text:p>The icon used to indicate that the security level of a connection is presumed to be insecure, either by using weak encryption, or by using a certificate that the could not be automatically verified, and which the user has not chosent to trust.</text:p>
          </table:table-cell>
          <table:table-cell table:number-columns-repeated="252"/>
        </table:table-row>
        <table:table-row table:style-name="ro1">
          <table:table-cell office:value-type="string">
            <text:p>status</text:p>
          </table:table-cell>
          <table:table-cell office:value-type="string">
            <text:p>security-medium</text:p>
          </table:table-cell>
          <table:table-cell/>
          <table:table-cell office:value-type="string">
            <text:p>The icon used to indicate that the security level of a connection is presumed to be secure, using strong encryption, and a certificate that could not be automatically verified, but which the user has chosen to trust.</text:p>
          </table:table-cell>
          <table:table-cell table:number-columns-repeated="252"/>
        </table:table-row>
        <table:table-row table:style-name="ro1">
          <table:table-cell office:value-type="string">
            <text:p>status</text:p>
          </table:table-cell>
          <table:table-cell office:value-type="string">
            <text:p>software-update-available</text:p>
          </table:table-cell>
          <table:table-cell/>
          <table:table-cell office:value-type="string">
            <text:p>The icon used when an update is available for software installed on the computing device, through the system software update program.</text:p>
          </table:table-cell>
          <table:table-cell table:number-columns-repeated="252"/>
        </table:table-row>
        <table:table-row table:style-name="ro1">
          <table:table-cell office:value-type="string">
            <text:p>status</text:p>
          </table:table-cell>
          <table:table-cell office:value-type="string">
            <text:p>software-update-urgent</text:p>
          </table:table-cell>
          <table:table-cell/>
          <table:table-cell office:value-type="string">
            <text:p>The icon used when an urgent update is available through the system software update program.</text:p>
          </table:table-cell>
          <table:table-cell table:number-columns-repeated="252"/>
        </table:table-row>
        <table:table-row table:style-name="ro1">
          <table:table-cell office:value-type="string">
            <text:p>status</text:p>
          </table:table-cell>
          <table:table-cell office:value-type="string">
            <text:p>sync-error</text:p>
          </table:table-cell>
          <table:table-cell/>
          <table:table-cell office:value-type="string">
            <text:p>The icon used when an error occurs while attempting to synchronize data from the computing device, to another device.</text:p>
          </table:table-cell>
          <table:table-cell table:number-columns-repeated="252"/>
        </table:table-row>
        <table:table-row table:style-name="ro1">
          <table:table-cell office:value-type="string">
            <text:p>status</text:p>
          </table:table-cell>
          <table:table-cell office:value-type="string">
            <text:p>sync-synchronizing</text:p>
          </table:table-cell>
          <table:table-cell/>
          <table:table-cell office:value-type="string">
            <text:p>The icon used while data is successfully synchronizing to another device.</text:p>
          </table:table-cell>
          <table:table-cell table:number-columns-repeated="252"/>
        </table:table-row>
        <table:table-row table:style-name="ro1">
          <table:table-cell office:value-type="string">
            <text:p>status</text:p>
          </table:table-cell>
          <table:table-cell office:value-type="string">
            <text:p>task-due</text:p>
          </table:table-cell>
          <table:table-cell/>
          <table:table-cell office:value-type="string">
            <text:p>The icon used when a task is due soon.</text:p>
          </table:table-cell>
          <table:table-cell table:number-columns-repeated="252"/>
        </table:table-row>
        <table:table-row table:style-name="ro1">
          <table:table-cell office:value-type="string">
            <text:p>status</text:p>
          </table:table-cell>
          <table:table-cell office:value-type="string">
            <text:p>task-passed-due</text:p>
          </table:table-cell>
          <table:table-cell/>
          <table:table-cell office:value-type="string">
            <text:p>The icon used when a task that was due, has been left incomplete.</text:p>
          </table:table-cell>
          <table:table-cell table:number-columns-repeated="252"/>
        </table:table-row>
        <table:table-row table:style-name="ro1">
          <table:table-cell office:value-type="string">
            <text:p>status</text:p>
          </table:table-cell>
          <table:table-cell office:value-type="string">
            <text:p>user-away</text:p>
          </table:table-cell>
          <table:table-cell/>
          <table:table-cell office:value-type="string">
            <text:p>The icon used when a user on a chat network is away from their keyboard and the chat program.</text:p>
          </table:table-cell>
          <table:table-cell table:number-columns-repeated="252"/>
        </table:table-row>
        <table:table-row table:style-name="ro1">
          <table:table-cell office:value-type="string">
            <text:p>status</text:p>
          </table:table-cell>
          <table:table-cell office:value-type="string">
            <text:p>user-idle</text:p>
          </table:table-cell>
          <table:table-cell/>
          <table:table-cell office:value-type="string">
            <text:p>The icon used when a user on a chat network has not been an active participant in any chats on the network, for an extended period of time.</text:p>
          </table:table-cell>
          <table:table-cell table:number-columns-repeated="252"/>
        </table:table-row>
        <table:table-row table:style-name="ro1">
          <table:table-cell office:value-type="string">
            <text:p>status</text:p>
          </table:table-cell>
          <table:table-cell office:value-type="string">
            <text:p>user-offline</text:p>
          </table:table-cell>
          <table:table-cell/>
          <table:table-cell office:value-type="string">
            <text:p>The icon used when a user on a chat network is not available.</text:p>
          </table:table-cell>
          <table:table-cell table:number-columns-repeated="252"/>
        </table:table-row>
        <table:table-row table:style-name="ro1">
          <table:table-cell office:value-type="string">
            <text:p>status</text:p>
          </table:table-cell>
          <table:table-cell office:value-type="string">
            <text:p>user-online</text:p>
          </table:table-cell>
          <table:table-cell/>
          <table:table-cell office:value-type="string">
            <text:p>The icon used when a user on a chat network is available to initiate a conversation with.</text:p>
          </table:table-cell>
          <table:table-cell table:number-columns-repeated="252"/>
        </table:table-row>
        <table:table-row table:style-name="ro1">
          <table:table-cell office:value-type="string">
            <text:p>status</text:p>
          </table:table-cell>
          <table:table-cell office:value-type="string">
            <text:p>weather-clear</text:p>
          </table:table-cell>
          <table:table-cell/>
          <table:table-cell office:value-type="string">
            <text:p>The icon used while the weather for a region is &lt;quote&gt;clear skies&lt;/quote&gt;.</text:p>
          </table:table-cell>
          <table:table-cell table:number-columns-repeated="252"/>
        </table:table-row>
        <table:table-row table:style-name="ro1">
          <table:table-cell office:value-type="string">
            <text:p>status</text:p>
          </table:table-cell>
          <table:table-cell office:value-type="string">
            <text:p>weather-clear-night</text:p>
          </table:table-cell>
          <table:table-cell/>
          <table:table-cell office:value-type="string">
            <text:p>The icon used while the weather for a region is &lt;quote&gt;clear skies&lt;/quote&gt; during the night.</text:p>
          </table:table-cell>
          <table:table-cell table:number-columns-repeated="252"/>
        </table:table-row>
        <table:table-row table:style-name="ro1">
          <table:table-cell office:value-type="string">
            <text:p>status</text:p>
          </table:table-cell>
          <table:table-cell office:value-type="string">
            <text:p>weather-clear-night</text:p>
          </table:table-cell>
          <table:table-cell/>
          <table:table-cell office:value-type="string">
            <text:p>The icon used while the weather for a region is &lt;quote&gt;clear skies&lt;/quote&gt; during the night.</text:p>
          </table:table-cell>
          <table:table-cell table:number-columns-repeated="252"/>
        </table:table-row>
        <table:table-row table:style-name="ro1">
          <table:table-cell office:value-type="string">
            <text:p>status</text:p>
          </table:table-cell>
          <table:table-cell office:value-type="string">
            <text:p>weather-few-clouds</text:p>
          </table:table-cell>
          <table:table-cell/>
          <table:table-cell office:value-type="string">
            <text:p>The icon used while the weather for a region is &lt;quote&gt;partly cloudy&lt;/quote&gt;.</text:p>
          </table:table-cell>
          <table:table-cell table:number-columns-repeated="252"/>
        </table:table-row>
        <table:table-row table:style-name="ro1">
          <table:table-cell office:value-type="string">
            <text:p>status</text:p>
          </table:table-cell>
          <table:table-cell office:value-type="string">
            <text:p>weather-few-clouds-night</text:p>
          </table:table-cell>
          <table:table-cell/>
          <table:table-cell office:value-type="string">
            <text:p>The icon used while the weather for a region is &lt;quote&gt;partly cloudy&lt;/quote&gt; during the night.</text:p>
          </table:table-cell>
          <table:table-cell table:number-columns-repeated="252"/>
        </table:table-row>
        <table:table-row table:style-name="ro1">
          <table:table-cell office:value-type="string">
            <text:p>status</text:p>
          </table:table-cell>
          <table:table-cell office:value-type="string">
            <text:p>weather-few-clouds-night</text:p>
          </table:table-cell>
          <table:table-cell/>
          <table:table-cell office:value-type="string">
            <text:p>The icon used while the weather for a region is &lt;quote&gt;partly cloudy&lt;/quote&gt; during the night.</text:p>
          </table:table-cell>
          <table:table-cell table:number-columns-repeated="252"/>
        </table:table-row>
        <table:table-row table:style-name="ro1">
          <table:table-cell office:value-type="string">
            <text:p>status</text:p>
          </table:table-cell>
          <table:table-cell office:value-type="string">
            <text:p>weather-fog</text:p>
          </table:table-cell>
          <table:table-cell/>
          <table:table-cell office:value-type="string">
            <text:p>The icon used while the weather for a region is &lt;quote&gt;foggy&lt;/quote&gt;.</text:p>
          </table:table-cell>
          <table:table-cell table:number-columns-repeated="252"/>
        </table:table-row>
        <table:table-row table:style-name="ro1">
          <table:table-cell office:value-type="string">
            <text:p>status</text:p>
          </table:table-cell>
          <table:table-cell office:value-type="string">
            <text:p>weather-overcast</text:p>
          </table:table-cell>
          <table:table-cell/>
          <table:table-cell office:value-type="string">
            <text:p>The icon used while the weather for a region is &lt;quote&gt;overcast&lt;/quote&gt;.</text:p>
          </table:table-cell>
          <table:table-cell table:number-columns-repeated="252"/>
        </table:table-row>
        <table:table-row table:style-name="ro1">
          <table:table-cell office:value-type="string">
            <text:p>status</text:p>
          </table:table-cell>
          <table:table-cell office:value-type="string">
            <text:p>weather-severe-alert</text:p>
          </table:table-cell>
          <table:table-cell/>
          <table:table-cell office:value-type="string">
            <text:p>The icon used while a sever weather alert is in effect for a region.</text:p>
          </table:table-cell>
          <table:table-cell table:number-columns-repeated="252"/>
        </table:table-row>
        <table:table-row table:style-name="ro1">
          <table:table-cell office:value-type="string">
            <text:p>status</text:p>
          </table:table-cell>
          <table:table-cell office:value-type="string">
            <text:p>weather-showers</text:p>
          </table:table-cell>
          <table:table-cell/>
          <table:table-cell office:value-type="string">
            <text:p>The icon used while rain showers are occurring in a region.</text:p>
          </table:table-cell>
          <table:table-cell table:number-columns-repeated="252"/>
        </table:table-row>
        <table:table-row table:style-name="ro1">
          <table:table-cell office:value-type="string">
            <text:p>status</text:p>
          </table:table-cell>
          <table:table-cell office:value-type="string">
            <text:p>weather-showers-scattered</text:p>
          </table:table-cell>
          <table:table-cell/>
          <table:table-cell office:value-type="string">
            <text:p>The icon used while scattered rain showers are occurring in a region.</text:p>
          </table:table-cell>
          <table:table-cell table:number-columns-repeated="252"/>
        </table:table-row>
        <table:table-row table:style-name="ro1">
          <table:table-cell office:value-type="string">
            <text:p>status</text:p>
          </table:table-cell>
          <table:table-cell office:value-type="string">
            <text:p>weather-showers-scattered</text:p>
          </table:table-cell>
          <table:table-cell/>
          <table:table-cell office:value-type="string">
            <text:p>The icon used while scattered rain showers are occurring in a region.</text:p>
          </table:table-cell>
          <table:table-cell table:number-columns-repeated="252"/>
        </table:table-row>
        <table:table-row table:style-name="ro1">
          <table:table-cell office:value-type="string">
            <text:p>status</text:p>
          </table:table-cell>
          <table:table-cell office:value-type="string">
            <text:p>weather-snow</text:p>
          </table:table-cell>
          <table:table-cell/>
          <table:table-cell office:value-type="string">
            <text:p>The icon used while snow showers are occurring in a region.</text:p>
          </table:table-cell>
          <table:table-cell table:number-columns-repeated="252"/>
        </table:table-row>
        <table:table-row table:style-name="ro1">
          <table:table-cell office:value-type="string">
            <text:p>status</text:p>
          </table:table-cell>
          <table:table-cell office:value-type="string">
            <text:p>weather-storm</text:p>
          </table:table-cell>
          <table:table-cell/>
          <table:table-cell office:value-type="string">
            <text:p>The icon used while storms are occurring in a region.</text:p>
          </table:table-cell>
          <table:table-cell table:number-columns-repeated="252"/>
        </table:table-row>
        <table:table-row table:style-name="ro1">
          <table:table-cell table:style-name="ce2" office:value-type="string">
            <text:p>Icons in KDE SVN and not in above categories</text:p>
          </table:table-cell>
          <table:table-cell table:number-columns-repeated="255"/>
        </table:table-row>
        <table:table-row table:style-name="ro1">
          <table:table-cell office:value-type="string">
            <text:p>actions</text:p>
          </table:table-cell>
          <table:table-cell/>
          <table:table-cell office:value-type="string">
            <text:p>14_ellips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ellipse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flatte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flatten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gradient</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gradient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group</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imag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image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insertknots</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insertknots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deletelaye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deletelayer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lowerlaye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lowerlayer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newlaye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newlayer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novisibl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novisible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raiselaye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raiselayer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visibl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visible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patter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pattern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pencil</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pencil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polyg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polygon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polylin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polyline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rectangl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rectangle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rotat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rotate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roundcorners</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roundcorners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roundrect</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roundrect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elect</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elect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electnodes</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electnodes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hea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hear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inus</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inus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piral</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piral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ta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tar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14_t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14_text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14_transfor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14_ungro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14_whir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14_whirl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14_zo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14_zoom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1d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1day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3downar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3leftar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3rightar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3upar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5day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5days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7day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7days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bentr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bentry_kdeprintfa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b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ccou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ccount_offline_overl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ccount_o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ctivity_konso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_backup_kee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_field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_gro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_milesto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_sub_tas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_targe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_tas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_us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imagefold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po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ques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question_keduc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comm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distupgrad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inst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kee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notifier_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notifier_warnin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previ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pur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reinst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remo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sourcesedit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upd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upgrad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just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justcol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just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justrow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gend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genda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im_aw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im_aw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im_off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im_off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im_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im_on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im_proto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irbrus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armclo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bumfoldercomm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bumfoldern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ign_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ign_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ignobj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ignobjs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ignobjs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t_laptop_nocharge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t_laptop_power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t2_laptop_nobattery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t2_laptop_nocharge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t2_laptop_power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t3_laptop_nocharge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t3_laptop_power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ng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ngle_bisect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ngle_siz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nsw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nswer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bott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bottom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bottom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center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centerh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centerv</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centerv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fi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gri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grid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lef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lef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narrowes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pos2gri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pos2grid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righ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righ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shortes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talles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t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top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top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wides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ppearan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ppointm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ppointment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c_c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eaCirc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adddi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adddir_ar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addfi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addfile_ar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del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delete_ar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extrac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extract_ar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select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selectall_ar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vi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view_ar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ran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rang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rowhead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rowheads_kivi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tsaudio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tsbuilderexecu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tsenvironm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tsfftscop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tsmediatyp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tsmidi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tlantik_buy_est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tlantik_buy_estate_atlanti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ttac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ttach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u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uction_atlanti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udioscrobbl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uthentic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utodiff</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utofor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utoform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utonumb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utonumber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belfis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ck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ckup_s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n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r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r1</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r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r3</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r4</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r5</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r6</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seCirc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charging-00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charging-02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charging-04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charging-06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charging-08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charging-10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discharging-00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discharging-02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discharging-04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discharging-06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discharging-08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discharging-10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e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ell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is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lack_s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lack_sum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l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l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ok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okmark_fold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okmark_toolb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all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bott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bottom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f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fall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horizont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horizontal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insid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inside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lef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out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outline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remo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remove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righ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t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top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up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vertic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vertical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bott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bottom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lef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out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outlin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righ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to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t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top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tt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racket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rightnes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ring_forwa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ring_forward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ring_stencil_to_fro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g_khtm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siness_us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siness_user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tterfl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tt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tton_cancel_kpercent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tton_few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tton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tton_mor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tton_no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tton_ok_kpercent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kes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kes3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lcul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lculate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mer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mera_te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nce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ncel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p_but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p_butt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p_rou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p_round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p_squar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p_square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sesensiti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talog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d_dat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dbur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dcop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dinf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drwblan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dsm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dsmall_ksc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dtj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ell_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ell_edi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ell_layou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ell_layou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enterofcurvatur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entralsymmetr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entreju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are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area_3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area_3d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area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b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bar_3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bar_3d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bar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boxwhisk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boxwhisker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hil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hilo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egend_bott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egend_bottom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egend_bottom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egend_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egend_noleg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egend_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egend_t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egend_top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egend_top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ine_3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ine_3d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ine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pi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pie_3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pie_3d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pie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pol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polar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rin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ring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e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eck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eck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eckedbo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eckedbox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eckedbox_mask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eckedclipboard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eckmar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eckmark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emic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emical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ronome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irc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ircl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irclebc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irclebc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irclebp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irclebp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irclebt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irclelineinters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ircumferen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eanup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ear_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ear_table_contents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ip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ipart_from_fi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ipart_from_fil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ipar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o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osed_cubicbeziercur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osed_cubicbeziercurv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osed_freeha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osed_freehan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osed_poly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osed_polylin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osed_quadricbeziercur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osed_quadricbeziercurv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ll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lor_fi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lor_fill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lor_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lor_lin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lorma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lorman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mandpromp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mb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mbo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mm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mmen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mpfi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figure_query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icasympt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icb5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iclineinters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icsradical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nect_creatin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nect_n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tact_away_overl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tact_busy_overl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tact_food_overl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tact_invisible_overl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tact_phone_overl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tact_xa_overl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tents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tra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tr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trol_keduc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vexhu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ord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ords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p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py_stenc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ver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vermanager_amar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pufreq_10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pufreq_25</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pufreq_5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pufreq_75</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pufreq_n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r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rop_digika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rop_showfot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s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ssvalidat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ubicbeziercur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ubicbeziercurv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urfiledir_k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urvelineinters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u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ut_stenc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t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ta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tabase_impor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tabase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tash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tashow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te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teedi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tetime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tetimeedi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yvi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yview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bgn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bgru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bgrunt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bgste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crypt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fine_cli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gro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ta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table_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table_col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table_col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table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table_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table_row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table_row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table_row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table_row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us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ce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cell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lay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ques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question_keduc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slid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slid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riv_fun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riv_func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ff</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gikamimageplugin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gitalca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rectri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rsync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rsynch_n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ssociatece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ssociatecell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stan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v_c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v_justif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v_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v_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moz_konque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ocumentinf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ocumentinfo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omtreeview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ontkn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ontknow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ownindicator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uringbreak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ynami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ynamic_amar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ad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cop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gro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pictur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pictur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pi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pi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polyg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polygo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remo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table_row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us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constant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constants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icle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im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inpu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or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plot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plots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ques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question_keduc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shr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ffec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ffect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lempi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lempic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llip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llipsebff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motic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moticon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mptybo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mptybox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mptytras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ncrypt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ndtur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nergi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nergies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num_li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num_list_kn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numLi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numLis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qche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qchem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qual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qualizer_amar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quilateralhyperbolab4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quitriang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ras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r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rror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xclama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xe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xifinf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xtender_clos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xtender_open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avori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e_transfer_s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ebl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eexpo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eopen_digika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eopenur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erepla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esimul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est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l_colou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ledcirc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ledellip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ledrectang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terst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terstop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ndf</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ndf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rst_letter_upp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rst_letter_upper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la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lag_bla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lag_blu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lag_gre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lag_r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lag_yell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las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lash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lightevalua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li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lder_clos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lder_closed_kwallet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lder_gre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lder_open_kwallet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llowmou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nt_bold_kivi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nt_italic_kivi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nt_under_kivi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nt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ntsized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ntsizedown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ntsize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ntsizeup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ot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ce_backup_kee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_action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_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_edi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_newobj</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_newobj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at_decreaseind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at_decreaseindent_kn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at_decreaseinden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at_increaseind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at_increaseindent_kn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at_increaseinden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char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edi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fiel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field_kudesign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formul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formula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im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imag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quer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query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spreadshee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spreadshee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t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tex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eeha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eehan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t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tou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un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unc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unc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unc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unctionhel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unctionhelp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adu_proto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e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enericaffinit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enericprojectivit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aw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aw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busy_d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bus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connecting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description_overl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ignor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ignored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inv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invi_d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invi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off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offline_d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off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online_d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on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lossar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lossary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nutellad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nutella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oogle_konque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adientdlg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aysca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een_b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eenled_k3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i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id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id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_stencil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bo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box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ev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event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eventtentative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wise_aw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wise_bus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wise_invisibl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wise_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wise_on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su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s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uides_horizont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uides_vertic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alfencrypt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alflinebyvect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armonichomolog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d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elpdocker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exagonbcv</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de_table_colum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de_table_column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de_table_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de_table_row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demou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ghlightin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ghlighting_k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ghscor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nt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story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storydocker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omep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omepage_kaddressbo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ot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ov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tmlvalidat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u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yperbolabff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aw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aw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dnd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ffc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invisi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invisibl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na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occupied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off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off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on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proto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d_kudesign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dentit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df</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df_kudesign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d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dh_kudesign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magecomm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magegaller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mages_display_khtm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ktub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line_im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line_imag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line_ta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line_tabl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ar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char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lin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link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table_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table_col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table_col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table_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table_row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table_row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table_row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table_row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ta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ce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cell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cellcop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cellcopy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ta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table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tegral_fun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tegral_func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ters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verse_recur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vers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ve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pf</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pf_kudesign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p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ph_kudesign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aw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aw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channel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norm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normal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on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op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serv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server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vo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voic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f</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f_kudesign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h_kudesign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ki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kickflas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kickoff</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sotopema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sotopemap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tali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tem_ad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tem_remo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tem_rena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aw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chatt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group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invisibl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na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off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off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on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original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proto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raw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serv_off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serv_on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xa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il_p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il_pay_atlanti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va_kjav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oin_beve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oin_bevel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oin_mi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oin_miter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oin_rou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oin_round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ourn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ournal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uk_do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uk_ti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aboodlelo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alar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alarm_disabl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anjidi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azaad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azaa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bear-firew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bearsite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bearsitemanagerd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bfxn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bruch_exercise_com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bruch_exercise_compar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bruch_exercise_convers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bruch_exercise_factorisa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a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b_for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b_form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b_ta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b_tabl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1</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1_konque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2_konque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3</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3_konque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4</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4_konque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5</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5_konque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6</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6_konque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addprinter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addpseudo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configmgr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configsrv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defaulthard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defaultsoft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enableprinter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inklevel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printer_infos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printer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printstate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queuestate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report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restartsrv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stopprinter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testprinter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uploadsmb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velop_d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issert_lin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issert_po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issert_so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e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ey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et_do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et_dock_downlo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edit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expo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export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g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gen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identit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identity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impo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import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inf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info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key1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key1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key2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key2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key3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key3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key4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phot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photo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sh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show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sig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sign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ter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term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hotkey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html_kge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g_polyg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g_t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mproxyaw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mproxyoff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mproxy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t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vio_ar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vio_connect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vio_connector_kivi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vio_t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vio_zo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vio_zoom_ha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vio_zoom_he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vio_zoom_minu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vio_zoom_p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vio_zoom_plu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vio_zoom_widt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lettres_dese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lettres_desert_klettr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lettres_grown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lettres_grownup_klettr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lettres_grownup_klettres.png_klettr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lettres_kid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lettres_kids_klettr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lettres_kids_klettres.png_klettr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lipper_do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lipper_do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lipper_dock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aw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ba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bs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groupware_folder_calendar_k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groupware_folder_contacts_k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groupware_folder_journals_k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groupware_folder_notes_k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groupware_folder_tasks_k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lunc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msgattachm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msgfla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msgforward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msgignor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msgn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msg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msgrepli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msgtod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msgunse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msgwatch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off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ousetool_off</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ousetool_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pho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notes_alarm_kn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notes_clo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notes_close_kn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notes_d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notes_date_kn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notes_del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notes_delete_kn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n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now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soleblue_konso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solered_konso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tact_contact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tact_d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tact_journ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tact_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tact_new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tact_n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tact_summar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tact_summary_gre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tact_tod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v_mess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peteavaila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peteavailabl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peteaw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peteaw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peteeditstatusmess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rga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rgac_disabl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rgac_disabled_korga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rgac_korga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pilotaddres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pilotbhotsyn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pilotcalend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pilotd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pilotfileinstall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pilotkn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pilottod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rec_rec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rec_record_kre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ro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irc_do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advanc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catalo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cbou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clin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cnam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color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deepsk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ge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geo_kstar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gri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guid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horiz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m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planet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solarsyste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star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ys1</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ys1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ys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ys2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ys3</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ys3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tinfowidge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ti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tnef_extract_all_t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tnef_extract_t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tplugin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tqueue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tremo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tst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tstart_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tst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tstop_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verbosus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be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bel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nguag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nguages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ptop_char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ptop_charge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ptop_nobatter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ptop_nobattery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ptop_nochar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ptop_nocharge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ptop_pow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ptop_power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ptoppow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rgethumbnail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stmov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unc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yer_edita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yer_noedita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yer_no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yer_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yer_visi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yersman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dap_look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dap_lookup_kaddressbo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eftju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egalmov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eg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egend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ess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essen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arrow_beg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arrow_begi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arrow_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arrow_en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beg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begi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circle_beg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circle_begi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circle_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circle_en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imension_line_beg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imension_line_begi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imension_line_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imension_line_en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ouble_arrow_beg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ouble_arrow_begi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ouble_arrow_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ouble_arrow_en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ouble_line_arrow_beg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ouble_line_arrow_begi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ouble_line_arrow_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ouble_line_arrow_en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en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horizontal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line_arrow_beg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line_arrow_begi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line_arrow_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line_arrow_en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normal_beg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normal_begi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normal_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normal_en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rect_beg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rect_begi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rect_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rect_en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vertical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widt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byvect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edi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widt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width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k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st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stbo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stbox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stvi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stview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cationbar_era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ck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cked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ckzo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cu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gging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w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wer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wer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werlay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su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s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gnif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gnify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del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fi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fla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flag_k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forwa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ge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ha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ham_k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ignor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ignore_k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n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new3</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n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post_t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post_to3</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previou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queu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repl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reply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replyli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send_vi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spa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spam_k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tod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todo_k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app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appt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k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ke_kdevel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rkasblan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rkasblank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ab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bra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bracket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fra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lsu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ls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matri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onetwomatri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par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pro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rsu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rs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sq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s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ri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xim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ximum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dia_equal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dia_playli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dia_playlist_cle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dia_playlist_refres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dia_podca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dia_script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dthumbnail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arrow_d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arrow_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button_lo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button_lock_hov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button_logou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button_logout_hov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change_the_setting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n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new_kcontrol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new_kmenu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new_se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new_sep_kcontrol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new_sep_kmenu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scroll_d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scroll_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rgece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rgecell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ss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ssage_repl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tacontact_aw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tacontact_aw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tacontact_off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tacontact_off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tacontact_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tacontact_on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tacontact_unkn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tacontact_unknown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dd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ddle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autofor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autoform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circ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circl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clip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clipart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do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dock_amar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lin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pi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pi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polyg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polygo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rec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rect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m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mum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tool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r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rror-bot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rror-hor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rror-ve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rrorpo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s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sc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e1</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e1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e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e2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e3</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e3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e4</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e4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e5</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e5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ifi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ified_k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ified_kick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mod_k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onhd_k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ne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ney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nop_boa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nop_board_atlanti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nt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nth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u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use_poi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use_pointer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gid2msgst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aw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aw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block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blocked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brb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bus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invisi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invisibl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lunch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na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newmsg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off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off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on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pho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pho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proto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g_kteati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lti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ltip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ltiple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ltiple_obj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lti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ltirow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32ndno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clefic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cros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dottedno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eightno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fermateno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fla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fullno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halfno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natu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quarterno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sixteenthno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psterd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pster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vigator_fir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vigator_firs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vigator_la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vigator_las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vigator_n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vigator_new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vigator_n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vigator_nex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vigator_prev</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vigator_prev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on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onpen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tactivity_fu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tactivity_no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tactivity_off</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tactivity_r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tactivity_t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twork_connect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twork_disconnect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twork_incomin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twork_outgoin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twork_traffi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_sign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fo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fun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function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journal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lay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ms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msg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n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parametri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parametric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pol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polar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recurev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recurevent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s_subscrib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s_unsubscrib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slid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slid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tod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todo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xter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xtfuzz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xtfuzzyuntran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xtmark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xtp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xttempl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xtuntranslat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adhoc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device_wir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device_wired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device_wireless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no_conn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no_connection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ignal_00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ignal_100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ignal_25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ignal_50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ignal_75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1_connecting01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1_connecting02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1_connecting03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1_connecting04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1_connecting05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1_connecting06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1_connecting07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1_connecting08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1_connecting09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1_connecting10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1_connecting11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2_connecting01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2_connecting02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2_connecting03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2_connecting04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2_connecting05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2_connecting06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2_connecting07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2_connecting08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2_connecting09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2_connecting10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2_connecting11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3_connecting01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3_connecting02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3_connecting03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3_connecting04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3_connecting05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3_connecting06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3_connecting07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3_connecting08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3_connecting09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3_connecting10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3_connecting11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ba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fba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fforwa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forwa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loopno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loopplayli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looprand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loopson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pau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pl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playli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st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mailapp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mailappt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rm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te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visi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ull_k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c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cr-selec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crIm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ilpa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k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netwomatri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nline_statu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nline_status_k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en_stencilse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en_stencilset_kivi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enftd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enft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enter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entermblu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entermblue_konso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entermr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entermred_konso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tion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tions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tv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twildcard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rbit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rbits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rganizer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scilloscop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scilloscope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utlinedlg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v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vervi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verview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ckage_utilities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g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gesetup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intbrus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lette_col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lette_gr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lette_halfto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lette_line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perba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perclipre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rabolabt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ralle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r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rt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s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ste_stenc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tc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t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das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dash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dashd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dashdot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dashdotd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dashdotdot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d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dot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no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nope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soli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soli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1</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1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1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10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2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3</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3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4</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4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5</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5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6</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6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7</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7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8</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8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9</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9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brus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brush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c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cil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rc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rcen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rpendicul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gn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gnum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gp-key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_n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_o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_sa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bo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book_clos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book_n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book_o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book_sa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history_o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history_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history_sa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ian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i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ixmaplabe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ixmaplabel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ejec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fw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mu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pau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playli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playlist_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playlist_2_amar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rec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r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st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ti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volu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volume_d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volume_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li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sou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sound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ot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u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dca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dcast_n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int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intx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lyg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lygo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lygonsid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lygonvertic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ly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lylin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w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wer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c_minu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c_minus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c_plu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c_plus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cminu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cminus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cplu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cplus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sence_aw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sence_off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sence_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sence_unkn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ss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ver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vfuzz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vfuzzyuntran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view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vmark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vp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vtempl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vuntranslat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ocess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o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ogres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ogress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oject_o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operti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yth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a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adricbeziercur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adricbeziercurv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eri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er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ery_era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ery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ery_newobj</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ery_newobj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es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estion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estion_mar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estion_mark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eu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ick_st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adical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adi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adio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ai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aise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ais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aiselay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and_less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and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andom_amar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adonlyevent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buil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conci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ctang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ctangl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cu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cur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cursi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d_b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dey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dled_k3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la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lation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load_all_tab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load_p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load3</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m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movece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movecell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movecomm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movecommen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movepo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m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pea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peat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peat_playli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peat_playlist_amar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peat_tra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peat_track_amar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po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por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port_newobj</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port_newobj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port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diro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e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filede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file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fileinf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fileo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ize_im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ize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izecol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ize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izerow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t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tart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tor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tore_dir_kee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t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tate_cw_digika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tate_cw_showfot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tate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tate_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tate_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ta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tation_ac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tation_c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w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wcol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sibreak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sibreak1</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sibreak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sibreak3</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sibreak4</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sibreak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ss_ta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su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s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ul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un_boundin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un_bounding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un_multi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un_n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un_not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un_query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un_ski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un_skip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unpro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unprog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atura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a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ave_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ave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a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aleori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aletohe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aletowidt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alin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aling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heme_acousti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heme_advanced_powersa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heme_pow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heme_powersa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heme_presenta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rip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ript_newobj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arc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arch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arch_us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arch2msgst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gm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gment_midpo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gmentaxi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lec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lect_ite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lect_item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lec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lectcirc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lectrec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nd_backwa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nd_backward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nd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nd_stencil_to_ba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ri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ries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rv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rvic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t_language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B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L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L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LB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LU</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LU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R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R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RB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RU</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RU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U</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U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e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ear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ow_offliner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ow_side_pane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ow_table_colum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ow_table_column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ow_table_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ow_table_row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uff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uffle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ideb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idebar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ignals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ignalslo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ignatur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ilence_konso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imilitud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l_addentry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l_addrecord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l_delentry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l_delrecord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lid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lide_effect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lid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lid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lider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lidesh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lop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mallc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mallcal_kaddressbo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mallcal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mallclo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mallclock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mallthumbnail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larizeto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lidfilldlg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a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az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az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decrea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decrease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inc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incr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incr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incr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num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z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za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ulseekd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ulseek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acedoubl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acesimpl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acetripl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ea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eak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ecial_pas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ecial_paste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ectr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ectrum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ellcheck_actu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ellcheck_from_curs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ellcheck_select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in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newga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newgame_kspacedue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newrou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newround_kspacedue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pausega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pausegame_kspacedue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rin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ring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ring_vertical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q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quar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m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nd_b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e_dat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e_data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e_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e_edi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e_sq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e_sql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e_t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e_tex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emat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ematter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istic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istics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us_unknown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e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rempt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retc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rikethroug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rokedock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rokedocker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yledock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u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ub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ubm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up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uper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uperimpo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uspend_to_dis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uspend_to_ra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witchus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ynta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breakoff</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duplic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fir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firs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la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las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lef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new_rais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remo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righ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le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le_newobj</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le_newobj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l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widge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widge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bol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b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im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l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su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s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u</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u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ulin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fold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ng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a_anim1</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a_anim1_kteati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a_anim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a_anim2_kteati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a_not_read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a_not_ready_kteati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a4</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a4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balanceshee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balanceshee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bar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barchart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basicflow_kivi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basicworkfl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bm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bmi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businesscards1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businesscards10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businesscards16</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cmyk_empt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cmyk_empty_krit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colorful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creditcardtrack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creditcardtracker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mpt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mpty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mpty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mpty_kivi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mptylandscap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mptylandscap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mptyportra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mptyportrait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nvelopec6</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nvelopec6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nveloped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nvelopedl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xpenserepo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xpenserepor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fa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fax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gray_empt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gray_empty_krit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invo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invoice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is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iso_kudesign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labelsl16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let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letter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mem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memo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menupla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menuplan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onecolumnlandscap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onecolumnlandscap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onecolumnportra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onecolumnportrait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packingsli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packingslip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plaint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plaintext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pricequota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pricequotation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rgb_empt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rgb_empty_krit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simplelayou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studentidca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studentidcard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time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titlelandscap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titlelandscap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titleportra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titleportrait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twocolumnlandscap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twocolumnlandscap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twocolumnportra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twocolumnportrait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twocolumn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twocolumns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u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us_kudesign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vacationcheckli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vacationchecklis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workshee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workshee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st_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st_i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stcolline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stcontain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stdistan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storthogon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stparalle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blo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bott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bottom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c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su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sub_kn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sub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sup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super_kn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super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t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top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under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col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color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edi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waterf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ime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imeedi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ime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imeline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imespa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iming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d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do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ggle_docbrowser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ggle_lo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gglefuzz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brus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brush_sel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clipboa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color_pick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color_wash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cur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del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del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disconnec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do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drop_targe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ellip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elliptical_sel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eras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eraser_sel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expe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flood_fi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free_form_sel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freeha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logwind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norm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offline_mode_off</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offline_mode_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pa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pas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pau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picker_sel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polyg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polygonal_selecti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polylin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preferences</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queu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rect_selecti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rectangl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restart</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resum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rounded_rectangl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shutdow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sprayca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sta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text</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time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uselastdi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wizard_selecti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2</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options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tip</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tip_kalzium</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p</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ransaction_export</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ransaction_find</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ransaction_import</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ransform</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ranslat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ranslate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ranslati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ranssearch</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ree_arrang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riangl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ux</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de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derconstructi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derlin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group</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group_koffic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group_stencils</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linked</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locked</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locked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markasblank</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markasblank_kwordquiz</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sortedList</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sortedList_koffic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pindicator_korganize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rlrequest</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rlrequest_kexi</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se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ser_femal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sers</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validators</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vcs_add</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vcs_commit</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vcs_diff</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vcs_remov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vcs_status</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vcs_updat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vecto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vectordifferen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ectors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ertical_t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ertical_tex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bott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choo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filel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fit_he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fit_widt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fit_wind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gri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guid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ic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left_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margin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orienta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orientation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pagebord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remo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remov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rul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sidetre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spl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spli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top_bott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tre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_bi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_bi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_enlar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_fact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_fu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_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_lo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_n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_shrin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_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1</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f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si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sualization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sualizations_amar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oicec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olu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allet_clos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allet_closed_kwallet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allet_o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allet_open_khtm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allet_open_kwallet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arnin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ebarchiv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ebcamrecei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ebcams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ebexpo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ebexport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ebpr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ebpres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ebster_konque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hatsn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hatsnext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dgets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dgetsta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dgetstack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k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ki_amar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kipedia_konque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nd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ndow_duplic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ndow_suppress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r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red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reles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reless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zard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orl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day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days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sldbg_brea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sldbg_dat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sldbg_del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sldbg_ena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sldbg_outpu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sldbg_refres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sldbg_sour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sldbg_stepd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sldbg_step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ahoo_aw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ahoo_aw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ahoo_bus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ahoo_idl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ahoo_invisibl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ahoo_mobi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ahoo_mobil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ahoo_proto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ahoo_tea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ellow_b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ellowinf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ellowinfo_k3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ellowled_k3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esn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zoom_disabl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zoom_enable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001_star_butterfl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002_text_docum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005_spreadsheet_docum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006_drawing_docum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008_presentation_docum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009_presentation_docum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010_presentation_compresse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012_html_docum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015_math_docum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016_templa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500_setu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501_printeradmi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baku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biwor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cces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ccessibility_secti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crorea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g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i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im_protoc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im_protocol_k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im_protocol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kregat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kregator_empt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kti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lev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mar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m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ntiviru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poll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pplixwar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r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rt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rtsbuild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rtscontr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ssista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tlanti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tlantikdesign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udacit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utoreplace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backgroun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baske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bel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blend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blinke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bluefish</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bookcas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brows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bu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bzfla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ach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al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amer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atalogmanag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ategori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D-Ro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elesti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ervisi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harselec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hat_secti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ivworl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lanbomb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loc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odein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olor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omput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ooki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or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pufreq_apple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aem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aemon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a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cgui-q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efault-applications-capple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esign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i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ia_gnome_ic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igika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igikamcameracli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igikamimageplugin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isksfilesystem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ispla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isplayconfi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lgedi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opewars-pil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ownload_manag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s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clips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du_languag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du_mathematic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du_miscellaneou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du_scienc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mac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mai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nerg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nergy_sta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nhanced_browsin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nigm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o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rr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therea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ventwatch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voluti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xec_win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alconsey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a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axRecievin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ifteenpiec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ileligh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ileshar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iletyp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inances_secti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irefo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lashkar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ont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svie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abb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adu_protocol_k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adu_protocol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ai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ale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flopp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im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krell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ksu</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lad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lob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om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ome_app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ome_inf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ome_questi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ome-about-log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ome-err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ome-starther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ome-termina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ome-warnin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ome2</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omemeetin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ucash</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umeri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utell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o_koffic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p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pgs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roupwise_protoc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roupwise_protocol_k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roupwise_protocol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snes9x-ic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tk_camer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uarddo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v</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vdirpar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vi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wenvie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xmam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xmessag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harddriv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hardwar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hardware_inf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h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help_inde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highligh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highlight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hom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hw_unknow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hwinf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cew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con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conthem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cq_protoc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cq_protocol_k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cq_protocol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eee1394</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m-ai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m-icq</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m-jabb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m-ms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m-yaho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magegaller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net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nkscap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nput_devices_setting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rc_protoc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rc_protocol_k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rc_protocol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rkic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sdn-confi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s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sp-disable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jabber_protoc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jabber_protocol_k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jabber_protocol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joystic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ju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3b</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boodl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ffein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ffeine-paus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ffeine-pla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ffeine-recor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lar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lziu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mi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nagra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ppfind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rb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rchiv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r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r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steroid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te2</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tomi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udiocreat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za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abe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abeldic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ackgamm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ackgammon_engin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atterymonit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attleshi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ea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emusedsrv</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f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fxne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iff</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inarycloc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lackbo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logg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luetooth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ounc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ruch</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tobexcli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tserialcha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ugbust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achegrin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al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al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dlabe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fgcreat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harselec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har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devic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df</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drkonq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fontins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kbfxne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kick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kw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memor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mid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openg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partition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pc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process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sambaconf</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scs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soun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syste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olorchoos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oloredi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onfigur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ontr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puloa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r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a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b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ap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bluetooth</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nliv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computer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job_cancelled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job_completed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job_error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job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job_process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job_stopped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clas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class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class_process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class_stopped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defect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process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remote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remote_process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remote_stopped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stopped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users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fa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sv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tv</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vassista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vdesign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velo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velop3</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f</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ic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iff3</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isknav</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mconfi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v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di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ditbookmark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duc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e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nolab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rberos-cli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rne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urocal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x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y_binding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y_bindings_koffic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yboard_layou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yboard-capple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yboard-shortcu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yboardlayou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a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axvie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ilereplac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lo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lopp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m_hom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ocu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ontvie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ormdesign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ormul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oulegg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tpgrabb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gamm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ge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geograph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ge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ggz</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ghostvie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goldrunn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gp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gpg_docke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hangma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helpcent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hexedi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hotkey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ck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conedi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d3</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l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magemapedit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mdab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nterne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o_uiserv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o_uiserver_kio_uiserv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oap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oskto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p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tchensyn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te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vi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jobview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jot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journa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jumpingcub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laptopdaem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Lati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lettr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licket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lin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linkstatu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lipp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lipper_do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lpq</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a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ahjong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ai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ailcv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ailligh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amele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athto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dr_edit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dr_execut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dr-edit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enu</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enuedi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erli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i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id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in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i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ixdocke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ixdocked_err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ixdocked_mu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ldonke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o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ouseto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outh</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play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Plo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yfirewal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ymoney2</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etattach</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etloa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etwal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etworkconf</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etworkmanag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etworkmanager_knetworkmanag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ewstick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od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od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ode2</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oppix-pengui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ot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d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lf</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lourpa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mmand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mmand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mpar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mpos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nqsidebar_deliciou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nqsidebar_mediaplay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nqsidebar_new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nquer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nques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nserv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nsol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nsolekalenda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ntac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nversati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nvert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ok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pete_all_awa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pete_avdevic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pete_avdevice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pete_offlin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pete_some_awa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pete_some_onlin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pete2</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rganiz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rganizer_tod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r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shel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ackag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ag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a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almdo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a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df</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ercentag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ersonaliz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f</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ilo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ilotDaem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lat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lay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ok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ovmodel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owersav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p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resent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rintfa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rof</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rd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re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recip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regexpedit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renam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revers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rfb</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rit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rul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am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ayi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ayit_clipempt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ayit_talkin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c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creensav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ensor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ervic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hise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hutdow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i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i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ir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irte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miletri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nak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napsho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niff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okoba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pacedue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plash</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prea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tar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treamripp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ysguar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ysguard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ysv</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alk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eatim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echlab</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hememg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hesauru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imem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im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i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nef</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orr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ouch</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r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ts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uberlin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urtl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u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udesign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uga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uicksho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uiview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us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Verbo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vie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viewshel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vi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vir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voctrai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alle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alletmanag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av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avecontr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eath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ifimanag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ikdis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i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in4</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or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ordQuiz</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orldcloc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ri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rite2</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xconfi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xkb</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xsldb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ynapti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zenexplor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abPlo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aptop_pcmci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atex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breakou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dap_cli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edg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icq</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imewir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inguis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inuxconf</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ocal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ockscree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ogja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ogou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ooknfee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ska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v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y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a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ai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ail_secti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athematic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eanwhile_protocol_k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edia-player-48</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egam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enuba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isc2</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ldonke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ode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onop_boar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ous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ouse-capple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ozill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ozilla_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ozilla_mai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ozilla_mailnew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ozilla-firefo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ozilla-navigat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ozilla-thunderbir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play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s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sn_protoc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sn_protocol_k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sn_protocol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ultihea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ultimedi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ultisyn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y_ma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ycom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ycomput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yma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napst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nedi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netscap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network_advance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nf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noatu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ntp-cli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nvu</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kl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kula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cal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calc_tp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char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dra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gull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impres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impress_tp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math</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printeradmi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setu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templa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web</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writ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penf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penoffic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penoffice1</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per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packag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package_applicati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package_applications</text:p>
          </table:table-cell>
          <table:table-cell table:number-columns-repeated="3"/>
          <table:table-cell office:value-type="string">
            <text:p>no</text:p>
          </table:table-cell>
          <table:table-cell table:number-columns-repeated="249"/>
        </table:table-row>
        <table:table-row table:style-name="ro1" table:number-rows-repeated="18">
          <table:table-cell table:number-columns-repeated="256"/>
        </table:table-row>
        <table:table-row table:style-name="ro1">
          <table:table-cell office:value-type="string">
            <text:p>apps</text:p>
          </table:table-cell>
          <table:table-cell/>
          <table:table-cell office:value-type="string">
            <text:p>palm-pilot</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an</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anel</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anel_settings</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artitioner</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ayee</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cmcia</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enguin</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hotobook</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hppg</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inguin</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lan</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lanner</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lasmagik</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laying</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otracegui</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ower-management</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owertweak</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rinter</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rinter2</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rinting_section</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rintmgr</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roxy</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si</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wmanager</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ybliographic</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ysol</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qt</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qtell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quant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quanta_b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quicktim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rand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realpla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realplay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reloka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remo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rsibrea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runnin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runprocesscatch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amb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amba_cli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amba_serv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amba_setu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amba-cli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amba-serv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cann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chedul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creensav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cribu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earchto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ettings-soun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hel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hells_secti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howfot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howim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hredd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i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iraj</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ki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kype_protocol_k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l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mb4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ms_protoc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ms_protocol_k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ms_protocol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odipod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offic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oftwar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oftware2</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oulseek</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oundcard</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taroffice</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tyle</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tyle_koffice</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tylesheet</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uperkaramba</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upport</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use</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ynaescope</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ynaptic</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ysadmin</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ystem</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ystem-floppy</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ystemprotocol</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ystemsettings</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ystemtray</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taskbar</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tdsl</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tellico</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telnet</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terminal</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terminals_section</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testbed_protocol_kopete</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texteffect_kopete</text:p>
          </table:table-cell>
          <table:table-cell table:number-columns-repeated="253"/>
        </table:table-row>
        <table:table-row table:style-name="ro1">
          <table:table-cell office:value-type="string">
            <text:p>apps</text:p>
          </table:table-cell>
          <table:table-cell/>
          <table:table-cell office:value-type="string">
            <text:p>thunderbird</text:p>
          </table:table-cell>
          <table:table-cell table:number-columns-repeated="253"/>
        </table:table-row>
        <table:table-row table:style-name="ro1">
          <table:table-cell office:value-type="string">
            <text:p>apps</text:p>
          </table:table-cell>
          <table:table-cell/>
          <table:table-cell office:value-type="string">
            <text:p>timezone</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timezone2</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todolis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tu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tv</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tvtim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umbrell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unknownap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usb</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user-inf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userconfi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vis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vn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ab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aitin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allpap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arnin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eb-brows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ilb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in_app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indow_lis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indow-capple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in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inprop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maker_app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w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11</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awtv</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cal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cdroas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cha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clipboar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cloc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consol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edi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emac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ey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fi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fmai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in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loa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ma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mm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osvie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pa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sane</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xterm-terminal</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xv</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yahoo_protocol</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yahoo_protocol_kaddressbook</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yahoo_protocol_kopete</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yakuake</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YaST</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Ym</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3floppy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3floppy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5floppy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5floppy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blockdevice</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am</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amera</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amera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amera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daudio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daudio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drom_audio</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drom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drom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dwriter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dwriter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ellular_phone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ellular_phone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hardevice</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ompact_flash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ompact_flash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dvd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dvd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firewire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firewire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handheld</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hdd_external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hdd_external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hdd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hdd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hdd_usb</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hdd_usb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hdd_usb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hdd_win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hdd_win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ipod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ipod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joystick</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ksim_cpu</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kxkb</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laptop</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linux_hdd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linux_hdd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memory</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memory_stick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memory_stick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mo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mo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modem</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mouse</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nfs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nfs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pda</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pda_black</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pda_blue</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print_class</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print_printer</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printer</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printer1</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printer2</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scanner</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screen</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sd_mmc_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sd_mmc_un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smart_media_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smart_media_un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system</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table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tv</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usb_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usb_un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usbdisk_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usbdisk_un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usbpendrive_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usbpendrive_un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webcam</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webcam_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zip_external_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zip_external_un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zip_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zip_unmount</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blockdevice</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camera</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chardevice</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connect_to_network</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exec</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exec_wine</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ile_important</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ile_locked</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ile_temporary</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apollo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binary</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blue</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bomb</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brow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brown_ope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cd</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crystal</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cya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cyan_ope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deb</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documents</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download</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empty</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favorite</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fonts</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games</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gree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green_ope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grey</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grey_ope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home</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home2</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html</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image</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important</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inbox</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locked</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mail</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ma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midi</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music</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orange</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orange_ope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outbox</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print</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print2</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red</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red_ope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rpm</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sent_mail</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sound</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synch</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tar</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txt</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video</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violet</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violet_ope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wine</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yellow</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yellow_ope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tp</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link_overlay</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lock_overlay</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mycomp</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mycomputer</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network_local</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pipe</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server</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services</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socket</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www</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zip_overlay</text:p>
          </table:table-cell>
          <table:table-cell table:number-columns-repeated="253"/>
        </table:table-row>
        <table:table-row table:style-name="ro1">
          <table:table-cell office:value-type="string">
            <text:p>mimetypes</text:p>
          </table:table-cell>
          <table:table-cell/>
          <table:table-cell office:value-type="string">
            <text:p>applix</text:p>
          </table:table-cell>
          <table:table-cell table:number-columns-repeated="253"/>
        </table:table-row>
        <table:table-row table:style-name="ro1">
          <table:table-cell office:value-type="string">
            <text:p>mimetypes</text:p>
          </table:table-cell>
          <table:table-cell/>
          <table:table-cell office:value-type="string">
            <text:p>ascii</text:p>
          </table:table-cell>
          <table:table-cell table:number-columns-repeated="253"/>
        </table:table-row>
        <table:table-row table:style-name="ro1">
          <table:table-cell office:value-type="string">
            <text:p>mimetypes</text:p>
          </table:table-cell>
          <table:table-cell/>
          <table:table-cell office:value-type="string">
            <text:p>backup</text:p>
          </table:table-cell>
          <table:table-cell table:number-columns-repeated="253"/>
        </table:table-row>
        <table:table-row table:style-name="ro1">
          <table:table-cell office:value-type="string">
            <text:p>mimetypes</text:p>
          </table:table-cell>
          <table:table-cell/>
          <table:table-cell office:value-type="string">
            <text:p>binary</text:p>
          </table:table-cell>
          <table:table-cell table:number-columns-repeated="253"/>
        </table:table-row>
        <table:table-row table:style-name="ro1">
          <table:table-cell office:value-type="string">
            <text:p>mimetypes</text:p>
          </table:table-cell>
          <table:table-cell/>
          <table:table-cell office:value-type="string">
            <text:p>blender3d</text:p>
          </table:table-cell>
          <table:table-cell table:number-columns-repeated="253"/>
        </table:table-row>
        <table:table-row table:style-name="ro1">
          <table:table-cell office:value-type="string">
            <text:p>mimetypes</text:p>
          </table:table-cell>
          <table:table-cell/>
          <table:table-cell office:value-type="string">
            <text:p>bt</text:p>
          </table:table-cell>
          <table:table-cell table:number-columns-repeated="253"/>
        </table:table-row>
        <table:table-row table:style-name="ro1">
          <table:table-cell office:value-type="string">
            <text:p>mimetypes</text:p>
          </table:table-cell>
          <table:table-cell/>
          <table:table-cell office:value-type="string">
            <text:p>cdbo_list</text:p>
          </table:table-cell>
          <table:table-cell table:number-columns-repeated="253"/>
        </table:table-row>
        <table:table-row table:style-name="ro1">
          <table:table-cell office:value-type="string">
            <text:p>mimetypes</text:p>
          </table:table-cell>
          <table:table-cell/>
          <table:table-cell office:value-type="string">
            <text:p>cdimage</text:p>
          </table:table-cell>
          <table:table-cell table:number-columns-repeated="253"/>
        </table:table-row>
        <table:table-row table:style-name="ro1">
          <table:table-cell office:value-type="string">
            <text:p>mimetypes</text:p>
          </table:table-cell>
          <table:table-cell/>
          <table:table-cell office:value-type="string">
            <text:p>cdr</text:p>
          </table:table-cell>
          <table:table-cell table:number-columns-repeated="253"/>
        </table:table-row>
        <table:table-row table:style-name="ro1">
          <table:table-cell office:value-type="string">
            <text:p>mimetypes</text:p>
          </table:table-cell>
          <table:table-cell/>
          <table:table-cell office:value-type="string">
            <text:p>cdtrack</text:p>
          </table:table-cell>
          <table:table-cell table:number-columns-repeated="253"/>
        </table:table-row>
        <table:table-row table:style-name="ro1">
          <table:table-cell office:value-type="string">
            <text:p>mimetypes</text:p>
          </table:table-cell>
          <table:table-cell/>
          <table:table-cell office:value-type="string">
            <text:p>chart</text:p>
          </table:table-cell>
          <table:table-cell table:number-columns-repeated="253"/>
        </table:table-row>
        <table:table-row table:style-name="ro1">
          <table:table-cell office:value-type="string">
            <text:p>mimetypes</text:p>
          </table:table-cell>
          <table:table-cell/>
          <table:table-cell office:value-type="string">
            <text:p>colorscm</text:p>
          </table:table-cell>
          <table:table-cell table:number-columns-repeated="253"/>
        </table:table-row>
        <table:table-row table:style-name="ro1">
          <table:table-cell office:value-type="string">
            <text:p>mimetypes</text:p>
          </table:table-cell>
          <table:table-cell/>
          <table:table-cell office:value-type="string">
            <text:p>colorset</text:p>
          </table:table-cell>
          <table:table-cell table:number-columns-repeated="253"/>
        </table:table-row>
        <table:table-row table:style-name="ro1">
          <table:table-cell office:value-type="string">
            <text:p>mimetypes</text:p>
          </table:table-cell>
          <table:table-cell/>
          <table:table-cell office:value-type="string">
            <text:p>core</text:p>
          </table:table-cell>
          <table:table-cell table:number-columns-repeated="253"/>
        </table:table-row>
        <table:table-row table:style-name="ro1">
          <table:table-cell office:value-type="string">
            <text:p>mimetypes</text:p>
          </table:table-cell>
          <table:table-cell/>
          <table:table-cell office:value-type="string">
            <text:p>database</text:p>
          </table:table-cell>
          <table:table-cell table:number-columns-repeated="253"/>
        </table:table-row>
        <table:table-row table:style-name="ro1">
          <table:table-cell office:value-type="string">
            <text:p>mimetypes</text:p>
          </table:table-cell>
          <table:table-cell/>
          <table:table-cell office:value-type="string">
            <text:p>deb</text:p>
          </table:table-cell>
          <table:table-cell table:number-columns-repeated="253"/>
        </table:table-row>
        <table:table-row table:style-name="ro1">
          <table:table-cell office:value-type="string">
            <text:p>mimetypes</text:p>
          </table:table-cell>
          <table:table-cell/>
          <table:table-cell office:value-type="string">
            <text:p>djvu</text:p>
          </table:table-cell>
          <table:table-cell table:number-columns-repeated="253"/>
        </table:table-row>
        <table:table-row table:style-name="ro1">
          <table:table-cell office:value-type="string">
            <text:p>mimetypes</text:p>
          </table:table-cell>
          <table:table-cell/>
          <table:table-cell office:value-type="string">
            <text:p>document2</text:p>
          </table:table-cell>
          <table:table-cell table:number-columns-repeated="253"/>
        </table:table-row>
        <table:table-row table:style-name="ro1">
          <table:table-cell office:value-type="string">
            <text:p>mimetypes</text:p>
          </table:table-cell>
          <table:table-cell/>
          <table:table-cell office:value-type="string">
            <text:p>drawing</text:p>
          </table:table-cell>
          <table:table-cell table:number-columns-repeated="253"/>
        </table:table-row>
        <table:table-row table:style-name="ro1">
          <table:table-cell office:value-type="string">
            <text:p>mimetypes</text:p>
          </table:table-cell>
          <table:table-cell/>
          <table:table-cell office:value-type="string">
            <text:p>dvi</text:p>
          </table:table-cell>
          <table:table-cell table:number-columns-repeated="253"/>
        </table:table-row>
        <table:table-row table:style-name="ro1">
          <table:table-cell office:value-type="string">
            <text:p>mimetypes</text:p>
          </table:table-cell>
          <table:table-cell/>
          <table:table-cell office:value-type="string">
            <text:p>empty</text:p>
          </table:table-cell>
          <table:table-cell table:number-columns-repeated="253"/>
        </table:table-row>
        <table:table-row table:style-name="ro1">
          <table:table-cell office:value-type="string">
            <text:p>mimetypes</text:p>
          </table:table-cell>
          <table:table-cell/>
          <table:table-cell office:value-type="string">
            <text:p>encrypted</text:p>
          </table:table-cell>
          <table:table-cell table:number-columns-repeated="253"/>
        </table:table-row>
        <table:table-row table:style-name="ro1">
          <table:table-cell office:value-type="string">
            <text:p>mimetypes</text:p>
          </table:table-cell>
          <table:table-cell/>
          <table:table-cell office:value-type="string">
            <text:p>exec_wine</text:p>
          </table:table-cell>
          <table:table-cell table:number-columns-repeated="253"/>
        </table:table-row>
        <table:table-row table:style-name="ro1">
          <table:table-cell office:value-type="string">
            <text:p>mimetypes</text:p>
          </table:table-cell>
          <table:table-cell/>
          <table:table-cell office:value-type="string">
            <text:p>executable</text:p>
          </table:table-cell>
          <table:table-cell table:number-columns-repeated="253"/>
        </table:table-row>
        <table:table-row table:style-name="ro1">
          <table:table-cell office:value-type="string">
            <text:p>mimetypes</text:p>
          </table:table-cell>
          <table:table-cell/>
          <table:table-cell office:value-type="string">
            <text:p>file_locked</text:p>
          </table:table-cell>
          <table:table-cell table:number-columns-repeated="253"/>
        </table:table-row>
        <table:table-row table:style-name="ro1">
          <table:table-cell office:value-type="string">
            <text:p>mimetypes</text:p>
          </table:table-cell>
          <table:table-cell/>
          <table:table-cell office:value-type="string">
            <text:p>file_temporary</text:p>
          </table:table-cell>
          <table:table-cell table:number-columns-repeated="253"/>
        </table:table-row>
        <table:table-row table:style-name="ro1">
          <table:table-cell office:value-type="string">
            <text:p>mimetypes</text:p>
          </table:table-cell>
          <table:table-cell/>
          <table:table-cell office:value-type="string">
            <text:p>font</text:p>
          </table:table-cell>
          <table:table-cell table:number-columns-repeated="253"/>
        </table:table-row>
        <table:table-row table:style-name="ro1">
          <table:table-cell office:value-type="string">
            <text:p>mimetypes</text:p>
          </table:table-cell>
          <table:table-cell/>
          <table:table-cell office:value-type="string">
            <text:p>font_bitmap</text:p>
          </table:table-cell>
          <table:table-cell table:number-columns-repeated="253"/>
        </table:table-row>
        <table:table-row table:style-name="ro1">
          <table:table-cell office:value-type="string">
            <text:p>mimetypes</text:p>
          </table:table-cell>
          <table:table-cell/>
          <table:table-cell office:value-type="string">
            <text:p>font_truetype</text:p>
          </table:table-cell>
          <table:table-cell table:number-columns-repeated="253"/>
        </table:table-row>
        <table:table-row table:style-name="ro1">
          <table:table-cell office:value-type="string">
            <text:p>mimetypes</text:p>
          </table:table-cell>
          <table:table-cell/>
          <table:table-cell office:value-type="string">
            <text:p>font_type1</text:p>
          </table:table-cell>
          <table:table-cell table:number-columns-repeated="253"/>
        </table:table-row>
        <table:table-row table:style-name="ro1">
          <table:table-cell office:value-type="string">
            <text:p>mimetypes</text:p>
          </table:table-cell>
          <table:table-cell/>
          <table:table-cell office:value-type="string">
            <text:p>formula</text:p>
          </table:table-cell>
          <table:table-cell table:number-columns-repeated="253"/>
        </table:table-row>
        <table:table-row table:style-name="ro1">
          <table:table-cell office:value-type="string">
            <text:p>mimetypes</text:p>
          </table:table-cell>
          <table:table-cell/>
          <table:table-cell office:value-type="string">
            <text:p>gettext</text:p>
          </table:table-cell>
          <table:table-cell table:number-columns-repeated="253"/>
        </table:table-row>
        <table:table-row table:style-name="ro1">
          <table:table-cell office:value-type="string">
            <text:p>mimetypes</text:p>
          </table:table-cell>
          <table:table-cell/>
          <table:table-cell office:value-type="string">
            <text:p>gf</text:p>
          </table:table-cell>
          <table:table-cell table:number-columns-repeated="253"/>
        </table:table-row>
        <table:table-row table:style-name="ro1">
          <table:table-cell office:value-type="string">
            <text:p>mimetypes</text:p>
          </table:table-cell>
          <table:table-cell/>
          <table:table-cell office:value-type="string">
            <text:p>gnome_app_info</text:p>
          </table:table-cell>
          <table:table-cell table:number-columns-repeated="253"/>
        </table:table-row>
        <table:table-row table:style-name="ro1">
          <table:table-cell office:value-type="string">
            <text:p>mimetypes</text:p>
          </table:table-cell>
          <table:table-cell/>
          <table:table-cell office:value-type="string">
            <text:p>gnome-library</text:p>
          </table:table-cell>
          <table:table-cell table:number-columns-repeated="253"/>
        </table:table-row>
        <table:table-row table:style-name="ro1">
          <table:table-cell office:value-type="string">
            <text:p>mimetypes</text:p>
          </table:table-cell>
          <table:table-cell/>
          <table:table-cell office:value-type="string">
            <text:p>graphic</text:p>
          </table:table-cell>
          <table:table-cell table:number-columns-repeated="253"/>
        </table:table-row>
        <table:table-row table:style-name="ro1">
          <table:table-cell office:value-type="string">
            <text:p>mimetypes</text:p>
          </table:table-cell>
          <table:table-cell/>
          <table:table-cell office:value-type="string">
            <text:p>html</text:p>
          </table:table-cell>
          <table:table-cell table:number-columns-repeated="253"/>
        </table:table-row>
        <table:table-row table:style-name="ro1">
          <table:table-cell office:value-type="string">
            <text:p>mimetypes</text:p>
          </table:table-cell>
          <table:table-cell/>
          <table:table-cell office:value-type="string">
            <text:p>igc</text:p>
          </table:table-cell>
          <table:table-cell table:number-columns-repeated="253"/>
        </table:table-row>
        <table:table-row table:style-name="ro1">
          <table:table-cell office:value-type="string">
            <text:p>mimetypes</text:p>
          </table:table-cell>
          <table:table-cell/>
          <table:table-cell office:value-type="string">
            <text:p>image</text:p>
          </table:table-cell>
          <table:table-cell table:number-columns-repeated="253"/>
        </table:table-row>
        <table:table-row table:style-name="ro1">
          <table:table-cell office:value-type="string">
            <text:p>mimetypes</text:p>
          </table:table-cell>
          <table:table-cell/>
          <table:table-cell office:value-type="string">
            <text:p>image2</text:p>
          </table:table-cell>
          <table:table-cell table:number-columns-repeated="253"/>
        </table:table-row>
        <table:table-row table:style-name="ro1">
          <table:table-cell office:value-type="string">
            <text:p>mimetypes</text:p>
          </table:table-cell>
          <table:table-cell/>
          <table:table-cell office:value-type="string">
            <text:p>images</text:p>
          </table:table-cell>
          <table:table-cell table:number-columns-repeated="253"/>
        </table:table-row>
        <table:table-row table:style-name="ro1">
          <table:table-cell office:value-type="string">
            <text:p>mimetypes</text:p>
          </table:table-cell>
          <table:table-cell/>
          <table:table-cell office:value-type="string">
            <text:p>ipod</text:p>
          </table:table-cell>
          <table:table-cell table:number-columns-repeated="253"/>
        </table:table-row>
        <table:table-row table:style-name="ro1">
          <table:table-cell office:value-type="string">
            <text:p>mimetypes</text:p>
          </table:table-cell>
          <table:table-cell/>
          <table:table-cell office:value-type="string">
            <text:p>jar</text:p>
          </table:table-cell>
          <table:table-cell table:number-columns-repeated="253"/>
        </table:table-row>
        <table:table-row table:style-name="ro1">
          <table:table-cell office:value-type="string">
            <text:p>mimetypes</text:p>
          </table:table-cell>
          <table:table-cell/>
          <table:table-cell office:value-type="string">
            <text:p>java_jar</text:p>
          </table:table-cell>
          <table:table-cell table:number-columns-repeated="253"/>
        </table:table-row>
        <table:table-row table:style-name="ro1">
          <table:table-cell office:value-type="string">
            <text:p>mimetypes</text:p>
          </table:table-cell>
          <table:table-cell/>
          <table:table-cell office:value-type="string">
            <text:p>javascript</text:p>
          </table:table-cell>
          <table:table-cell table:number-columns-repeated="253"/>
        </table:table-row>
        <table:table-row table:style-name="ro1">
          <table:table-cell office:value-type="string">
            <text:p>mimetypes</text:p>
          </table:table-cell>
          <table:table-cell/>
          <table:table-cell office:value-type="string">
            <text:p>karbon_karbon</text:p>
          </table:table-cell>
          <table:table-cell table:number-columns-repeated="253"/>
        </table:table-row>
        <table:table-row table:style-name="ro1">
          <table:table-cell office:value-type="string">
            <text:p>mimetypes</text:p>
          </table:table-cell>
          <table:table-cell/>
          <table:table-cell office:value-type="string">
            <text:p>kchart_chrt</text:p>
          </table:table-cell>
          <table:table-cell table:number-columns-repeated="253"/>
        </table:table-row>
        <table:table-row table:style-name="ro1">
          <table:table-cell office:value-type="string">
            <text:p>mimetypes</text:p>
          </table:table-cell>
          <table:table-cell/>
          <table:table-cell office:value-type="string">
            <text:p>kdevelop_project</text:p>
          </table:table-cell>
          <table:table-cell table:number-columns-repeated="253"/>
        </table:table-row>
        <table:table-row table:style-name="ro1">
          <table:table-cell office:value-type="string">
            <text:p>mimetypes</text:p>
          </table:table-cell>
          <table:table-cell/>
          <table:table-cell office:value-type="string">
            <text:p>kexi</text:p>
          </table:table-cell>
          <table:table-cell table:number-columns-repeated="253"/>
        </table:table-row>
        <table:table-row table:style-name="ro1">
          <table:table-cell office:value-type="string">
            <text:p>mimetypes</text:p>
          </table:table-cell>
          <table:table-cell/>
          <table:table-cell office:value-type="string">
            <text:p>kexi_kexi</text:p>
          </table:table-cell>
          <table:table-cell table:number-columns-repeated="253"/>
        </table:table-row>
        <table:table-row table:style-name="ro1">
          <table:table-cell office:value-type="string">
            <text:p>mimetypes</text:p>
          </table:table-cell>
          <table:table-cell/>
          <table:table-cell office:value-type="string">
            <text:p>kexiproject_shortcut</text:p>
          </table:table-cell>
          <table:table-cell table:number-columns-repeated="253"/>
        </table:table-row>
        <table:table-row table:style-name="ro1">
          <table:table-cell office:value-type="string">
            <text:p>mimetypes</text:p>
          </table:table-cell>
          <table:table-cell/>
          <table:table-cell office:value-type="string">
            <text:p>kexiproject_sqlite</text:p>
          </table:table-cell>
          <table:table-cell table:number-columns-repeated="253"/>
        </table:table-row>
        <table:table-row table:style-name="ro1">
          <table:table-cell office:value-type="string">
            <text:p>mimetypes</text:p>
          </table:table-cell>
          <table:table-cell/>
          <table:table-cell office:value-type="string">
            <text:p>kexiproject_sqlite2</text:p>
          </table:table-cell>
          <table:table-cell table:number-columns-repeated="253"/>
        </table:table-row>
        <table:table-row table:style-name="ro1">
          <table:table-cell office:value-type="string">
            <text:p>mimetypes</text:p>
          </table:table-cell>
          <table:table-cell/>
          <table:table-cell office:value-type="string">
            <text:p>kformula_kfo</text:p>
          </table:table-cell>
          <table:table-cell table:number-columns-repeated="253"/>
        </table:table-row>
        <table:table-row table:style-name="ro1">
          <table:table-cell office:value-type="string">
            <text:p>mimetypes</text:p>
          </table:table-cell>
          <table:table-cell/>
          <table:table-cell office:value-type="string">
            <text:p>kget_list</text:p>
          </table:table-cell>
          <table:table-cell table:number-columns-repeated="253"/>
        </table:table-row>
        <table:table-row table:style-name="ro1">
          <table:table-cell office:value-type="string">
            <text:p>mimetypes</text:p>
          </table:table-cell>
          <table:table-cell/>
          <table:table-cell office:value-type="string">
            <text:p>kig_doc</text:p>
          </table:table-cell>
          <table:table-cell table:number-columns-repeated="253"/>
        </table:table-row>
        <table:table-row table:style-name="ro1">
          <table:table-cell office:value-type="string">
            <text:p>mimetypes</text:p>
          </table:table-cell>
          <table:table-cell/>
          <table:table-cell office:value-type="string">
            <text:p>kivio_flw</text:p>
          </table:table-cell>
          <table:table-cell table:number-columns-repeated="253"/>
        </table:table-row>
        <table:table-row table:style-name="ro1">
          <table:table-cell office:value-type="string">
            <text:p>mimetypes</text:p>
          </table:table-cell>
          <table:table-cell/>
          <table:table-cell office:value-type="string">
            <text:p>kmultiple</text:p>
          </table:table-cell>
          <table:table-cell table:number-columns-repeated="253"/>
        </table:table-row>
        <table:table-row table:style-name="ro1">
          <table:table-cell office:value-type="string">
            <text:p>mimetypes</text:p>
          </table:table-cell>
          <table:table-cell/>
          <table:table-cell office:value-type="string">
            <text:p>kmy</text:p>
          </table:table-cell>
          <table:table-cell table:number-columns-repeated="253"/>
        </table:table-row>
        <table:table-row table:style-name="ro1">
          <table:table-cell office:value-type="string">
            <text:p>mimetypes</text:p>
          </table:table-cell>
          <table:table-cell/>
          <table:table-cell office:value-type="string">
            <text:p>koffice</text:p>
          </table:table-cell>
          <table:table-cell table:number-columns-repeated="253"/>
        </table:table-row>
        <table:table-row table:style-name="ro1">
          <table:table-cell office:value-type="string">
            <text:p>mimetypes</text:p>
          </table:table-cell>
          <table:table-cell/>
          <table:table-cell office:value-type="string">
            <text:p>kopete_emoticons</text:p>
          </table:table-cell>
          <table:table-cell table:number-columns-repeated="253"/>
        </table:table-row>
        <table:table-row table:style-name="ro1">
          <table:table-cell office:value-type="string">
            <text:p>mimetypes</text:p>
          </table:table-cell>
          <table:table-cell/>
          <table:table-cell office:value-type="string">
            <text:p>kpovmodeler_doc</text:p>
          </table:table-cell>
          <table:table-cell table:number-columns-repeated="253"/>
        </table:table-row>
        <table:table-row table:style-name="ro1">
          <table:table-cell office:value-type="string">
            <text:p>mimetypes</text:p>
          </table:table-cell>
          <table:table-cell/>
          <table:table-cell office:value-type="string">
            <text:p>kpresenter_kpr</text:p>
          </table:table-cell>
          <table:table-cell table:number-columns-repeated="253"/>
        </table:table-row>
        <table:table-row table:style-name="ro1">
          <table:table-cell office:value-type="string">
            <text:p>mimetypes</text:p>
          </table:table-cell>
          <table:table-cell/>
          <table:table-cell office:value-type="string">
            <text:p>krec_fileempty_krec</text:p>
          </table:table-cell>
          <table:table-cell table:number-columns-repeated="253"/>
        </table:table-row>
        <table:table-row table:style-name="ro1">
          <table:table-cell office:value-type="string">
            <text:p>mimetypes</text:p>
          </table:table-cell>
          <table:table-cell/>
          <table:table-cell office:value-type="string">
            <text:p>krec_fileplay_krec</text:p>
          </table:table-cell>
          <table:table-cell table:number-columns-repeated="253"/>
        </table:table-row>
        <table:table-row table:style-name="ro1">
          <table:table-cell office:value-type="string">
            <text:p>mimetypes</text:p>
          </table:table-cell>
          <table:table-cell/>
          <table:table-cell office:value-type="string">
            <text:p>krec_filerec_krec</text:p>
          </table:table-cell>
          <table:table-cell table:number-columns-repeated="253"/>
        </table:table-row>
        <table:table-row table:style-name="ro1">
          <table:table-cell office:value-type="string">
            <text:p>mimetypes</text:p>
          </table:table-cell>
          <table:table-cell/>
          <table:table-cell office:value-type="string">
            <text:p>krita_kra</text:p>
          </table:table-cell>
          <table:table-cell table:number-columns-repeated="253"/>
        </table:table-row>
        <table:table-row table:style-name="ro1">
          <table:table-cell office:value-type="string">
            <text:p>mimetypes</text:p>
          </table:table-cell>
          <table:table-cell/>
          <table:table-cell office:value-type="string">
            <text:p>kspread_ksp</text:p>
          </table:table-cell>
          <table:table-cell table:number-columns-repeated="253"/>
        </table:table-row>
        <table:table-row table:style-name="ro1">
          <table:table-cell office:value-type="string">
            <text:p>mimetypes</text:p>
          </table:table-cell>
          <table:table-cell/>
          <table:table-cell office:value-type="string">
            <text:p>kugar_kud</text:p>
          </table:table-cell>
          <table:table-cell table:number-columns-repeated="253"/>
        </table:table-row>
        <table:table-row table:style-name="ro1">
          <table:table-cell office:value-type="string">
            <text:p>mimetypes</text:p>
          </table:table-cell>
          <table:table-cell/>
          <table:table-cell office:value-type="string">
            <text:p>kugardata</text:p>
          </table:table-cell>
          <table:table-cell table:number-columns-repeated="253"/>
        </table:table-row>
        <table:table-row table:style-name="ro1">
          <table:table-cell office:value-type="string">
            <text:p>mimetypes</text:p>
          </table:table-cell>
          <table:table-cell/>
          <table:table-cell office:value-type="string">
            <text:p>kword_kwd</text:p>
          </table:table-cell>
          <table:table-cell table:number-columns-repeated="253"/>
        </table:table-row>
        <table:table-row table:style-name="ro1">
          <table:table-cell office:value-type="string">
            <text:p>mimetypes</text:p>
          </table:table-cell>
          <table:table-cell/>
          <table:table-cell office:value-type="string">
            <text:p>kwordquiz_do</text:p>
          </table:table-cell>
          <table:table-cell table:number-columns-repeated="253"/>
        </table:table-row>
        <table:table-row table:style-name="ro1">
          <table:table-cell office:value-type="string">
            <text:p>mimetypes</text:p>
          </table:table-cell>
          <table:table-cell/>
          <table:table-cell office:value-type="string">
            <text:p>kwordquiz_doc</text:p>
          </table:table-cell>
          <table:table-cell table:number-columns-repeated="253"/>
        </table:table-row>
        <table:table-row table:style-name="ro1">
          <table:table-cell office:value-type="string">
            <text:p>mimetypes</text:p>
          </table:table-cell>
          <table:table-cell/>
          <table:table-cell office:value-type="string">
            <text:p>kwordquiz_doc_kwordquiz</text:p>
          </table:table-cell>
          <table:table-cell table:number-columns-repeated="253"/>
        </table:table-row>
        <table:table-row table:style-name="ro1">
          <table:table-cell office:value-type="string">
            <text:p>mimetypes</text:p>
          </table:table-cell>
          <table:table-cell/>
          <table:table-cell office:value-type="string">
            <text:p>log</text:p>
          </table:table-cell>
          <table:table-cell table:number-columns-repeated="253"/>
        </table:table-row>
        <table:table-row table:style-name="ro1">
          <table:table-cell office:value-type="string">
            <text:p>mimetypes</text:p>
          </table:table-cell>
          <table:table-cell/>
          <table:table-cell office:value-type="string">
            <text:p>lpl</text:p>
          </table:table-cell>
          <table:table-cell table:number-columns-repeated="253"/>
        </table:table-row>
        <table:table-row table:style-name="ro1">
          <table:table-cell office:value-type="string">
            <text:p>mimetypes</text:p>
          </table:table-cell>
          <table:table-cell/>
          <table:table-cell office:value-type="string">
            <text:p>make</text:p>
          </table:table-cell>
          <table:table-cell table:number-columns-repeated="253"/>
        </table:table-row>
        <table:table-row table:style-name="ro1">
          <table:table-cell office:value-type="string">
            <text:p>mimetypes</text:p>
          </table:table-cell>
          <table:table-cell/>
          <table:table-cell office:value-type="string">
            <text:p>man</text:p>
          </table:table-cell>
          <table:table-cell table:number-columns-repeated="253"/>
        </table:table-row>
        <table:table-row table:style-name="ro1">
          <table:table-cell office:value-type="string">
            <text:p>mimetypes</text:p>
          </table:table-cell>
          <table:table-cell/>
          <table:table-cell office:value-type="string">
            <text:p>message</text:p>
          </table:table-cell>
          <table:table-cell table:number-columns-repeated="253"/>
        </table:table-row>
        <table:table-row table:style-name="ro1">
          <table:table-cell office:value-type="string">
            <text:p>mimetypes</text:p>
          </table:table-cell>
          <table:table-cell/>
          <table:table-cell office:value-type="string">
            <text:p>metafont</text:p>
          </table:table-cell>
          <table:table-cell table:number-columns-repeated="253"/>
        </table:table-row>
        <table:table-row table:style-name="ro1">
          <table:table-cell office:value-type="string">
            <text:p>mimetypes</text:p>
          </table:table-cell>
          <table:table-cell/>
          <table:table-cell office:value-type="string">
            <text:p>midi</text:p>
          </table:table-cell>
          <table:table-cell table:number-columns-repeated="253"/>
        </table:table-row>
        <table:table-row table:style-name="ro1">
          <table:table-cell office:value-type="string">
            <text:p>mimetypes</text:p>
          </table:table-cell>
          <table:table-cell/>
          <table:table-cell office:value-type="string">
            <text:p>mime</text:p>
          </table:table-cell>
          <table:table-cell table:number-columns-repeated="253"/>
        </table:table-row>
        <table:table-row table:style-name="ro1">
          <table:table-cell office:value-type="string">
            <text:p>mimetypes</text:p>
          </table:table-cell>
          <table:table-cell/>
          <table:table-cell office:value-type="string">
            <text:p>mime_kaffeine</text:p>
          </table:table-cell>
          <table:table-cell table:number-columns-repeated="253"/>
        </table:table-row>
        <table:table-row table:style-name="ro1">
          <table:table-cell office:value-type="string">
            <text:p>mimetypes</text:p>
          </table:table-cell>
          <table:table-cell/>
          <table:table-cell office:value-type="string">
            <text:p>mime_lyx</text:p>
          </table:table-cell>
          <table:table-cell table:number-columns-repeated="253"/>
        </table:table-row>
        <table:table-row table:style-name="ro1">
          <table:table-cell office:value-type="string">
            <text:p>mimetypes</text:p>
          </table:table-cell>
          <table:table-cell/>
          <table:table-cell office:value-type="string">
            <text:p>mime_video</text:p>
          </table:table-cell>
          <table:table-cell table:number-columns-repeated="253"/>
        </table:table-row>
        <table:table-row table:style-name="ro1">
          <table:table-cell office:value-type="string">
            <text:p>mimetypes</text:p>
          </table:table-cell>
          <table:table-cell/>
          <table:table-cell office:value-type="string">
            <text:p>misc</text:p>
          </table:table-cell>
          <table:table-cell table:number-columns-repeated="253"/>
        </table:table-row>
        <table:table-row table:style-name="ro1">
          <table:table-cell office:value-type="string">
            <text:p>mimetypes</text:p>
          </table:table-cell>
          <table:table-cell/>
          <table:table-cell office:value-type="string">
            <text:p>misc_doc</text:p>
          </table:table-cell>
          <table:table-cell table:number-columns-repeated="253"/>
        </table:table-row>
        <table:table-row table:style-name="ro1">
          <table:table-cell office:value-type="string">
            <text:p>mimetypes</text:p>
          </table:table-cell>
          <table:table-cell/>
          <table:table-cell office:value-type="string">
            <text:p>moc_src</text:p>
          </table:table-cell>
          <table:table-cell table:number-columns-repeated="253"/>
        </table:table-row>
        <table:table-row table:style-name="ro1">
          <table:table-cell office:value-type="string">
            <text:p>mimetypes</text:p>
          </table:table-cell>
          <table:table-cell/>
          <table:table-cell office:value-type="string">
            <text:p>money</text:p>
          </table:table-cell>
          <table:table-cell table:number-columns-repeated="253"/>
        </table:table-row>
        <table:table-row table:style-name="ro1">
          <table:table-cell office:value-type="string">
            <text:p>mimetypes</text:p>
          </table:table-cell>
          <table:table-cell/>
          <table:table-cell office:value-type="string">
            <text:p>mozilla_doc</text:p>
          </table:table-cell>
          <table:table-cell table:number-columns-repeated="253"/>
        </table:table-row>
        <table:table-row table:style-name="ro1">
          <table:table-cell office:value-type="string">
            <text:p>mimetypes</text:p>
          </table:table-cell>
          <table:table-cell/>
          <table:table-cell office:value-type="string">
            <text:p>netscape</text:p>
          </table:table-cell>
          <table:table-cell table:number-columns-repeated="253"/>
        </table:table-row>
        <table:table-row table:style-name="ro1">
          <table:table-cell office:value-type="string">
            <text:p>mimetypes</text:p>
          </table:table-cell>
          <table:table-cell/>
          <table:table-cell office:value-type="string">
            <text:p>netscape_doc</text:p>
          </table:table-cell>
          <table:table-cell table:number-columns-repeated="253"/>
        </table:table-row>
        <table:table-row table:style-name="ro1">
          <table:table-cell office:value-type="string">
            <text:p>mimetypes</text:p>
          </table:table-cell>
          <table:table-cell/>
          <table:table-cell office:value-type="string">
            <text:p>news</text:p>
          </table:table-cell>
          <table:table-cell table:number-columns-repeated="253"/>
        </table:table-row>
        <table:table-row table:style-name="ro1">
          <table:table-cell office:value-type="string">
            <text:p>mimetypes</text:p>
          </table:table-cell>
          <table:table-cell/>
          <table:table-cell office:value-type="string">
            <text:p>odf</text:p>
          </table:table-cell>
          <table:table-cell table:number-columns-repeated="253"/>
        </table:table-row>
        <table:table-row table:style-name="ro1">
          <table:table-cell office:value-type="string">
            <text:p>mimetypes</text:p>
          </table:table-cell>
          <table:table-cell/>
          <table:table-cell office:value-type="string">
            <text:p>odf-odb</text:p>
          </table:table-cell>
          <table:table-cell table:number-columns-repeated="253"/>
        </table:table-row>
        <table:table-row table:style-name="ro1">
          <table:table-cell office:value-type="string">
            <text:p>mimetypes</text:p>
          </table:table-cell>
          <table:table-cell/>
          <table:table-cell office:value-type="string">
            <text:p>odf-odc</text:p>
          </table:table-cell>
          <table:table-cell table:number-columns-repeated="253"/>
        </table:table-row>
        <table:table-row table:style-name="ro1">
          <table:table-cell office:value-type="string">
            <text:p>mimetypes</text:p>
          </table:table-cell>
          <table:table-cell/>
          <table:table-cell office:value-type="string">
            <text:p>odf-odf</text:p>
          </table:table-cell>
          <table:table-cell table:number-columns-repeated="253"/>
        </table:table-row>
        <table:table-row table:style-name="ro1">
          <table:table-cell office:value-type="string">
            <text:p>mimetypes</text:p>
          </table:table-cell>
          <table:table-cell/>
          <table:table-cell office:value-type="string">
            <text:p>odf-odg</text:p>
          </table:table-cell>
          <table:table-cell table:number-columns-repeated="253"/>
        </table:table-row>
        <table:table-row table:style-name="ro1">
          <table:table-cell office:value-type="string">
            <text:p>mimetypes</text:p>
          </table:table-cell>
          <table:table-cell/>
          <table:table-cell office:value-type="string">
            <text:p>odf-odi</text:p>
          </table:table-cell>
          <table:table-cell table:number-columns-repeated="253"/>
        </table:table-row>
        <table:table-row table:style-name="ro1">
          <table:table-cell office:value-type="string">
            <text:p>mimetypes</text:p>
          </table:table-cell>
          <table:table-cell/>
          <table:table-cell office:value-type="string">
            <text:p>odf-odp</text:p>
          </table:table-cell>
          <table:table-cell table:number-columns-repeated="253"/>
        </table:table-row>
        <table:table-row table:style-name="ro1">
          <table:table-cell office:value-type="string">
            <text:p>mimetypes</text:p>
          </table:table-cell>
          <table:table-cell/>
          <table:table-cell office:value-type="string">
            <text:p>odf-ods</text:p>
          </table:table-cell>
          <table:table-cell table:number-columns-repeated="253"/>
        </table:table-row>
        <table:table-row table:style-name="ro1">
          <table:table-cell office:value-type="string">
            <text:p>mimetypes</text:p>
          </table:table-cell>
          <table:table-cell/>
          <table:table-cell office:value-type="string">
            <text:p>odf-odt</text:p>
          </table:table-cell>
          <table:table-cell table:number-columns-repeated="253"/>
        </table:table-row>
        <table:table-row table:style-name="ro1">
          <table:table-cell office:value-type="string">
            <text:p>mimetypes</text:p>
          </table:table-cell>
          <table:table-cell/>
          <table:table-cell office:value-type="string">
            <text:p>pdf</text:p>
          </table:table-cell>
          <table:table-cell table:number-columns-repeated="253"/>
        </table:table-row>
        <table:table-row table:style-name="ro1">
          <table:table-cell office:value-type="string">
            <text:p>mimetypes</text:p>
          </table:table-cell>
          <table:table-cell/>
          <table:table-cell office:value-type="string">
            <text:p>php</text:p>
          </table:table-cell>
          <table:table-cell table:number-columns-repeated="253"/>
        </table:table-row>
        <table:table-row table:style-name="ro1">
          <table:table-cell office:value-type="string">
            <text:p>mimetypes</text:p>
          </table:table-cell>
          <table:table-cell/>
          <table:table-cell office:value-type="string">
            <text:p>pk</text:p>
          </table:table-cell>
          <table:table-cell table:number-columns-repeated="253"/>
        </table:table-row>
        <table:table-row table:style-name="ro1">
          <table:table-cell office:value-type="string">
            <text:p>mimetypes</text:p>
          </table:table-cell>
          <table:table-cell/>
          <table:table-cell office:value-type="string">
            <text:p>plasmoid</text:p>
          </table:table-cell>
          <table:table-cell table:number-columns-repeated="253"/>
        </table:table-row>
        <table:table-row table:style-name="ro1">
          <table:table-cell office:value-type="string">
            <text:p>mimetypes</text:p>
          </table:table-cell>
          <table:table-cell/>
          <table:table-cell office:value-type="string">
            <text:p>postscript</text:p>
          </table:table-cell>
          <table:table-cell table:number-columns-repeated="253"/>
        </table:table-row>
        <table:table-row table:style-name="ro1">
          <table:table-cell office:value-type="string">
            <text:p>mimetypes</text:p>
          </table:table-cell>
          <table:table-cell/>
          <table:table-cell office:value-type="string">
            <text:p>presentation</text:p>
          </table:table-cell>
          <table:table-cell table:number-columns-repeated="253"/>
        </table:table-row>
        <table:table-row table:style-name="ro1">
          <table:table-cell office:value-type="string">
            <text:p>mimetypes</text:p>
          </table:table-cell>
          <table:table-cell/>
          <table:table-cell office:value-type="string">
            <text:p>printer</text:p>
          </table:table-cell>
          <table:table-cell table:number-columns-repeated="253"/>
        </table:table-row>
        <table:table-row table:style-name="ro1">
          <table:table-cell office:value-type="string">
            <text:p>mimetypes</text:p>
          </table:table-cell>
          <table:table-cell/>
          <table:table-cell office:value-type="string">
            <text:p>psd</text:p>
          </table:table-cell>
          <table:table-cell table:number-columns-repeated="253"/>
        </table:table-row>
        <table:table-row table:style-name="ro1">
          <table:table-cell office:value-type="string">
            <text:p>mimetypes</text:p>
          </table:table-cell>
          <table:table-cell/>
          <table:table-cell office:value-type="string">
            <text:p>quicktime</text:p>
          </table:table-cell>
          <table:table-cell table:number-columns-repeated="253"/>
        </table:table-row>
        <table:table-row table:style-name="ro1">
          <table:table-cell office:value-type="string">
            <text:p>mimetypes</text:p>
          </table:table-cell>
          <table:table-cell/>
          <table:table-cell office:value-type="string">
            <text:p>readme</text:p>
          </table:table-cell>
          <table:table-cell table:number-columns-repeated="253"/>
        </table:table-row>
        <table:table-row table:style-name="ro1">
          <table:table-cell office:value-type="string">
            <text:p>mimetypes</text:p>
          </table:table-cell>
          <table:table-cell/>
          <table:table-cell office:value-type="string">
            <text:p>real</text:p>
          </table:table-cell>
          <table:table-cell table:number-columns-repeated="253"/>
        </table:table-row>
        <table:table-row table:style-name="ro1">
          <table:table-cell office:value-type="string">
            <text:p>mimetypes</text:p>
          </table:table-cell>
          <table:table-cell/>
          <table:table-cell office:value-type="string">
            <text:p>real_doc</text:p>
          </table:table-cell>
          <table:table-cell table:number-columns-repeated="253"/>
        </table:table-row>
        <table:table-row table:style-name="ro1">
          <table:table-cell office:value-type="string">
            <text:p>mimetypes</text:p>
          </table:table-cell>
          <table:table-cell/>
          <table:table-cell office:value-type="string">
            <text:p>recycled</text:p>
          </table:table-cell>
          <table:table-cell table:number-columns-repeated="253"/>
        </table:table-row>
        <table:table-row table:style-name="ro1">
          <table:table-cell office:value-type="string">
            <text:p>mimetypes</text:p>
          </table:table-cell>
          <table:table-cell/>
          <table:table-cell office:value-type="string">
            <text:p>reject</text:p>
          </table:table-cell>
          <table:table-cell table:number-columns-repeated="253"/>
        </table:table-row>
        <table:table-row table:style-name="ro1">
          <table:table-cell office:value-type="string">
            <text:p>mimetypes</text:p>
          </table:table-cell>
          <table:table-cell/>
          <table:table-cell office:value-type="string">
            <text:p>resource</text:p>
          </table:table-cell>
          <table:table-cell table:number-columns-repeated="253"/>
        </table:table-row>
        <table:table-row table:style-name="ro1">
          <table:table-cell office:value-type="string">
            <text:p>mimetypes</text:p>
          </table:table-cell>
          <table:table-cell/>
          <table:table-cell office:value-type="string">
            <text:p>rpm</text:p>
          </table:table-cell>
          <table:table-cell table:number-columns-repeated="253"/>
        </table:table-row>
        <table:table-row table:style-name="ro1">
          <table:table-cell office:value-type="string">
            <text:p>mimetypes</text:p>
          </table:table-cell>
          <table:table-cell/>
          <table:table-cell office:value-type="string">
            <text:p>shellscript</text:p>
          </table:table-cell>
          <table:table-cell table:number-columns-repeated="253"/>
        </table:table-row>
        <table:table-row table:style-name="ro1">
          <table:table-cell office:value-type="string">
            <text:p>mimetypes</text:p>
          </table:table-cell>
          <table:table-cell/>
          <table:table-cell office:value-type="string">
            <text:p>soffice</text:p>
          </table:table-cell>
          <table:table-cell table:number-columns-repeated="253"/>
        </table:table-row>
        <table:table-row table:style-name="ro1">
          <table:table-cell office:value-type="string">
            <text:p>mimetypes</text:p>
          </table:table-cell>
          <table:table-cell/>
          <table:table-cell office:value-type="string">
            <text:p>sound</text:p>
          </table:table-cell>
          <table:table-cell table:number-columns-repeated="253"/>
        </table:table-row>
        <table:table-row table:style-name="ro1">
          <table:table-cell office:value-type="string">
            <text:p>mimetypes</text:p>
          </table:table-cell>
          <table:table-cell/>
          <table:table-cell office:value-type="string">
            <text:p>source_c</text:p>
          </table:table-cell>
          <table:table-cell table:number-columns-repeated="253"/>
        </table:table-row>
        <table:table-row table:style-name="ro1">
          <table:table-cell office:value-type="string">
            <text:p>mimetypes</text:p>
          </table:table-cell>
          <table:table-cell/>
          <table:table-cell office:value-type="string">
            <text:p>source_cpp</text:p>
          </table:table-cell>
          <table:table-cell table:number-columns-repeated="253"/>
        </table:table-row>
        <table:table-row table:style-name="ro1">
          <table:table-cell office:value-type="string">
            <text:p>mimetypes</text:p>
          </table:table-cell>
          <table:table-cell/>
          <table:table-cell office:value-type="string">
            <text:p>source_csharp</text:p>
          </table:table-cell>
          <table:table-cell table:number-columns-repeated="253"/>
        </table:table-row>
        <table:table-row table:style-name="ro1">
          <table:table-cell office:value-type="string">
            <text:p>mimetypes</text:p>
          </table:table-cell>
          <table:table-cell/>
          <table:table-cell office:value-type="string">
            <text:p>source_f</text:p>
          </table:table-cell>
          <table:table-cell table:number-columns-repeated="253"/>
        </table:table-row>
        <table:table-row table:style-name="ro1">
          <table:table-cell office:value-type="string">
            <text:p>mimetypes</text:p>
          </table:table-cell>
          <table:table-cell/>
          <table:table-cell office:value-type="string">
            <text:p>source_h</text:p>
          </table:table-cell>
          <table:table-cell table:number-columns-repeated="253"/>
        </table:table-row>
        <table:table-row table:style-name="ro1">
          <table:table-cell office:value-type="string">
            <text:p>mimetypes</text:p>
          </table:table-cell>
          <table:table-cell/>
          <table:table-cell office:value-type="string">
            <text:p>source_j</text:p>
          </table:table-cell>
          <table:table-cell table:number-columns-repeated="253"/>
        </table:table-row>
        <table:table-row table:style-name="ro1">
          <table:table-cell office:value-type="string">
            <text:p>mimetypes</text:p>
          </table:table-cell>
          <table:table-cell/>
          <table:table-cell office:value-type="string">
            <text:p>source_java</text:p>
          </table:table-cell>
          <table:table-cell table:number-columns-repeated="253"/>
        </table:table-row>
        <table:table-row table:style-name="ro1">
          <table:table-cell office:value-type="string">
            <text:p>mimetypes</text:p>
          </table:table-cell>
          <table:table-cell/>
          <table:table-cell office:value-type="string">
            <text:p>source_l</text:p>
          </table:table-cell>
          <table:table-cell table:number-columns-repeated="253"/>
        </table:table-row>
        <table:table-row table:style-name="ro1">
          <table:table-cell office:value-type="string">
            <text:p>mimetypes</text:p>
          </table:table-cell>
          <table:table-cell/>
          <table:table-cell office:value-type="string">
            <text:p>source_moc</text:p>
          </table:table-cell>
          <table:table-cell table:number-columns-repeated="253"/>
        </table:table-row>
        <table:table-row table:style-name="ro1">
          <table:table-cell office:value-type="string">
            <text:p>mimetypes</text:p>
          </table:table-cell>
          <table:table-cell/>
          <table:table-cell office:value-type="string">
            <text:p>source_mono</text:p>
          </table:table-cell>
          <table:table-cell table:number-columns-repeated="253"/>
        </table:table-row>
        <table:table-row table:style-name="ro1">
          <table:table-cell office:value-type="string">
            <text:p>mimetypes</text:p>
          </table:table-cell>
          <table:table-cell/>
          <table:table-cell office:value-type="string">
            <text:p>source_o</text:p>
          </table:table-cell>
          <table:table-cell table:number-columns-repeated="253"/>
        </table:table-row>
        <table:table-row table:style-name="ro1">
          <table:table-cell office:value-type="string">
            <text:p>mimetypes</text:p>
          </table:table-cell>
          <table:table-cell/>
          <table:table-cell office:value-type="string">
            <text:p>source_p</text:p>
          </table:table-cell>
          <table:table-cell table:number-columns-repeated="253"/>
        </table:table-row>
        <table:table-row table:style-name="ro1">
          <table:table-cell office:value-type="string">
            <text:p>mimetypes</text:p>
          </table:table-cell>
          <table:table-cell/>
          <table:table-cell office:value-type="string">
            <text:p>source_php</text:p>
          </table:table-cell>
          <table:table-cell table:number-columns-repeated="253"/>
        </table:table-row>
        <table:table-row table:style-name="ro1">
          <table:table-cell office:value-type="string">
            <text:p>mimetypes</text:p>
          </table:table-cell>
          <table:table-cell/>
          <table:table-cell office:value-type="string">
            <text:p>source_pl</text:p>
          </table:table-cell>
          <table:table-cell table:number-columns-repeated="253"/>
        </table:table-row>
        <table:table-row table:style-name="ro1">
          <table:table-cell office:value-type="string">
            <text:p>mimetypes</text:p>
          </table:table-cell>
          <table:table-cell/>
          <table:table-cell office:value-type="string">
            <text:p>source_py</text:p>
          </table:table-cell>
          <table:table-cell table:number-columns-repeated="253"/>
        </table:table-row>
        <table:table-row table:style-name="ro1">
          <table:table-cell office:value-type="string">
            <text:p>mimetypes</text:p>
          </table:table-cell>
          <table:table-cell/>
          <table:table-cell office:value-type="string">
            <text:p>source_s</text:p>
          </table:table-cell>
          <table:table-cell table:number-columns-repeated="253"/>
        </table:table-row>
        <table:table-row table:style-name="ro1">
          <table:table-cell office:value-type="string">
            <text:p>mimetypes</text:p>
          </table:table-cell>
          <table:table-cell/>
          <table:table-cell office:value-type="string">
            <text:p>source_xml</text:p>
          </table:table-cell>
          <table:table-cell table:number-columns-repeated="253"/>
        </table:table-row>
        <table:table-row table:style-name="ro1">
          <table:table-cell office:value-type="string">
            <text:p>mimetypes</text:p>
          </table:table-cell>
          <table:table-cell/>
          <table:table-cell office:value-type="string">
            <text:p>source_y</text:p>
          </table:table-cell>
          <table:table-cell table:number-columns-repeated="253"/>
        </table:table-row>
        <table:table-row table:style-name="ro1">
          <table:table-cell office:value-type="string">
            <text:p>mimetypes</text:p>
          </table:table-cell>
          <table:table-cell/>
          <table:table-cell office:value-type="string">
            <text:p>spreadsheet</text:p>
          </table:table-cell>
          <table:table-cell table:number-columns-repeated="253"/>
        </table:table-row>
        <table:table-row table:style-name="ro1">
          <table:table-cell office:value-type="string">
            <text:p>mimetypes</text:p>
          </table:table-cell>
          <table:table-cell/>
          <table:table-cell office:value-type="string">
            <text:p>sql</text:p>
          </table:table-cell>
          <table:table-cell table:number-columns-repeated="253"/>
        </table:table-row>
        <table:table-row table:style-name="ro1">
          <table:table-cell office:value-type="string">
            <text:p>mimetypes</text:p>
          </table:table-cell>
          <table:table-cell/>
          <table:table-cell office:value-type="string">
            <text:p>superkaramba_theme</text:p>
          </table:table-cell>
          <table:table-cell table:number-columns-repeated="253"/>
        </table:table-row>
        <table:table-row table:style-name="ro1">
          <table:table-cell office:value-type="string">
            <text:p>mimetypes</text:p>
          </table:table-cell>
          <table:table-cell/>
          <table:table-cell office:value-type="string">
            <text:p>swf</text:p>
          </table:table-cell>
          <table:table-cell table:number-columns-repeated="253"/>
        </table:table-row>
        <table:table-row table:style-name="ro1">
          <table:table-cell office:value-type="string">
            <text:p>mimetypes</text:p>
          </table:table-cell>
          <table:table-cell/>
          <table:table-cell office:value-type="string">
            <text:p>tar</text:p>
          </table:table-cell>
          <table:table-cell table:number-columns-repeated="253"/>
        </table:table-row>
        <table:table-row table:style-name="ro1">
          <table:table-cell office:value-type="string">
            <text:p>mimetypes</text:p>
          </table:table-cell>
          <table:table-cell/>
          <table:table-cell office:value-type="string">
            <text:p>tellico</text:p>
          </table:table-cell>
          <table:table-cell table:number-columns-repeated="253"/>
        </table:table-row>
        <table:table-row table:style-name="ro1">
          <table:table-cell office:value-type="string">
            <text:p>mimetypes</text:p>
          </table:table-cell>
          <table:table-cell/>
          <table:table-cell office:value-type="string">
            <text:p>template</text:p>
          </table:table-cell>
          <table:table-cell table:number-columns-repeated="253"/>
        </table:table-row>
        <table:table-row table:style-name="ro1">
          <table:table-cell office:value-type="string">
            <text:p>mimetypes</text:p>
          </table:table-cell>
          <table:table-cell/>
          <table:table-cell office:value-type="string">
            <text:p>tex</text:p>
          </table:table-cell>
          <table:table-cell table:number-columns-repeated="253"/>
        </table:table-row>
        <table:table-row table:style-name="ro1">
          <table:table-cell office:value-type="string">
            <text:p>mimetypes</text:p>
          </table:table-cell>
          <table:table-cell/>
          <table:table-cell office:value-type="string">
            <text:p>text</text:p>
          </table:table-cell>
          <table:table-cell table:number-columns-repeated="253"/>
        </table:table-row>
        <table:table-row table:style-name="ro1">
          <table:table-cell office:value-type="string">
            <text:p>mimetypes</text:p>
          </table:table-cell>
          <table:table-cell/>
          <table:table-cell office:value-type="string">
            <text:p>tgz</text:p>
          </table:table-cell>
          <table:table-cell table:number-columns-repeated="253"/>
        </table:table-row>
        <table:table-row table:style-name="ro1">
          <table:table-cell office:value-type="string">
            <text:p>mimetypes</text:p>
          </table:table-cell>
          <table:table-cell/>
          <table:table-cell office:value-type="string">
            <text:p>trash</text:p>
          </table:table-cell>
          <table:table-cell table:number-columns-repeated="253"/>
        </table:table-row>
        <table:table-row table:style-name="ro1">
          <table:table-cell office:value-type="string">
            <text:p>mimetypes</text:p>
          </table:table-cell>
          <table:table-cell/>
          <table:table-cell office:value-type="string">
            <text:p>txt</text:p>
          </table:table-cell>
          <table:table-cell table:number-columns-repeated="253"/>
        </table:table-row>
        <table:table-row table:style-name="ro1">
          <table:table-cell office:value-type="string">
            <text:p>mimetypes</text:p>
          </table:table-cell>
          <table:table-cell/>
          <table:table-cell office:value-type="string">
            <text:p>txt2</text:p>
          </table:table-cell>
          <table:table-cell table:number-columns-repeated="253"/>
        </table:table-row>
        <table:table-row table:style-name="ro1">
          <table:table-cell office:value-type="string">
            <text:p>mimetypes</text:p>
          </table:table-cell>
          <table:table-cell/>
          <table:table-cell office:value-type="string">
            <text:p>umbrellofile</text:p>
          </table:table-cell>
          <table:table-cell table:number-columns-repeated="253"/>
        </table:table-row>
        <table:table-row table:style-name="ro1">
          <table:table-cell office:value-type="string">
            <text:p>mimetypes</text:p>
          </table:table-cell>
          <table:table-cell/>
          <table:table-cell office:value-type="string">
            <text:p>vcalendar</text:p>
          </table:table-cell>
          <table:table-cell table:number-columns-repeated="253"/>
        </table:table-row>
        <table:table-row table:style-name="ro1">
          <table:table-cell office:value-type="string">
            <text:p>mimetypes</text:p>
          </table:table-cell>
          <table:table-cell/>
          <table:table-cell office:value-type="string">
            <text:p>vcard</text:p>
          </table:table-cell>
          <table:table-cell table:number-columns-repeated="253"/>
        </table:table-row>
        <table:table-row table:style-name="ro1">
          <table:table-cell office:value-type="string">
            <text:p>mimetypes</text:p>
          </table:table-cell>
          <table:table-cell/>
          <table:table-cell office:value-type="string">
            <text:p>vectorgfx</text:p>
          </table:table-cell>
          <table:table-cell table:number-columns-repeated="253"/>
        </table:table-row>
        <table:table-row table:style-name="ro1">
          <table:table-cell office:value-type="string">
            <text:p>mimetypes</text:p>
          </table:table-cell>
          <table:table-cell/>
          <table:table-cell office:value-type="string">
            <text:p>video</text:p>
          </table:table-cell>
          <table:table-cell table:number-columns-repeated="253"/>
        </table:table-row>
        <table:table-row table:style-name="ro1">
          <table:table-cell office:value-type="string">
            <text:p>mimetypes</text:p>
          </table:table-cell>
          <table:table-cell/>
          <table:table-cell office:value-type="string">
            <text:p>widget_doc</text:p>
          </table:table-cell>
          <table:table-cell table:number-columns-repeated="253"/>
        </table:table-row>
        <table:table-row table:style-name="ro1">
          <table:table-cell office:value-type="string">
            <text:p>mimetypes</text:p>
          </table:table-cell>
          <table:table-cell/>
          <table:table-cell office:value-type="string">
            <text:p>wordprocessing</text:p>
          </table:table-cell>
          <table:table-cell table:number-columns-repeated="253"/>
        </table:table-row>
        <table:table-row table:style-name="ro1">
          <table:table-cell office:value-type="string">
            <text:p>mimetypes</text:p>
          </table:table-cell>
          <table:table-cell/>
          <table:table-cell office:value-type="string">
            <text:p>xml</text:p>
          </table:table-cell>
          <table:table-cell table:number-columns-repeated="253"/>
        </table:table-row>
        <table:table-row table:style-name="ro1">
          <table:table-cell office:value-type="string">
            <text:p>mimetypes</text:p>
          </table:table-cell>
          <table:table-cell/>
          <table:table-cell office:value-type="string">
            <text:p>you</text:p>
          </table:table-cell>
          <table:table-cell table:number-columns-repeated="253"/>
        </table:table-row>
      </table:table>
      <table:table table:name="Sheet2" table:style-name="ta1">
        <office:forms form:automatic-focus="false" form:apply-design-mode="false"/>
        <table:table-column table:style-name="co12" table:default-cell-style-name="Default"/>
        <table:table-row table:style-name="ro1">
          <table:table-cell office:value-type="string">
            <text:p>get rid of overlays, use emblems instead</text:p>
          </table:table-cell>
        </table:table-row>
        <table:table-row table:style-name="ro1">
          <table:table-cell office:value-type="string">
            <text:p>add mount emblem</text:p>
          </table:table-cell>
        </table:table-row>
        <table:table-row table:style-name="ro1">
          <table:table-cell office:value-type="string">
            <text:p>rename filesystem to places</text:p>
          </table:table-cell>
        </table:table-row>
        <table:table-row table:style-name="ro1">
          <table:table-cell office:value-type="string">
            <text:p>category category</text:p>
          </table:table-cell>
        </table:table-row>
        <table:table-row table:style-name="ro1">
          <table:table-cell office:value-type="string">
            <text:p>sort out kdeprint icons</text:p>
          </table:table-cell>
        </table:table-row>
        <table:table-row table:style-name="ro1">
          <table:table-cell office:value-type="string">
            <text:p>handle other existing oxygen icons</text:p>
          </table:table-cell>
        </table:table-row>
        <table:table-row table:style-name="ro1">
          <table:table-cell office:value-type="string">
            <text:p>work out what's missing</text:p>
          </table:table-cell>
        </table:table-row>
      </table:table>
      <table:table table:name="Sheet3" table:style-name="ta1">
        <office:forms form:automatic-focus="false" form:apply-design-mode="false"/>
        <table:table-column table:style-name="co12" table:default-cell-style-name="Default"/>
        <table:table-row table:style-name="ro1">
          <table:table-cell/>
        </table:table-row>
      </table:table>
      <table:database-ranges>
        <table:database-range table:target-range-address="Sheet1.A2:Sheet1.J223" table:contains-header="false">
          <table:sort>
            <table:sort-by table:field-number="0" table:data-type="automatic"/>
            <table:sort-by table:field-number="1" table:data-type="automatic"/>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ans Serif" svg:font-family="'Sans Serif'"/>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Sans Serif" fo:language="it" fo:country="IT" style:font-name-asian="Tahoma" style:language-asian="it" style:country-asian="IT" style:font-name-complex="Tahoma" style:language-complex="it" style:country-complex="IT"/>
    </style:default-style>
    <number:number-style style:name="N0">
      <number:number number:min-integer-digits="1"/>
    </number:number-style>
    <number:currency-style style:name="N107P0" style:volatile="true">
      <number:currency-symbol number:language="it" number:country="IT">€</number:currency-symbol>
      <number:text> </number:text>
      <number:number number: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pm1">
      <style:header>
        <text:p><text:sheet-name>???</text:sheet-name></text:p>
      </style:header>
      <style:header-left style:display="false"/>
      <style:footer>
        <text:p>Pa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1-07">07/01/2007</text:date>, <text:time>21:16:56</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Aaron Seigo</meta:initial-creator>
    <meta:creation-date>2006-12-28T11:04:59</meta:creation-date>
    <dc:date>2007-01-07T21:16:56</dc:date>
    <dc:language>it-IT</dc:language>
    <meta:editing-cycles>29</meta:editing-cycles>
    <meta:editing-duration>PT23H47M16S</meta:editing-duration>
    <meta:user-defined meta:name="Info 1"/>
    <meta:user-defined meta:name="Info 2"/>
    <meta:user-defined meta:name="Info 3"/>
    <meta:user-defined meta:name="Info 4"/>
    <meta:document-statistic meta:table-count="3" meta:cell-count="11943"/>
  </office:meta>
</office:document-meta>
</file>